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results_data_closest_fil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yaw_measurement</text:p>
          </table:table-cell>
          <table:table-cell office:value-type="string" table:style-name="ce1">
            <text:p>field.distance_wall</text:p>
          </table:table-cell>
          <table:table-cell table:number-columns-repeated="16381"/>
        </table:table-row>
        <table:table-row table:style-name="ro1">
          <table:table-cell office:value-type="float" office:value="1.6437979774769915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6371364594" table:style-name="ce1">
            <text:p>6.46371E+11</text:p>
          </table:table-cell>
          <table:table-cell table:number-columns-repeated="16381"/>
        </table:table-row>
        <table:table-row table:style-name="ro1">
          <table:table-cell office:value-type="float" office:value="1.643797977577347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6371364594" table:style-name="ce1">
            <text:p>6.46371E+11</text:p>
          </table:table-cell>
          <table:table-cell table:number-columns-repeated="16381"/>
        </table:table-row>
        <table:table-row table:style-name="ro1">
          <table:table-cell office:value-type="float" office:value="1.6437979776779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895290375" table:style-name="ce1">
            <text:p>6.45895E+11</text:p>
          </table:table-cell>
          <table:table-cell table:number-columns-repeated="16381"/>
        </table:table-row>
        <table:table-row table:style-name="ro1">
          <table:table-cell office:value-type="float" office:value="1.643797977777485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903491974" table:style-name="ce1">
            <text:p>6.45903E+11</text:p>
          </table:table-cell>
          <table:table-cell table:number-columns-repeated="16381"/>
        </table:table-row>
        <table:table-row table:style-name="ro1">
          <table:table-cell office:value-type="float" office:value="1.643797977877485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811462402" table:style-name="ce1">
            <text:p>6.45811E+11</text:p>
          </table:table-cell>
          <table:table-cell table:number-columns-repeated="16381"/>
        </table:table-row>
        <table:table-row table:style-name="ro1">
          <table:table-cell office:value-type="float" office:value="1.6437979779769075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6222543716" table:style-name="ce1">
            <text:p>6.46223E+11</text:p>
          </table:table-cell>
          <table:table-cell table:number-columns-repeated="16381"/>
        </table:table-row>
        <table:table-row table:style-name="ro1">
          <table:table-cell office:value-type="float" office:value="1.643797978078153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6306228638" table:style-name="ce1">
            <text:p>6.46306E+11</text:p>
          </table:table-cell>
          <table:table-cell table:number-columns-repeated="16381"/>
        </table:table-row>
        <table:table-row table:style-name="ro1">
          <table:table-cell office:value-type="float" office:value="1.643797978177802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6289253235" table:style-name="ce1">
            <text:p>6.46289E+11</text:p>
          </table:table-cell>
          <table:table-cell table:number-columns-repeated="16381"/>
        </table:table-row>
        <table:table-row table:style-name="ro1">
          <table:table-cell office:value-type="float" office:value="1.643797978277320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297336578" table:style-name="ce1">
            <text:p>6.45297E+11</text:p>
          </table:table-cell>
          <table:table-cell table:number-columns-repeated="16381"/>
        </table:table-row>
        <table:table-row table:style-name="ro1">
          <table:table-cell office:value-type="float" office:value="1.643797978376739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109510422" table:style-name="ce1">
            <text:p>6.4511E+11</text:p>
          </table:table-cell>
          <table:table-cell table:number-columns-repeated="16381"/>
        </table:table-row>
        <table:table-row table:style-name="ro1">
          <table:table-cell office:value-type="float" office:value="1.6437979784767616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240449905" table:style-name="ce1">
            <text:p>6.4524E+11</text:p>
          </table:table-cell>
          <table:table-cell table:number-columns-repeated="16381"/>
        </table:table-row>
        <table:table-row table:style-name="ro1">
          <table:table-cell office:value-type="float" office:value="1.643797978577315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5078277588" table:style-name="ce1">
            <text:p>6.45078E+11</text:p>
          </table:table-cell>
          <table:table-cell table:number-columns-repeated="16381"/>
        </table:table-row>
        <table:table-row table:style-name="ro1">
          <table:table-cell office:value-type="float" office:value="1.643797978677267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4882297516" table:style-name="ce1">
            <text:p>6.44882E+11</text:p>
          </table:table-cell>
          <table:table-cell table:number-columns-repeated="16381"/>
        </table:table-row>
        <table:table-row table:style-name="ro1">
          <table:table-cell office:value-type="float" office:value="1.643797978777208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4886159897" table:style-name="ce1">
            <text:p>6.44886E+11</text:p>
          </table:table-cell>
          <table:table-cell table:number-columns-repeated="16381"/>
        </table:table-row>
        <table:table-row table:style-name="ro1">
          <table:table-cell office:value-type="float" office:value="1.6437979788773315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4704198837" table:style-name="ce1">
            <text:p>6.44704E+11</text:p>
          </table:table-cell>
          <table:table-cell table:number-columns-repeated="16381"/>
        </table:table-row>
        <table:table-row table:style-name="ro1">
          <table:table-cell office:value-type="float" office:value="1.643797978977408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4685840607" table:style-name="ce1">
            <text:p>6.44686E+11</text:p>
          </table:table-cell>
          <table:table-cell table:number-columns-repeated="16381"/>
        </table:table-row>
        <table:table-row table:style-name="ro1">
          <table:table-cell office:value-type="float" office:value="1.6437979790771231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4415998459" table:style-name="ce1">
            <text:p>6.44416E+11</text:p>
          </table:table-cell>
          <table:table-cell table:number-columns-repeated="16381"/>
        </table:table-row>
        <table:table-row table:style-name="ro1">
          <table:table-cell office:value-type="float" office:value="1.643797979177539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3033599854" table:style-name="ce1">
            <text:p>6.43034E+11</text:p>
          </table:table-cell>
          <table:table-cell table:number-columns-repeated="16381"/>
        </table:table-row>
        <table:table-row table:style-name="ro1">
          <table:table-cell office:value-type="float" office:value="1.643797979277058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973947525" table:style-name="ce1">
            <text:p>6.42974E+11</text:p>
          </table:table-cell>
          <table:table-cell table:number-columns-repeated="16381"/>
        </table:table-row>
        <table:table-row table:style-name="ro1">
          <table:table-cell office:value-type="float" office:value="1.643797979377298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719125748" table:style-name="ce1">
            <text:p>6.42719E+11</text:p>
          </table:table-cell>
          <table:table-cell table:number-columns-repeated="16381"/>
        </table:table-row>
        <table:table-row table:style-name="ro1">
          <table:table-cell office:value-type="float" office:value="1.6437979794768346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651605606" table:style-name="ce1">
            <text:p>6.42652E+11</text:p>
          </table:table-cell>
          <table:table-cell table:number-columns-repeated="16381"/>
        </table:table-row>
        <table:table-row table:style-name="ro1">
          <table:table-cell office:value-type="float" office:value="1.6437979795772106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46301651" table:style-name="ce1">
            <text:p>64246301651</text:p>
          </table:table-cell>
          <table:table-cell table:number-columns-repeated="16381"/>
        </table:table-row>
        <table:table-row table:style-name="ro1">
          <table:table-cell office:value-type="float" office:value="1.643797979677299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251014709" table:style-name="ce1">
            <text:p>6.42251E+11</text:p>
          </table:table-cell>
          <table:table-cell table:number-columns-repeated="16381"/>
        </table:table-row>
        <table:table-row table:style-name="ro1">
          <table:table-cell office:value-type="float" office:value="1.643797979776734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338705063" table:style-name="ce1">
            <text:p>6.42339E+11</text:p>
          </table:table-cell>
          <table:table-cell table:number-columns-repeated="16381"/>
        </table:table-row>
        <table:table-row table:style-name="ro1">
          <table:table-cell office:value-type="float" office:value="1.6437979798769759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2169570923" table:style-name="ce1">
            <text:p>6.4217E+11</text:p>
          </table:table-cell>
          <table:table-cell table:number-columns-repeated="16381"/>
        </table:table-row>
        <table:table-row table:style-name="ro1">
          <table:table-cell office:value-type="float" office:value="1.6437979799773361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1941642761" table:style-name="ce1">
            <text:p>6.41942E+11</text:p>
          </table:table-cell>
          <table:table-cell table:number-columns-repeated="16381"/>
        </table:table-row>
        <table:table-row table:style-name="ro1">
          <table:table-cell office:value-type="float" office:value="1.643797980077632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1670894623" table:style-name="ce1">
            <text:p>6.41671E+11</text:p>
          </table:table-cell>
          <table:table-cell table:number-columns-repeated="16381"/>
        </table:table-row>
        <table:table-row table:style-name="ro1">
          <table:table-cell office:value-type="float" office:value="1.6437979801769884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306091309" table:style-name="ce1">
            <text:p>6.40306E+11</text:p>
          </table:table-cell>
          <table:table-cell table:number-columns-repeated="16381"/>
        </table:table-row>
        <table:table-row table:style-name="ro1">
          <table:table-cell office:value-type="float" office:value="1.6437979802768771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705919266" table:style-name="ce1">
            <text:p>6.40706E+11</text:p>
          </table:table-cell>
          <table:table-cell table:number-columns-repeated="16381"/>
        </table:table-row>
        <table:table-row table:style-name="ro1">
          <table:table-cell office:value-type="float" office:value="1.6437979803768791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608739853" table:style-name="ce1">
            <text:p>6.40609E+11</text:p>
          </table:table-cell>
          <table:table-cell table:number-columns-repeated="16381"/>
        </table:table-row>
        <table:table-row table:style-name="ro1">
          <table:table-cell office:value-type="float" office:value="1.6437979804772283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748977661" table:style-name="ce1">
            <text:p>6.40749E+11</text:p>
          </table:table-cell>
          <table:table-cell table:number-columns-repeated="16381"/>
        </table:table-row>
        <table:table-row table:style-name="ro1">
          <table:table-cell office:value-type="float" office:value="1.643797980577086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610647202" table:style-name="ce1">
            <text:p>6.40611E+11</text:p>
          </table:table-cell>
          <table:table-cell table:number-columns-repeated="16381"/>
        </table:table-row>
        <table:table-row table:style-name="ro1">
          <table:table-cell office:value-type="float" office:value="1.6437979806774354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360689163" table:style-name="ce1">
            <text:p>6.40361E+11</text:p>
          </table:table-cell>
          <table:table-cell table:number-columns-repeated="16381"/>
        </table:table-row>
        <table:table-row table:style-name="ro1">
          <table:table-cell office:value-type="float" office:value="1.643797980777706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40236616135" table:style-name="ce1">
            <text:p>6.40237E+11</text:p>
          </table:table-cell>
          <table:table-cell table:number-columns-repeated="16381"/>
        </table:table-row>
        <table:table-row table:style-name="ro1">
          <table:table-cell office:value-type="float" office:value="1.643797980877446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9914655685" table:style-name="ce1">
            <text:p>6.39915E+11</text:p>
          </table:table-cell>
          <table:table-cell table:number-columns-repeated="16381"/>
        </table:table-row>
        <table:table-row table:style-name="ro1">
          <table:table-cell office:value-type="float" office:value="1.6437979809771809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9903497696" table:style-name="ce1">
            <text:p>6.39903E+11</text:p>
          </table:table-cell>
          <table:table-cell table:number-columns-repeated="16381"/>
        </table:table-row>
        <table:table-row table:style-name="ro1">
          <table:table-cell office:value-type="float" office:value="1.6437979810774195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9719438553" table:style-name="ce1">
            <text:p>6.39719E+11</text:p>
          </table:table-cell>
          <table:table-cell table:number-columns-repeated="16381"/>
        </table:table-row>
        <table:table-row table:style-name="ro1">
          <table:table-cell office:value-type="float" office:value="1.643797981177185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9549016953" table:style-name="ce1">
            <text:p>6.39549E+11</text:p>
          </table:table-cell>
          <table:table-cell table:number-columns-repeated="16381"/>
        </table:table-row>
        <table:table-row table:style-name="ro1">
          <table:table-cell office:value-type="float" office:value="1.64379798127720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8126373291" table:style-name="ce1">
            <text:p>6.38126E+11</text:p>
          </table:table-cell>
          <table:table-cell table:number-columns-repeated="16381"/>
        </table:table-row>
        <table:table-row table:style-name="ro1">
          <table:table-cell office:value-type="float" office:value="1.6437979813774446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986135483" table:style-name="ce1">
            <text:p>6.37986E+11</text:p>
          </table:table-cell>
          <table:table-cell table:number-columns-repeated="16381"/>
        </table:table-row>
        <table:table-row table:style-name="ro1">
          <table:table-cell office:value-type="float" office:value="1.6437979814769679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8001680374" table:style-name="ce1">
            <text:p>6.38002E+11</text:p>
          </table:table-cell>
          <table:table-cell table:number-columns-repeated="16381"/>
        </table:table-row>
        <table:table-row table:style-name="ro1">
          <table:table-cell office:value-type="float" office:value="1.643797981577257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846708298" table:style-name="ce1">
            <text:p>6.37847E+11</text:p>
          </table:table-cell>
          <table:table-cell table:number-columns-repeated="16381"/>
        </table:table-row>
        <table:table-row table:style-name="ro1">
          <table:table-cell office:value-type="float" office:value="1.6437979816769784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686491013" table:style-name="ce1">
            <text:p>6.37686E+11</text:p>
          </table:table-cell>
          <table:table-cell table:number-columns-repeated="16381"/>
        </table:table-row>
        <table:table-row table:style-name="ro1">
          <table:table-cell office:value-type="float" office:value="1.6437979817776394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819671631" table:style-name="ce1">
            <text:p>6.3782E+11</text:p>
          </table:table-cell>
          <table:table-cell table:number-columns-repeated="16381"/>
        </table:table-row>
        <table:table-row table:style-name="ro1">
          <table:table-cell office:value-type="float" office:value="1.6437979818773714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77089119" table:style-name="ce1">
            <text:p>63777089119</text:p>
          </table:table-cell>
          <table:table-cell table:number-columns-repeated="16381"/>
        </table:table-row>
        <table:table-row table:style-name="ro1">
          <table:table-cell office:value-type="float" office:value="1.6437979819774612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897205353" table:style-name="ce1">
            <text:p>6.37897E+11</text:p>
          </table:table-cell>
          <table:table-cell table:number-columns-repeated="16381"/>
        </table:table-row>
        <table:table-row table:style-name="ro1">
          <table:table-cell office:value-type="float" office:value="1.6437979820774236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882661819" table:style-name="ce1">
            <text:p>6.37883E+11</text:p>
          </table:table-cell>
          <table:table-cell table:number-columns-repeated="16381"/>
        </table:table-row>
        <table:table-row table:style-name="ro1">
          <table:table-cell office:value-type="float" office:value="1.6437979821771958E+18" table:style-name="ce1">
            <text:p>1.6438E+18</text:p>
          </table:table-cell>
          <table:table-cell office:value-type="float" office:value="-499380528927" table:style-name="ce1">
            <text:p>-4.99381E+11</text:p>
          </table:table-cell>
          <table:table-cell office:value-type="float" office:value="637796020508" table:style-name="ce1">
            <text:p>6.37796E+11</text:p>
          </table:table-cell>
          <table:table-cell table:number-columns-repeated="16381"/>
        </table:table-row>
        <table:table-row table:style-name="ro1">
          <table:table-cell office:value-type="float" office:value="1.6437979822771141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672056198" table:style-name="ce1">
            <text:p>6.48672E+11</text:p>
          </table:table-cell>
          <table:table-cell table:number-columns-repeated="16381"/>
        </table:table-row>
        <table:table-row table:style-name="ro1">
          <table:table-cell office:value-type="float" office:value="1.6437979823771072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672056198" table:style-name="ce1">
            <text:p>6.48672E+11</text:p>
          </table:table-cell>
          <table:table-cell table:number-columns-repeated="16381"/>
        </table:table-row>
        <table:table-row table:style-name="ro1">
          <table:table-cell office:value-type="float" office:value="1.6437979824773197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733568192" table:style-name="ce1">
            <text:p>6.48734E+11</text:p>
          </table:table-cell>
          <table:table-cell table:number-columns-repeated="16381"/>
        </table:table-row>
        <table:table-row table:style-name="ro1">
          <table:table-cell office:value-type="float" office:value="1.643797982577071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630809784" table:style-name="ce1">
            <text:p>6.48631E+11</text:p>
          </table:table-cell>
          <table:table-cell table:number-columns-repeated="16381"/>
        </table:table-row>
        <table:table-row table:style-name="ro1">
          <table:table-cell office:value-type="float" office:value="1.6437979826782188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496437073" table:style-name="ce1">
            <text:p>6.48496E+11</text:p>
          </table:table-cell>
          <table:table-cell table:number-columns-repeated="16381"/>
        </table:table-row>
        <table:table-row table:style-name="ro1">
          <table:table-cell office:value-type="float" office:value="1.6437979827771868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529291153" table:style-name="ce1">
            <text:p>6.48529E+11</text:p>
          </table:table-cell>
          <table:table-cell table:number-columns-repeated="16381"/>
        </table:table-row>
        <table:table-row table:style-name="ro1">
          <table:table-cell office:value-type="float" office:value="1.643797982877086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77084732" table:style-name="ce1">
            <text:p>6.48377E+11</text:p>
          </table:table-cell>
          <table:table-cell table:number-columns-repeated="16381"/>
        </table:table-row>
        <table:table-row table:style-name="ro1">
          <table:table-cell office:value-type="float" office:value="1.643797982977674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45495224" table:style-name="ce1">
            <text:p>64845495224</text:p>
          </table:table-cell>
          <table:table-cell table:number-columns-repeated="16381"/>
        </table:table-row>
        <table:table-row table:style-name="ro1">
          <table:table-cell office:value-type="float" office:value="1.6437979830772682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27112198" table:style-name="ce1">
            <text:p>6.48327E+11</text:p>
          </table:table-cell>
          <table:table-cell table:number-columns-repeated="16381"/>
        </table:table-row>
        <table:table-row table:style-name="ro1">
          <table:table-cell office:value-type="float" office:value="1.6437979831773944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6775322" table:style-name="ce1">
            <text:p>64816775322</text:p>
          </table:table-cell>
          <table:table-cell table:number-columns-repeated="16381"/>
        </table:table-row>
        <table:table-row table:style-name="ro1">
          <table:table-cell office:value-type="float" office:value="1.6437979832770481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74374008" table:style-name="ce1">
            <text:p>6.48274E+11</text:p>
          </table:table-cell>
          <table:table-cell table:number-columns-repeated="16381"/>
        </table:table-row>
        <table:table-row table:style-name="ro1">
          <table:table-cell office:value-type="float" office:value="1.6437979833775462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56642914" table:style-name="ce1">
            <text:p>6.48157E+11</text:p>
          </table:table-cell>
          <table:table-cell table:number-columns-repeated="16381"/>
        </table:table-row>
        <table:table-row table:style-name="ro1">
          <table:table-cell office:value-type="float" office:value="1.6437979834773379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61213303" table:style-name="ce1">
            <text:p>6.48261E+11</text:p>
          </table:table-cell>
          <table:table-cell table:number-columns-repeated="16381"/>
        </table:table-row>
        <table:table-row table:style-name="ro1">
          <table:table-cell office:value-type="float" office:value="1.643797983577262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96601868" table:style-name="ce1">
            <text:p>6.48197E+11</text:p>
          </table:table-cell>
          <table:table-cell table:number-columns-repeated="16381"/>
        </table:table-row>
        <table:table-row table:style-name="ro1">
          <table:table-cell office:value-type="float" office:value="1.643797983677217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05573654" table:style-name="ce1">
            <text:p>6.48106E+11</text:p>
          </table:table-cell>
          <table:table-cell table:number-columns-repeated="16381"/>
        </table:table-row>
        <table:table-row table:style-name="ro1">
          <table:table-cell office:value-type="float" office:value="1.643797983777376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24973679" table:style-name="ce1">
            <text:p>6.48225E+11</text:p>
          </table:table-cell>
          <table:table-cell table:number-columns-repeated="16381"/>
        </table:table-row>
        <table:table-row table:style-name="ro1">
          <table:table-cell office:value-type="float" office:value="1.6437979838772477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55355453" table:style-name="ce1">
            <text:p>6.48155E+11</text:p>
          </table:table-cell>
          <table:table-cell table:number-columns-repeated="16381"/>
        </table:table-row>
        <table:table-row table:style-name="ro1">
          <table:table-cell office:value-type="float" office:value="1.6437979839768934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81764984" table:style-name="ce1">
            <text:p>6.48282E+11</text:p>
          </table:table-cell>
          <table:table-cell table:number-columns-repeated="16381"/>
        </table:table-row>
        <table:table-row table:style-name="ro1">
          <table:table-cell office:value-type="float" office:value="1.6437979840774318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24210739" table:style-name="ce1">
            <text:p>6.48224E+11</text:p>
          </table:table-cell>
          <table:table-cell table:number-columns-repeated="16381"/>
        </table:table-row>
        <table:table-row table:style-name="ro1">
          <table:table-cell office:value-type="float" office:value="1.6437979841768172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21023178" table:style-name="ce1">
            <text:p>6.48121E+11</text:p>
          </table:table-cell>
          <table:table-cell table:number-columns-repeated="16381"/>
        </table:table-row>
        <table:table-row table:style-name="ro1">
          <table:table-cell office:value-type="float" office:value="1.6437979842771453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78896713" table:style-name="ce1">
            <text:p>6.48379E+11</text:p>
          </table:table-cell>
          <table:table-cell table:number-columns-repeated="16381"/>
        </table:table-row>
        <table:table-row table:style-name="ro1">
          <table:table-cell office:value-type="float" office:value="1.6437979843768033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95545578" table:style-name="ce1">
            <text:p>6.48296E+11</text:p>
          </table:table-cell>
          <table:table-cell table:number-columns-repeated="16381"/>
        </table:table-row>
        <table:table-row table:style-name="ro1">
          <table:table-cell office:value-type="float" office:value="1.6437979844768054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42171669" table:style-name="ce1">
            <text:p>64842171669</text:p>
          </table:table-cell>
          <table:table-cell table:number-columns-repeated="16381"/>
        </table:table-row>
        <table:table-row table:style-name="ro1">
          <table:table-cell office:value-type="float" office:value="1.6437979845774953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31928253" table:style-name="ce1">
            <text:p>6.48332E+11</text:p>
          </table:table-cell>
          <table:table-cell table:number-columns-repeated="16381"/>
        </table:table-row>
        <table:table-row table:style-name="ro1">
          <table:table-cell office:value-type="float" office:value="1.643797984677249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87398911" table:style-name="ce1">
            <text:p>6.48187E+11</text:p>
          </table:table-cell>
          <table:table-cell table:number-columns-repeated="16381"/>
        </table:table-row>
        <table:table-row table:style-name="ro1">
          <table:table-cell office:value-type="float" office:value="1.643797984776980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18481445" table:style-name="ce1">
            <text:p>6.48318E+11</text:p>
          </table:table-cell>
          <table:table-cell table:number-columns-repeated="16381"/>
        </table:table-row>
        <table:table-row table:style-name="ro1">
          <table:table-cell office:value-type="float" office:value="1.6437979848768899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82582855" table:style-name="ce1">
            <text:p>6.48183E+11</text:p>
          </table:table-cell>
          <table:table-cell table:number-columns-repeated="16381"/>
        </table:table-row>
        <table:table-row table:style-name="ro1">
          <table:table-cell office:value-type="float" office:value="1.643797984977110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156166077" table:style-name="ce1">
            <text:p>6.48156E+11</text:p>
          </table:table-cell>
          <table:table-cell table:number-columns-repeated="16381"/>
        </table:table-row>
        <table:table-row table:style-name="ro1">
          <table:table-cell office:value-type="float" office:value="1.6437979850772063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018217087" table:style-name="ce1">
            <text:p>6.48018E+11</text:p>
          </table:table-cell>
          <table:table-cell table:number-columns-repeated="16381"/>
        </table:table-row>
        <table:table-row table:style-name="ro1">
          <table:table-cell office:value-type="float" office:value="1.6437979851771259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7857284546" table:style-name="ce1">
            <text:p>6.47857E+11</text:p>
          </table:table-cell>
          <table:table-cell table:number-columns-repeated="16381"/>
        </table:table-row>
        <table:table-row table:style-name="ro1">
          <table:table-cell office:value-type="float" office:value="1.6437979852768238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075485229" table:style-name="ce1">
            <text:p>6.48075E+11</text:p>
          </table:table-cell>
          <table:table-cell table:number-columns-repeated="16381"/>
        </table:table-row>
        <table:table-row table:style-name="ro1">
          <table:table-cell office:value-type="float" office:value="1.6437979853771185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7981119156" table:style-name="ce1">
            <text:p>6.47981E+11</text:p>
          </table:table-cell>
          <table:table-cell table:number-columns-repeated="16381"/>
        </table:table-row>
        <table:table-row table:style-name="ro1">
          <table:table-cell office:value-type="float" office:value="1.6437979854773914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06369781" table:style-name="ce1">
            <text:p>6.48306E+11</text:p>
          </table:table-cell>
          <table:table-cell table:number-columns-repeated="16381"/>
        </table:table-row>
        <table:table-row table:style-name="ro1">
          <table:table-cell office:value-type="float" office:value="1.643797985577261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306894302" table:style-name="ce1">
            <text:p>6.48307E+11</text:p>
          </table:table-cell>
          <table:table-cell table:number-columns-repeated="16381"/>
        </table:table-row>
        <table:table-row table:style-name="ro1">
          <table:table-cell office:value-type="float" office:value="1.643797985677424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277521133" table:style-name="ce1">
            <text:p>6.48278E+11</text:p>
          </table:table-cell>
          <table:table-cell table:number-columns-repeated="16381"/>
        </table:table-row>
        <table:table-row table:style-name="ro1">
          <table:table-cell office:value-type="float" office:value="1.6437979857771617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506498337" table:style-name="ce1">
            <text:p>6.48506E+11</text:p>
          </table:table-cell>
          <table:table-cell table:number-columns-repeated="16381"/>
        </table:table-row>
        <table:table-row table:style-name="ro1">
          <table:table-cell office:value-type="float" office:value="1.643797985877291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512077332" table:style-name="ce1">
            <text:p>6.48512E+11</text:p>
          </table:table-cell>
          <table:table-cell table:number-columns-repeated="16381"/>
        </table:table-row>
        <table:table-row table:style-name="ro1">
          <table:table-cell office:value-type="float" office:value="1.6437979859770839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698234558" table:style-name="ce1">
            <text:p>6.48698E+11</text:p>
          </table:table-cell>
          <table:table-cell table:number-columns-repeated="16381"/>
        </table:table-row>
        <table:table-row table:style-name="ro1">
          <table:table-cell office:value-type="float" office:value="1.6437979860771991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708629608" table:style-name="ce1">
            <text:p>6.48709E+11</text:p>
          </table:table-cell>
          <table:table-cell table:number-columns-repeated="16381"/>
        </table:table-row>
        <table:table-row table:style-name="ro1">
          <table:table-cell office:value-type="float" office:value="1.6437979861769633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676395416" table:style-name="ce1">
            <text:p>6.48676E+11</text:p>
          </table:table-cell>
          <table:table-cell table:number-columns-repeated="16381"/>
        </table:table-row>
        <table:table-row table:style-name="ro1">
          <table:table-cell office:value-type="float" office:value="1.643797986277481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998260498" table:style-name="ce1">
            <text:p>6.48998E+11</text:p>
          </table:table-cell>
          <table:table-cell table:number-columns-repeated="16381"/>
        </table:table-row>
        <table:table-row table:style-name="ro1">
          <table:table-cell office:value-type="float" office:value="1.643797986377039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8977470398" table:style-name="ce1">
            <text:p>6.48977E+11</text:p>
          </table:table-cell>
          <table:table-cell table:number-columns-repeated="16381"/>
        </table:table-row>
        <table:table-row table:style-name="ro1">
          <table:table-cell office:value-type="float" office:value="1.64379798647686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9129486084" table:style-name="ce1">
            <text:p>6.49129E+11</text:p>
          </table:table-cell>
          <table:table-cell table:number-columns-repeated="16381"/>
        </table:table-row>
        <table:table-row table:style-name="ro1">
          <table:table-cell office:value-type="float" office:value="1.6437979865772086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9092626572" table:style-name="ce1">
            <text:p>6.49093E+11</text:p>
          </table:table-cell>
          <table:table-cell table:number-columns-repeated="16381"/>
        </table:table-row>
        <table:table-row table:style-name="ro1">
          <table:table-cell office:value-type="float" office:value="1.6437979866777239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9005126953" table:style-name="ce1">
            <text:p>6.49005E+11</text:p>
          </table:table-cell>
          <table:table-cell table:number-columns-repeated="16381"/>
        </table:table-row>
        <table:table-row table:style-name="ro1">
          <table:table-cell office:value-type="float" office:value="1.6437979867770998E+18" table:style-name="ce1">
            <text:p>1.6438E+18</text:p>
          </table:table-cell>
          <table:table-cell office:value-type="float" office:value="-523208379745" table:style-name="ce1">
            <text:p>-5.23208E+11</text:p>
          </table:table-cell>
          <table:table-cell office:value-type="float" office:value="64914689064" table:style-name="ce1">
            <text:p>64914689064</text:p>
          </table:table-cell>
          <table:table-cell table:number-columns-repeated="16381"/>
        </table:table-row>
        <table:table-row table:style-name="ro1">
          <table:table-cell office:value-type="float" office:value="1.643797986877238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05970383" table:style-name="ce1">
            <text:p>6.57106E+11</text:p>
          </table:table-cell>
          <table:table-cell table:number-columns-repeated="16381"/>
        </table:table-row>
        <table:table-row table:style-name="ro1">
          <table:table-cell office:value-type="float" office:value="1.6437979869771901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05970383" table:style-name="ce1">
            <text:p>6.57106E+11</text:p>
          </table:table-cell>
          <table:table-cell table:number-columns-repeated="16381"/>
        </table:table-row>
        <table:table-row table:style-name="ro1">
          <table:table-cell office:value-type="float" office:value="1.643797987076997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29390335" table:style-name="ce1">
            <text:p>6.57029E+11</text:p>
          </table:table-cell>
          <table:table-cell table:number-columns-repeated="16381"/>
        </table:table-row>
        <table:table-row table:style-name="ro1">
          <table:table-cell office:value-type="float" office:value="1.643797987176900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10133362" table:style-name="ce1">
            <text:p>6.5691E+11</text:p>
          </table:table-cell>
          <table:table-cell table:number-columns-repeated="16381"/>
        </table:table-row>
        <table:table-row table:style-name="ro1">
          <table:table-cell office:value-type="float" office:value="1.6437979872774592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9195137" table:style-name="ce1">
            <text:p>65709195137</text:p>
          </table:table-cell>
          <table:table-cell table:number-columns-repeated="16381"/>
        </table:table-row>
        <table:table-row table:style-name="ro1">
          <table:table-cell office:value-type="float" office:value="1.643797987376996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01066208" table:style-name="ce1">
            <text:p>6.57001E+11</text:p>
          </table:table-cell>
          <table:table-cell table:number-columns-repeated="16381"/>
        </table:table-row>
        <table:table-row table:style-name="ro1">
          <table:table-cell office:value-type="float" office:value="1.6437979874770345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93095779" table:style-name="ce1">
            <text:p>6.57093E+11</text:p>
          </table:table-cell>
          <table:table-cell table:number-columns-repeated="16381"/>
        </table:table-row>
        <table:table-row table:style-name="ro1">
          <table:table-cell office:value-type="float" office:value="1.6437979875773143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19853592" table:style-name="ce1">
            <text:p>6.5702E+11</text:p>
          </table:table-cell>
          <table:table-cell table:number-columns-repeated="16381"/>
        </table:table-row>
        <table:table-row table:style-name="ro1">
          <table:table-cell office:value-type="float" office:value="1.6437979876771633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1447258" table:style-name="ce1">
            <text:p>65691447258</text:p>
          </table:table-cell>
          <table:table-cell table:number-columns-repeated="16381"/>
        </table:table-row>
        <table:table-row table:style-name="ro1">
          <table:table-cell office:value-type="float" office:value="1.6437979877770982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13702393" table:style-name="ce1">
            <text:p>6.57014E+11</text:p>
          </table:table-cell>
          <table:table-cell table:number-columns-repeated="16381"/>
        </table:table-row>
        <table:table-row table:style-name="ro1">
          <table:table-cell office:value-type="float" office:value="1.6437979878772024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28777695" table:style-name="ce1">
            <text:p>6.56929E+11</text:p>
          </table:table-cell>
          <table:table-cell table:number-columns-repeated="16381"/>
        </table:table-row>
        <table:table-row table:style-name="ro1">
          <table:table-cell office:value-type="float" office:value="1.6437979879770007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53184509" table:style-name="ce1">
            <text:p>6.57053E+11</text:p>
          </table:table-cell>
          <table:table-cell table:number-columns-repeated="16381"/>
        </table:table-row>
        <table:table-row table:style-name="ro1">
          <table:table-cell office:value-type="float" office:value="1.6437979880771244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96631622" table:style-name="ce1">
            <text:p>6.56997E+11</text:p>
          </table:table-cell>
          <table:table-cell table:number-columns-repeated="16381"/>
        </table:table-row>
        <table:table-row table:style-name="ro1">
          <table:table-cell office:value-type="float" office:value="1.64379798817723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04888153" table:style-name="ce1">
            <text:p>6.56905E+11</text:p>
          </table:table-cell>
          <table:table-cell table:number-columns-repeated="16381"/>
        </table:table-row>
        <table:table-row table:style-name="ro1">
          <table:table-cell office:value-type="float" office:value="1.6437979882770161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07830048" table:style-name="ce1">
            <text:p>6.57108E+11</text:p>
          </table:table-cell>
          <table:table-cell table:number-columns-repeated="16381"/>
        </table:table-row>
        <table:table-row table:style-name="ro1">
          <table:table-cell office:value-type="float" office:value="1.643797988377263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47700882" table:style-name="ce1">
            <text:p>6.57048E+11</text:p>
          </table:table-cell>
          <table:table-cell table:number-columns-repeated="16381"/>
        </table:table-row>
        <table:table-row table:style-name="ro1">
          <table:table-cell office:value-type="float" office:value="1.6437979884770665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77591324" table:style-name="ce1">
            <text:p>6.57178E+11</text:p>
          </table:table-cell>
          <table:table-cell table:number-columns-repeated="16381"/>
        </table:table-row>
        <table:table-row table:style-name="ro1">
          <table:table-cell office:value-type="float" office:value="1.64379798857757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35868073" table:style-name="ce1">
            <text:p>6.57136E+11</text:p>
          </table:table-cell>
          <table:table-cell table:number-columns-repeated="16381"/>
        </table:table-row>
        <table:table-row table:style-name="ro1">
          <table:table-cell office:value-type="float" office:value="1.643797988677014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53947449" table:style-name="ce1">
            <text:p>6.57054E+11</text:p>
          </table:table-cell>
          <table:table-cell table:number-columns-repeated="16381"/>
        </table:table-row>
        <table:table-row table:style-name="ro1">
          <table:table-cell office:value-type="float" office:value="1.643797988777030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253599167" table:style-name="ce1">
            <text:p>6.57254E+11</text:p>
          </table:table-cell>
          <table:table-cell table:number-columns-repeated="16381"/>
        </table:table-row>
        <table:table-row table:style-name="ro1">
          <table:table-cell office:value-type="float" office:value="1.6437979888768653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95234299" table:style-name="ce1">
            <text:p>6.57195E+11</text:p>
          </table:table-cell>
          <table:table-cell table:number-columns-repeated="16381"/>
        </table:table-row>
        <table:table-row table:style-name="ro1">
          <table:table-cell office:value-type="float" office:value="1.6437979889770918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22026825" table:style-name="ce1">
            <text:p>65722026825</text:p>
          </table:table-cell>
          <table:table-cell table:number-columns-repeated="16381"/>
        </table:table-row>
        <table:table-row table:style-name="ro1">
          <table:table-cell office:value-type="float" office:value="1.6437979890772372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40493393" table:style-name="ce1">
            <text:p>6.5714E+11</text:p>
          </table:table-cell>
          <table:table-cell table:number-columns-repeated="16381"/>
        </table:table-row>
        <table:table-row table:style-name="ro1">
          <table:table-cell office:value-type="float" office:value="1.64379798917710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20044327" table:style-name="ce1">
            <text:p>6.5702E+11</text:p>
          </table:table-cell>
          <table:table-cell table:number-columns-repeated="16381"/>
        </table:table-row>
        <table:table-row table:style-name="ro1">
          <table:table-cell office:value-type="float" office:value="1.6437979892771973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122325897" table:style-name="ce1">
            <text:p>6.57122E+11</text:p>
          </table:table-cell>
          <table:table-cell table:number-columns-repeated="16381"/>
        </table:table-row>
        <table:table-row table:style-name="ro1">
          <table:table-cell office:value-type="float" office:value="1.643797989377111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15323639" table:style-name="ce1">
            <text:p>6.57015E+11</text:p>
          </table:table-cell>
          <table:table-cell table:number-columns-repeated="16381"/>
        </table:table-row>
        <table:table-row table:style-name="ro1">
          <table:table-cell office:value-type="float" office:value="1.643797989476806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7070589066" table:style-name="ce1">
            <text:p>6.57071E+11</text:p>
          </table:table-cell>
          <table:table-cell table:number-columns-repeated="16381"/>
        </table:table-row>
        <table:table-row table:style-name="ro1">
          <table:table-cell office:value-type="float" office:value="1.643797989577261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73934174" table:style-name="ce1">
            <text:p>6.56974E+11</text:p>
          </table:table-cell>
          <table:table-cell table:number-columns-repeated="16381"/>
        </table:table-row>
        <table:table-row table:style-name="ro1">
          <table:table-cell office:value-type="float" office:value="1.6437979896774523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841564178" table:style-name="ce1">
            <text:p>6.56842E+11</text:p>
          </table:table-cell>
          <table:table-cell table:number-columns-repeated="16381"/>
        </table:table-row>
        <table:table-row table:style-name="ro1">
          <table:table-cell office:value-type="float" office:value="1.643797989777520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76318359" table:style-name="ce1">
            <text:p>6.56976E+11</text:p>
          </table:table-cell>
          <table:table-cell table:number-columns-repeated="16381"/>
        </table:table-row>
        <table:table-row table:style-name="ro1">
          <table:table-cell office:value-type="float" office:value="1.6437979898772385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887388229" table:style-name="ce1">
            <text:p>6.56887E+11</text:p>
          </table:table-cell>
          <table:table-cell table:number-columns-repeated="16381"/>
        </table:table-row>
        <table:table-row table:style-name="ro1">
          <table:table-cell office:value-type="float" office:value="1.6437979899772081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86808777" table:style-name="ce1">
            <text:p>6.56987E+11</text:p>
          </table:table-cell>
          <table:table-cell table:number-columns-repeated="16381"/>
        </table:table-row>
        <table:table-row table:style-name="ro1">
          <table:table-cell office:value-type="float" office:value="1.643797990077541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40889359" table:style-name="ce1">
            <text:p>6.56941E+11</text:p>
          </table:table-cell>
          <table:table-cell table:number-columns-repeated="16381"/>
        </table:table-row>
        <table:table-row table:style-name="ro1">
          <table:table-cell office:value-type="float" office:value="1.643797990177345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860733032" table:style-name="ce1">
            <text:p>6.56861E+11</text:p>
          </table:table-cell>
          <table:table-cell table:number-columns-repeated="16381"/>
        </table:table-row>
        <table:table-row table:style-name="ro1">
          <table:table-cell office:value-type="float" office:value="1.6437979902773448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09799576" table:style-name="ce1">
            <text:p>6.5691E+11</text:p>
          </table:table-cell>
          <table:table-cell table:number-columns-repeated="16381"/>
        </table:table-row>
        <table:table-row table:style-name="ro1">
          <table:table-cell office:value-type="float" office:value="1.643797990376985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818008423" table:style-name="ce1">
            <text:p>6.56818E+11</text:p>
          </table:table-cell>
          <table:table-cell table:number-columns-repeated="16381"/>
        </table:table-row>
        <table:table-row table:style-name="ro1">
          <table:table-cell office:value-type="float" office:value="1.643797990476835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913900375" table:style-name="ce1">
            <text:p>6.56914E+11</text:p>
          </table:table-cell>
          <table:table-cell table:number-columns-repeated="16381"/>
        </table:table-row>
        <table:table-row table:style-name="ro1">
          <table:table-cell office:value-type="float" office:value="1.643797990576911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845808029" table:style-name="ce1">
            <text:p>6.56846E+11</text:p>
          </table:table-cell>
          <table:table-cell table:number-columns-repeated="16381"/>
        </table:table-row>
        <table:table-row table:style-name="ro1">
          <table:table-cell office:value-type="float" office:value="1.6437979906776128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728506088" table:style-name="ce1">
            <text:p>6.56729E+11</text:p>
          </table:table-cell>
          <table:table-cell table:number-columns-repeated="16381"/>
        </table:table-row>
        <table:table-row table:style-name="ro1">
          <table:table-cell office:value-type="float" office:value="1.643797990776613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788444519" table:style-name="ce1">
            <text:p>6.56788E+11</text:p>
          </table:table-cell>
          <table:table-cell table:number-columns-repeated="16381"/>
        </table:table-row>
        <table:table-row table:style-name="ro1">
          <table:table-cell office:value-type="float" office:value="1.6437979908766572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631422043" table:style-name="ce1">
            <text:p>6.56631E+11</text:p>
          </table:table-cell>
          <table:table-cell table:number-columns-repeated="16381"/>
        </table:table-row>
        <table:table-row table:style-name="ro1">
          <table:table-cell office:value-type="float" office:value="1.643797990977051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664276123" table:style-name="ce1">
            <text:p>6.56664E+11</text:p>
          </table:table-cell>
          <table:table-cell table:number-columns-repeated="16381"/>
        </table:table-row>
        <table:table-row table:style-name="ro1">
          <table:table-cell office:value-type="float" office:value="1.643797991077071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52141571" table:style-name="ce1">
            <text:p>65652141571</text:p>
          </table:table-cell>
          <table:table-cell table:number-columns-repeated="16381"/>
        </table:table-row>
        <table:table-row table:style-name="ro1">
          <table:table-cell office:value-type="float" office:value="1.6437979911768986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306266785" table:style-name="ce1">
            <text:p>6.56306E+11</text:p>
          </table:table-cell>
          <table:table-cell table:number-columns-repeated="16381"/>
        </table:table-row>
        <table:table-row table:style-name="ro1">
          <table:table-cell office:value-type="float" office:value="1.6437979912775368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6107664108" table:style-name="ce1">
            <text:p>6.56108E+11</text:p>
          </table:table-cell>
          <table:table-cell table:number-columns-repeated="16381"/>
        </table:table-row>
        <table:table-row table:style-name="ro1">
          <table:table-cell office:value-type="float" office:value="1.6437979913772204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5737066269" table:style-name="ce1">
            <text:p>6.55737E+11</text:p>
          </table:table-cell>
          <table:table-cell table:number-columns-repeated="16381"/>
        </table:table-row>
        <table:table-row table:style-name="ro1">
          <table:table-cell office:value-type="float" office:value="1.6437979914773501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5457115173" table:style-name="ce1">
            <text:p>6.55457E+11</text:p>
          </table:table-cell>
          <table:table-cell table:number-columns-repeated="16381"/>
        </table:table-row>
        <table:table-row table:style-name="ro1">
          <table:table-cell office:value-type="float" office:value="1.6437979915770949E+18" table:style-name="ce1">
            <text:p>1.6438E+18</text:p>
          </table:table-cell>
          <table:table-cell office:value-type="float" office:value="-540303528309" table:style-name="ce1">
            <text:p>-5.40304E+11</text:p>
          </table:table-cell>
          <table:table-cell office:value-type="float" office:value="655010509491" table:style-name="ce1">
            <text:p>6.55011E+11</text:p>
          </table:table-cell>
          <table:table-cell table:number-columns-repeated="16381"/>
        </table:table-row>
        <table:table-row table:style-name="ro1">
          <table:table-cell office:value-type="float" office:value="1.643797991677381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61708879471" table:style-name="ce1">
            <text:p>6.61709E+11</text:p>
          </table:table-cell>
          <table:table-cell table:number-columns-repeated="16381"/>
        </table:table-row>
        <table:table-row table:style-name="ro1">
          <table:table-cell office:value-type="float" office:value="1.6437979917767547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61708879471" table:style-name="ce1">
            <text:p>6.61709E+11</text:p>
          </table:table-cell>
          <table:table-cell table:number-columns-repeated="16381"/>
        </table:table-row>
        <table:table-row table:style-name="ro1">
          <table:table-cell office:value-type="float" office:value="1.643797991877531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61240339279" table:style-name="ce1">
            <text:p>6.6124E+11</text:p>
          </table:table-cell>
          <table:table-cell table:number-columns-repeated="16381"/>
        </table:table-row>
        <table:table-row table:style-name="ro1">
          <table:table-cell office:value-type="float" office:value="1.6437979919773522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60888433456" table:style-name="ce1">
            <text:p>6.60888E+11</text:p>
          </table:table-cell>
          <table:table-cell table:number-columns-repeated="16381"/>
        </table:table-row>
        <table:table-row table:style-name="ro1">
          <table:table-cell office:value-type="float" office:value="1.643797992076976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60426902771" table:style-name="ce1">
            <text:p>6.60427E+11</text:p>
          </table:table-cell>
          <table:table-cell table:number-columns-repeated="16381"/>
        </table:table-row>
        <table:table-row table:style-name="ro1">
          <table:table-cell office:value-type="float" office:value="1.6437979921773558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9934139252" table:style-name="ce1">
            <text:p>6.59934E+11</text:p>
          </table:table-cell>
          <table:table-cell table:number-columns-repeated="16381"/>
        </table:table-row>
        <table:table-row table:style-name="ro1">
          <table:table-cell office:value-type="float" office:value="1.643797992277083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9694862366" table:style-name="ce1">
            <text:p>6.59695E+11</text:p>
          </table:table-cell>
          <table:table-cell table:number-columns-repeated="16381"/>
        </table:table-row>
        <table:table-row table:style-name="ro1">
          <table:table-cell office:value-type="float" office:value="1.6437979923770516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924539566" table:style-name="ce1">
            <text:p>65924539566</text:p>
          </table:table-cell>
          <table:table-cell table:number-columns-repeated="16381"/>
        </table:table-row>
        <table:table-row table:style-name="ro1">
          <table:table-cell office:value-type="float" office:value="1.643797992476817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8932256699" table:style-name="ce1">
            <text:p>6.58932E+11</text:p>
          </table:table-cell>
          <table:table-cell table:number-columns-repeated="16381"/>
        </table:table-row>
        <table:table-row table:style-name="ro1">
          <table:table-cell office:value-type="float" office:value="1.643797992577035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8471775055" table:style-name="ce1">
            <text:p>6.58472E+11</text:p>
          </table:table-cell>
          <table:table-cell table:number-columns-repeated="16381"/>
        </table:table-row>
        <table:table-row table:style-name="ro1">
          <table:table-cell office:value-type="float" office:value="1.643797992676878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7966709137" table:style-name="ce1">
            <text:p>6.57967E+11</text:p>
          </table:table-cell>
          <table:table-cell table:number-columns-repeated="16381"/>
        </table:table-row>
        <table:table-row table:style-name="ro1">
          <table:table-cell office:value-type="float" office:value="1.6437979927769823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7678794861" table:style-name="ce1">
            <text:p>6.57679E+11</text:p>
          </table:table-cell>
          <table:table-cell table:number-columns-repeated="16381"/>
        </table:table-row>
        <table:table-row table:style-name="ro1">
          <table:table-cell office:value-type="float" office:value="1.643797992877094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7182884216" table:style-name="ce1">
            <text:p>6.57183E+11</text:p>
          </table:table-cell>
          <table:table-cell table:number-columns-repeated="16381"/>
        </table:table-row>
        <table:table-row table:style-name="ro1">
          <table:table-cell office:value-type="float" office:value="1.64379799297713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6886768341" table:style-name="ce1">
            <text:p>6.56887E+11</text:p>
          </table:table-cell>
          <table:table-cell table:number-columns-repeated="16381"/>
        </table:table-row>
        <table:table-row table:style-name="ro1">
          <table:table-cell office:value-type="float" office:value="1.6437979930774162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6410169601" table:style-name="ce1">
            <text:p>6.5641E+11</text:p>
          </table:table-cell>
          <table:table-cell table:number-columns-repeated="16381"/>
        </table:table-row>
        <table:table-row table:style-name="ro1">
          <table:table-cell office:value-type="float" office:value="1.643797993177425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5894565582" table:style-name="ce1">
            <text:p>6.55895E+11</text:p>
          </table:table-cell>
          <table:table-cell table:number-columns-repeated="16381"/>
        </table:table-row>
        <table:table-row table:style-name="ro1">
          <table:table-cell office:value-type="float" office:value="1.643797993276882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5511045456" table:style-name="ce1">
            <text:p>6.55511E+11</text:p>
          </table:table-cell>
          <table:table-cell table:number-columns-repeated="16381"/>
        </table:table-row>
        <table:table-row table:style-name="ro1">
          <table:table-cell office:value-type="float" office:value="1.643797993377163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4984712601" table:style-name="ce1">
            <text:p>6.54985E+11</text:p>
          </table:table-cell>
          <table:table-cell table:number-columns-repeated="16381"/>
        </table:table-row>
        <table:table-row table:style-name="ro1">
          <table:table-cell office:value-type="float" office:value="1.643797993477423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4620218277" table:style-name="ce1">
            <text:p>6.5462E+11</text:p>
          </table:table-cell>
          <table:table-cell table:number-columns-repeated="16381"/>
        </table:table-row>
        <table:table-row table:style-name="ro1">
          <table:table-cell office:value-type="float" office:value="1.643797993576923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4117202759" table:style-name="ce1">
            <text:p>6.54117E+11</text:p>
          </table:table-cell>
          <table:table-cell table:number-columns-repeated="16381"/>
        </table:table-row>
        <table:table-row table:style-name="ro1">
          <table:table-cell office:value-type="float" office:value="1.64379799367711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3595972061" table:style-name="ce1">
            <text:p>6.53596E+11</text:p>
          </table:table-cell>
          <table:table-cell table:number-columns-repeated="16381"/>
        </table:table-row>
        <table:table-row table:style-name="ro1">
          <table:table-cell office:value-type="float" office:value="1.6437979937773432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3319168091" table:style-name="ce1">
            <text:p>6.53319E+11</text:p>
          </table:table-cell>
          <table:table-cell table:number-columns-repeated="16381"/>
        </table:table-row>
        <table:table-row table:style-name="ro1">
          <table:table-cell office:value-type="float" office:value="1.643797993877434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2926015854" table:style-name="ce1">
            <text:p>6.52926E+11</text:p>
          </table:table-cell>
          <table:table-cell table:number-columns-repeated="16381"/>
        </table:table-row>
        <table:table-row table:style-name="ro1">
          <table:table-cell office:value-type="float" office:value="1.64379799397712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286154747" table:style-name="ce1">
            <text:p>65286154747</text:p>
          </table:table-cell>
          <table:table-cell table:number-columns-repeated="16381"/>
        </table:table-row>
        <table:table-row table:style-name="ro1">
          <table:table-cell office:value-type="float" office:value="1.6437979940775327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2661371231" table:style-name="ce1">
            <text:p>6.52661E+11</text:p>
          </table:table-cell>
          <table:table-cell table:number-columns-repeated="16381"/>
        </table:table-row>
        <table:table-row table:style-name="ro1">
          <table:table-cell office:value-type="float" office:value="1.6437979941768566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2432537079" table:style-name="ce1">
            <text:p>6.52433E+11</text:p>
          </table:table-cell>
          <table:table-cell table:number-columns-repeated="16381"/>
        </table:table-row>
        <table:table-row table:style-name="ro1">
          <table:table-cell office:value-type="float" office:value="1.643797994276775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2300596237" table:style-name="ce1">
            <text:p>6.52301E+11</text:p>
          </table:table-cell>
          <table:table-cell table:number-columns-repeated="16381"/>
        </table:table-row>
        <table:table-row table:style-name="ro1">
          <table:table-cell office:value-type="float" office:value="1.643797994376911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1948356628" table:style-name="ce1">
            <text:p>6.51948E+11</text:p>
          </table:table-cell>
          <table:table-cell table:number-columns-repeated="16381"/>
        </table:table-row>
        <table:table-row table:style-name="ro1">
          <table:table-cell office:value-type="float" office:value="1.6437979944771397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1707315445" table:style-name="ce1">
            <text:p>6.51707E+11</text:p>
          </table:table-cell>
          <table:table-cell table:number-columns-repeated="16381"/>
        </table:table-row>
        <table:table-row table:style-name="ro1">
          <table:table-cell office:value-type="float" office:value="1.643797994577125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1310396194" table:style-name="ce1">
            <text:p>6.5131E+11</text:p>
          </table:table-cell>
          <table:table-cell table:number-columns-repeated="16381"/>
        </table:table-row>
        <table:table-row table:style-name="ro1">
          <table:table-cell office:value-type="float" office:value="1.6437979946766218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0892353058" table:style-name="ce1">
            <text:p>6.50892E+11</text:p>
          </table:table-cell>
          <table:table-cell table:number-columns-repeated="16381"/>
        </table:table-row>
        <table:table-row table:style-name="ro1">
          <table:table-cell office:value-type="float" office:value="1.643797994777087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0616312027" table:style-name="ce1">
            <text:p>6.50616E+11</text:p>
          </table:table-cell>
          <table:table-cell table:number-columns-repeated="16381"/>
        </table:table-row>
        <table:table-row table:style-name="ro1">
          <table:table-cell office:value-type="float" office:value="1.6437979948773786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50185728073" table:style-name="ce1">
            <text:p>6.50186E+11</text:p>
          </table:table-cell>
          <table:table-cell table:number-columns-repeated="16381"/>
        </table:table-row>
        <table:table-row table:style-name="ro1">
          <table:table-cell office:value-type="float" office:value="1.6437979949769057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9836587906" table:style-name="ce1">
            <text:p>6.49837E+11</text:p>
          </table:table-cell>
          <table:table-cell table:number-columns-repeated="16381"/>
        </table:table-row>
        <table:table-row table:style-name="ro1">
          <table:table-cell office:value-type="float" office:value="1.643797995077028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9400377274" table:style-name="ce1">
            <text:p>6.494E+11</text:p>
          </table:table-cell>
          <table:table-cell table:number-columns-repeated="16381"/>
        </table:table-row>
        <table:table-row table:style-name="ro1">
          <table:table-cell office:value-type="float" office:value="1.643797995177302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8944044113" table:style-name="ce1">
            <text:p>6.48944E+11</text:p>
          </table:table-cell>
          <table:table-cell table:number-columns-repeated="16381"/>
        </table:table-row>
        <table:table-row table:style-name="ro1">
          <table:table-cell office:value-type="float" office:value="1.6437979952768653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8716640472" table:style-name="ce1">
            <text:p>6.48717E+11</text:p>
          </table:table-cell>
          <table:table-cell table:number-columns-repeated="16381"/>
        </table:table-row>
        <table:table-row table:style-name="ro1">
          <table:table-cell office:value-type="float" office:value="1.64379799537691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8332262039" table:style-name="ce1">
            <text:p>6.48332E+11</text:p>
          </table:table-cell>
          <table:table-cell table:number-columns-repeated="16381"/>
        </table:table-row>
        <table:table-row table:style-name="ro1">
          <table:table-cell office:value-type="float" office:value="1.643797995477023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8267602921" table:style-name="ce1">
            <text:p>6.48268E+11</text:p>
          </table:table-cell>
          <table:table-cell table:number-columns-repeated="16381"/>
        </table:table-row>
        <table:table-row table:style-name="ro1">
          <table:table-cell office:value-type="float" office:value="1.6437979955769861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990608215" table:style-name="ce1">
            <text:p>6.47991E+11</text:p>
          </table:table-cell>
          <table:table-cell table:number-columns-repeated="16381"/>
        </table:table-row>
        <table:table-row table:style-name="ro1">
          <table:table-cell office:value-type="float" office:value="1.6437979956772928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705698013" table:style-name="ce1">
            <text:p>6.47706E+11</text:p>
          </table:table-cell>
          <table:table-cell table:number-columns-repeated="16381"/>
        </table:table-row>
        <table:table-row table:style-name="ro1">
          <table:table-cell office:value-type="float" office:value="1.643797995776849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725248337" table:style-name="ce1">
            <text:p>6.47725E+11</text:p>
          </table:table-cell>
          <table:table-cell table:number-columns-repeated="16381"/>
        </table:table-row>
        <table:table-row table:style-name="ro1">
          <table:table-cell office:value-type="float" office:value="1.6437979958771374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617101669" table:style-name="ce1">
            <text:p>6.47617E+11</text:p>
          </table:table-cell>
          <table:table-cell table:number-columns-repeated="16381"/>
        </table:table-row>
        <table:table-row table:style-name="ro1">
          <table:table-cell office:value-type="float" office:value="1.6437979959768599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777795792" table:style-name="ce1">
            <text:p>6.47778E+11</text:p>
          </table:table-cell>
          <table:table-cell table:number-columns-repeated="16381"/>
        </table:table-row>
        <table:table-row table:style-name="ro1">
          <table:table-cell office:value-type="float" office:value="1.643797996077473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807264328" table:style-name="ce1">
            <text:p>6.47807E+11</text:p>
          </table:table-cell>
          <table:table-cell table:number-columns-repeated="16381"/>
        </table:table-row>
        <table:table-row table:style-name="ro1">
          <table:table-cell office:value-type="float" office:value="1.6437979961774856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77097702" table:style-name="ce1">
            <text:p>64777097702</text:p>
          </table:table-cell>
          <table:table-cell table:number-columns-repeated="16381"/>
        </table:table-row>
        <table:table-row table:style-name="ro1">
          <table:table-cell office:value-type="float" office:value="1.643797996276895E+18" table:style-name="ce1">
            <text:p>1.6438E+18</text:p>
          </table:table-cell>
          <table:table-cell office:value-type="float" office:value="-563820540905" table:style-name="ce1">
            <text:p>-5.63821E+11</text:p>
          </table:table-cell>
          <table:table-cell office:value-type="float" office:value="64779958725" table:style-name="ce1">
            <text:p>64779958725</text:p>
          </table:table-cell>
          <table:table-cell table:number-columns-repeated="16381"/>
        </table:table-row>
        <table:table-row table:style-name="ro1">
          <table:table-cell office:value-type="float" office:value="1.64379799637683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25758934" table:style-name="ce1">
            <text:p>64825758934</text:p>
          </table:table-cell>
          <table:table-cell table:number-columns-repeated="16381"/>
        </table:table-row>
        <table:table-row table:style-name="ro1">
          <table:table-cell office:value-type="float" office:value="1.6437979964775877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25758934" table:style-name="ce1">
            <text:p>64825758934</text:p>
          </table:table-cell>
          <table:table-cell table:number-columns-repeated="16381"/>
        </table:table-row>
        <table:table-row table:style-name="ro1">
          <table:table-cell office:value-type="float" office:value="1.6437979965774876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119592667" table:style-name="ce1">
            <text:p>6.4812E+11</text:p>
          </table:table-cell>
          <table:table-cell table:number-columns-repeated="16381"/>
        </table:table-row>
        <table:table-row table:style-name="ro1">
          <table:table-cell office:value-type="float" office:value="1.6437979966769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950935364" table:style-name="ce1">
            <text:p>6.47951E+11</text:p>
          </table:table-cell>
          <table:table-cell table:number-columns-repeated="16381"/>
        </table:table-row>
        <table:table-row table:style-name="ro1">
          <table:table-cell office:value-type="float" office:value="1.643797996777156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965526581" table:style-name="ce1">
            <text:p>6.47966E+11</text:p>
          </table:table-cell>
          <table:table-cell table:number-columns-repeated="16381"/>
        </table:table-row>
        <table:table-row table:style-name="ro1">
          <table:table-cell office:value-type="float" office:value="1.6437979968771346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840976715" table:style-name="ce1">
            <text:p>6.47841E+11</text:p>
          </table:table-cell>
          <table:table-cell table:number-columns-repeated="16381"/>
        </table:table-row>
        <table:table-row table:style-name="ro1">
          <table:table-cell office:value-type="float" office:value="1.6437979969770373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876024246" table:style-name="ce1">
            <text:p>6.47876E+11</text:p>
          </table:table-cell>
          <table:table-cell table:number-columns-repeated="16381"/>
        </table:table-row>
        <table:table-row table:style-name="ro1">
          <table:table-cell office:value-type="float" office:value="1.643797997077624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804450989" table:style-name="ce1">
            <text:p>6.47804E+11</text:p>
          </table:table-cell>
          <table:table-cell table:number-columns-repeated="16381"/>
        </table:table-row>
        <table:table-row table:style-name="ro1">
          <table:table-cell office:value-type="float" office:value="1.643797997177358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722816467" table:style-name="ce1">
            <text:p>6.47723E+11</text:p>
          </table:table-cell>
          <table:table-cell table:number-columns-repeated="16381"/>
        </table:table-row>
        <table:table-row table:style-name="ro1">
          <table:table-cell office:value-type="float" office:value="1.643797997277924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946310043" table:style-name="ce1">
            <text:p>6.47946E+11</text:p>
          </table:table-cell>
          <table:table-cell table:number-columns-repeated="16381"/>
        </table:table-row>
        <table:table-row table:style-name="ro1">
          <table:table-cell office:value-type="float" office:value="1.643797997376984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944688797" table:style-name="ce1">
            <text:p>6.47945E+11</text:p>
          </table:table-cell>
          <table:table-cell table:number-columns-repeated="16381"/>
        </table:table-row>
        <table:table-row table:style-name="ro1">
          <table:table-cell office:value-type="float" office:value="1.643797997477522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098707199" table:style-name="ce1">
            <text:p>6.48099E+11</text:p>
          </table:table-cell>
          <table:table-cell table:number-columns-repeated="16381"/>
        </table:table-row>
        <table:table-row table:style-name="ro1">
          <table:table-cell office:value-type="float" office:value="1.643797997577369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145484924" table:style-name="ce1">
            <text:p>6.48145E+11</text:p>
          </table:table-cell>
          <table:table-cell table:number-columns-repeated="16381"/>
        </table:table-row>
        <table:table-row table:style-name="ro1">
          <table:table-cell office:value-type="float" office:value="1.6437979976772365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164606094" table:style-name="ce1">
            <text:p>6.48165E+11</text:p>
          </table:table-cell>
          <table:table-cell table:number-columns-repeated="16381"/>
        </table:table-row>
        <table:table-row table:style-name="ro1">
          <table:table-cell office:value-type="float" office:value="1.6437979977770527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33835602" table:style-name="ce1">
            <text:p>6.48334E+11</text:p>
          </table:table-cell>
          <table:table-cell table:number-columns-repeated="16381"/>
        </table:table-row>
        <table:table-row table:style-name="ro1">
          <table:table-cell office:value-type="float" office:value="1.643797997877484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37173462" table:style-name="ce1">
            <text:p>6.48337E+11</text:p>
          </table:table-cell>
          <table:table-cell table:number-columns-repeated="16381"/>
        </table:table-row>
        <table:table-row table:style-name="ro1">
          <table:table-cell office:value-type="float" office:value="1.6437979979773105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535871506" table:style-name="ce1">
            <text:p>6.48536E+11</text:p>
          </table:table-cell>
          <table:table-cell table:number-columns-repeated="16381"/>
        </table:table-row>
        <table:table-row table:style-name="ro1">
          <table:table-cell office:value-type="float" office:value="1.6437979980770056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501491547" table:style-name="ce1">
            <text:p>6.48501E+11</text:p>
          </table:table-cell>
          <table:table-cell table:number-columns-repeated="16381"/>
        </table:table-row>
        <table:table-row table:style-name="ro1">
          <table:table-cell office:value-type="float" office:value="1.6437979981771489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93106461" table:style-name="ce1">
            <text:p>6.48393E+11</text:p>
          </table:table-cell>
          <table:table-cell table:number-columns-repeated="16381"/>
        </table:table-row>
        <table:table-row table:style-name="ro1">
          <table:table-cell office:value-type="float" office:value="1.64379799827704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413658142" table:style-name="ce1">
            <text:p>6.48414E+11</text:p>
          </table:table-cell>
          <table:table-cell table:number-columns-repeated="16381"/>
        </table:table-row>
        <table:table-row table:style-name="ro1">
          <table:table-cell office:value-type="float" office:value="1.6437979983771866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295068741" table:style-name="ce1">
            <text:p>6.48295E+11</text:p>
          </table:table-cell>
          <table:table-cell table:number-columns-repeated="16381"/>
        </table:table-row>
        <table:table-row table:style-name="ro1">
          <table:table-cell office:value-type="float" office:value="1.6437979984774459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77418518" table:style-name="ce1">
            <text:p>6.48377E+11</text:p>
          </table:table-cell>
          <table:table-cell table:number-columns-repeated="16381"/>
        </table:table-row>
        <table:table-row table:style-name="ro1">
          <table:table-cell office:value-type="float" office:value="1.6437979985778173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57486725" table:style-name="ce1">
            <text:p>6.48357E+11</text:p>
          </table:table-cell>
          <table:table-cell table:number-columns-repeated="16381"/>
        </table:table-row>
        <table:table-row table:style-name="ro1">
          <table:table-cell office:value-type="float" office:value="1.643797998677078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0327034" table:style-name="ce1">
            <text:p>64830327034</text:p>
          </table:table-cell>
          <table:table-cell table:number-columns-repeated="16381"/>
        </table:table-row>
        <table:table-row table:style-name="ro1">
          <table:table-cell office:value-type="float" office:value="1.643797998777133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353528976" table:style-name="ce1">
            <text:p>6.48354E+11</text:p>
          </table:table-cell>
          <table:table-cell table:number-columns-repeated="16381"/>
        </table:table-row>
        <table:table-row table:style-name="ro1">
          <table:table-cell office:value-type="float" office:value="1.6437979988774152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8174953461" table:style-name="ce1">
            <text:p>6.48175E+11</text:p>
          </table:table-cell>
          <table:table-cell table:number-columns-repeated="16381"/>
        </table:table-row>
        <table:table-row table:style-name="ro1">
          <table:table-cell office:value-type="float" office:value="1.6437979989768323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926855087" table:style-name="ce1">
            <text:p>6.47927E+11</text:p>
          </table:table-cell>
          <table:table-cell table:number-columns-repeated="16381"/>
        </table:table-row>
        <table:table-row table:style-name="ro1">
          <table:table-cell office:value-type="float" office:value="1.6437979990776315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586345673" table:style-name="ce1">
            <text:p>6.47586E+11</text:p>
          </table:table-cell>
          <table:table-cell table:number-columns-repeated="16381"/>
        </table:table-row>
        <table:table-row table:style-name="ro1">
          <table:table-cell office:value-type="float" office:value="1.643797999177307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244024277" table:style-name="ce1">
            <text:p>6.47244E+11</text:p>
          </table:table-cell>
          <table:table-cell table:number-columns-repeated="16381"/>
        </table:table-row>
        <table:table-row table:style-name="ro1">
          <table:table-cell office:value-type="float" office:value="1.6437979992772447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7195529938" table:style-name="ce1">
            <text:p>6.47196E+11</text:p>
          </table:table-cell>
          <table:table-cell table:number-columns-repeated="16381"/>
        </table:table-row>
        <table:table-row table:style-name="ro1">
          <table:table-cell office:value-type="float" office:value="1.643797999377079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975326538" table:style-name="ce1">
            <text:p>6.46975E+11</text:p>
          </table:table-cell>
          <table:table-cell table:number-columns-repeated="16381"/>
        </table:table-row>
        <table:table-row table:style-name="ro1">
          <table:table-cell office:value-type="float" office:value="1.6437979994776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936035156" table:style-name="ce1">
            <text:p>6.46936E+11</text:p>
          </table:table-cell>
          <table:table-cell table:number-columns-repeated="16381"/>
        </table:table-row>
        <table:table-row table:style-name="ro1">
          <table:table-cell office:value-type="float" office:value="1.643797999577109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775579453" table:style-name="ce1">
            <text:p>6.46776E+11</text:p>
          </table:table-cell>
          <table:table-cell table:number-columns-repeated="16381"/>
        </table:table-row>
        <table:table-row table:style-name="ro1">
          <table:table-cell office:value-type="float" office:value="1.643797999677242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573877335" table:style-name="ce1">
            <text:p>6.46574E+11</text:p>
          </table:table-cell>
          <table:table-cell table:number-columns-repeated="16381"/>
        </table:table-row>
        <table:table-row table:style-name="ro1">
          <table:table-cell office:value-type="float" office:value="1.643797999776808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326541901" table:style-name="ce1">
            <text:p>6.46327E+11</text:p>
          </table:table-cell>
          <table:table-cell table:number-columns-repeated="16381"/>
        </table:table-row>
        <table:table-row table:style-name="ro1">
          <table:table-cell office:value-type="float" office:value="1.6437979998769057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034812927" table:style-name="ce1">
            <text:p>6.46035E+11</text:p>
          </table:table-cell>
          <table:table-cell table:number-columns-repeated="16381"/>
        </table:table-row>
        <table:table-row table:style-name="ro1">
          <table:table-cell office:value-type="float" office:value="1.6437979999770191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253538132" table:style-name="ce1">
            <text:p>6.46254E+11</text:p>
          </table:table-cell>
          <table:table-cell table:number-columns-repeated="16381"/>
        </table:table-row>
        <table:table-row table:style-name="ro1">
          <table:table-cell office:value-type="float" office:value="1.6437980000770788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603395462" table:style-name="ce1">
            <text:p>64603395462</text:p>
          </table:table-cell>
          <table:table-cell table:number-columns-repeated="16381"/>
        </table:table-row>
        <table:table-row table:style-name="ro1">
          <table:table-cell office:value-type="float" office:value="1.6437980001768379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5769453049" table:style-name="ce1">
            <text:p>6.45769E+11</text:p>
          </table:table-cell>
          <table:table-cell table:number-columns-repeated="16381"/>
        </table:table-row>
        <table:table-row table:style-name="ro1">
          <table:table-cell office:value-type="float" office:value="1.6437980002771945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5740461349" table:style-name="ce1">
            <text:p>6.4574E+11</text:p>
          </table:table-cell>
          <table:table-cell table:number-columns-repeated="16381"/>
        </table:table-row>
        <table:table-row table:style-name="ro1">
          <table:table-cell office:value-type="float" office:value="1.6437980003775214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5479393005" table:style-name="ce1">
            <text:p>6.45479E+11</text:p>
          </table:table-cell>
          <table:table-cell table:number-columns-repeated="16381"/>
        </table:table-row>
        <table:table-row table:style-name="ro1">
          <table:table-cell office:value-type="float" office:value="1.6437980004768092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5337867737" table:style-name="ce1">
            <text:p>6.45338E+11</text:p>
          </table:table-cell>
          <table:table-cell table:number-columns-repeated="16381"/>
        </table:table-row>
        <table:table-row table:style-name="ro1">
          <table:table-cell office:value-type="float" office:value="1.6437980005767903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507226944" table:style-name="ce1">
            <text:p>64507226944</text:p>
          </table:table-cell>
          <table:table-cell table:number-columns-repeated="16381"/>
        </table:table-row>
        <table:table-row table:style-name="ro1">
          <table:table-cell office:value-type="float" office:value="1.6437980006770255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4776678085" table:style-name="ce1">
            <text:p>6.44777E+11</text:p>
          </table:table-cell>
          <table:table-cell table:number-columns-repeated="16381"/>
        </table:table-row>
        <table:table-row table:style-name="ro1">
          <table:table-cell office:value-type="float" office:value="1.6437980007769979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4594860077" table:style-name="ce1">
            <text:p>6.44595E+11</text:p>
          </table:table-cell>
          <table:table-cell table:number-columns-repeated="16381"/>
        </table:table-row>
        <table:table-row table:style-name="ro1">
          <table:table-cell office:value-type="float" office:value="1.6437980008771602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4301939011" table:style-name="ce1">
            <text:p>6.44302E+11</text:p>
          </table:table-cell>
          <table:table-cell table:number-columns-repeated="16381"/>
        </table:table-row>
        <table:table-row table:style-name="ro1">
          <table:table-cell office:value-type="float" office:value="1.6437980009770583E+18" table:style-name="ce1">
            <text:p>1.6438E+18</text:p>
          </table:table-cell>
          <table:table-cell office:value-type="float" office:value="-542162895203" table:style-name="ce1">
            <text:p>-5.42163E+11</text:p>
          </table:table-cell>
          <table:table-cell office:value-type="float" office:value="64420876503" table:style-name="ce1">
            <text:p>64420876503</text:p>
          </table:table-cell>
          <table:table-cell table:number-columns-repeated="16381"/>
        </table:table-row>
        <table:table-row table:style-name="ro1">
          <table:table-cell office:value-type="float" office:value="1.643798001077436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1079397202" table:style-name="ce1">
            <text:p>6.21079E+11</text:p>
          </table:table-cell>
          <table:table-cell table:number-columns-repeated="16381"/>
        </table:table-row>
        <table:table-row table:style-name="ro1">
          <table:table-cell office:value-type="float" office:value="1.64379800117753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1079397202" table:style-name="ce1">
            <text:p>6.21079E+11</text:p>
          </table:table-cell>
          <table:table-cell table:number-columns-repeated="16381"/>
        </table:table-row>
        <table:table-row table:style-name="ro1">
          <table:table-cell office:value-type="float" office:value="1.643798001276901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1133613586" table:style-name="ce1">
            <text:p>6.21134E+11</text:p>
          </table:table-cell>
          <table:table-cell table:number-columns-repeated="16381"/>
        </table:table-row>
        <table:table-row table:style-name="ro1">
          <table:table-cell office:value-type="float" office:value="1.643798001377617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941877365" table:style-name="ce1">
            <text:p>6.20942E+11</text:p>
          </table:table-cell>
          <table:table-cell table:number-columns-repeated="16381"/>
        </table:table-row>
        <table:table-row table:style-name="ro1">
          <table:table-cell office:value-type="float" office:value="1.6437980014772242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924758911" table:style-name="ce1">
            <text:p>6.20925E+11</text:p>
          </table:table-cell>
          <table:table-cell table:number-columns-repeated="16381"/>
        </table:table-row>
        <table:table-row table:style-name="ro1">
          <table:table-cell office:value-type="float" office:value="1.643798001577187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766925812" table:style-name="ce1">
            <text:p>6.20767E+11</text:p>
          </table:table-cell>
          <table:table-cell table:number-columns-repeated="16381"/>
        </table:table-row>
        <table:table-row table:style-name="ro1">
          <table:table-cell office:value-type="float" office:value="1.6437980016771005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567750931" table:style-name="ce1">
            <text:p>6.20568E+11</text:p>
          </table:table-cell>
          <table:table-cell table:number-columns-repeated="16381"/>
        </table:table-row>
        <table:table-row table:style-name="ro1">
          <table:table-cell office:value-type="float" office:value="1.6437980017771487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444250107" table:style-name="ce1">
            <text:p>6.20444E+11</text:p>
          </table:table-cell>
          <table:table-cell table:number-columns-repeated="16381"/>
        </table:table-row>
        <table:table-row table:style-name="ro1">
          <table:table-cell office:value-type="float" office:value="1.6437980018768612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20202636719" table:style-name="ce1">
            <text:p>6.20203E+11</text:p>
          </table:table-cell>
          <table:table-cell table:number-columns-repeated="16381"/>
        </table:table-row>
        <table:table-row table:style-name="ro1">
          <table:table-cell office:value-type="float" office:value="1.643798001977291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9978618622" table:style-name="ce1">
            <text:p>6.19979E+11</text:p>
          </table:table-cell>
          <table:table-cell table:number-columns-repeated="16381"/>
        </table:table-row>
        <table:table-row table:style-name="ro1">
          <table:table-cell office:value-type="float" office:value="1.643798002077050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9657182693" table:style-name="ce1">
            <text:p>6.19657E+11</text:p>
          </table:table-cell>
          <table:table-cell table:number-columns-repeated="16381"/>
        </table:table-row>
        <table:table-row table:style-name="ro1">
          <table:table-cell office:value-type="float" office:value="1.643798002177414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9278526306" table:style-name="ce1">
            <text:p>6.19279E+11</text:p>
          </table:table-cell>
          <table:table-cell table:number-columns-repeated="16381"/>
        </table:table-row>
        <table:table-row table:style-name="ro1">
          <table:table-cell office:value-type="float" office:value="1.643798002277293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9004631042" table:style-name="ce1">
            <text:p>6.19005E+11</text:p>
          </table:table-cell>
          <table:table-cell table:number-columns-repeated="16381"/>
        </table:table-row>
        <table:table-row table:style-name="ro1">
          <table:table-cell office:value-type="float" office:value="1.643798002377191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8586492538" table:style-name="ce1">
            <text:p>6.18586E+11</text:p>
          </table:table-cell>
          <table:table-cell table:number-columns-repeated="16381"/>
        </table:table-row>
        <table:table-row table:style-name="ro1">
          <table:table-cell office:value-type="float" office:value="1.6437980024768796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8268346786" table:style-name="ce1">
            <text:p>6.18268E+11</text:p>
          </table:table-cell>
          <table:table-cell table:number-columns-repeated="16381"/>
        </table:table-row>
        <table:table-row table:style-name="ro1">
          <table:table-cell office:value-type="float" office:value="1.643798002577084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7845392227" table:style-name="ce1">
            <text:p>6.17845E+11</text:p>
          </table:table-cell>
          <table:table-cell table:number-columns-repeated="16381"/>
        </table:table-row>
        <table:table-row table:style-name="ro1">
          <table:table-cell office:value-type="float" office:value="1.643798002677296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7395782471" table:style-name="ce1">
            <text:p>6.17396E+11</text:p>
          </table:table-cell>
          <table:table-cell table:number-columns-repeated="16381"/>
        </table:table-row>
        <table:table-row table:style-name="ro1">
          <table:table-cell office:value-type="float" office:value="1.6437980027771366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7082452774" table:style-name="ce1">
            <text:p>6.17082E+11</text:p>
          </table:table-cell>
          <table:table-cell table:number-columns-repeated="16381"/>
        </table:table-row>
        <table:table-row table:style-name="ro1">
          <table:table-cell office:value-type="float" office:value="1.6437980028770143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6653156281" table:style-name="ce1">
            <text:p>6.16653E+11</text:p>
          </table:table-cell>
          <table:table-cell table:number-columns-repeated="16381"/>
        </table:table-row>
        <table:table-row table:style-name="ro1">
          <table:table-cell office:value-type="float" office:value="1.6437980029774572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6461133957" table:style-name="ce1">
            <text:p>6.16461E+11</text:p>
          </table:table-cell>
          <table:table-cell table:number-columns-repeated="16381"/>
        </table:table-row>
        <table:table-row table:style-name="ro1">
          <table:table-cell office:value-type="float" office:value="1.6437980030775063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6099262238" table:style-name="ce1">
            <text:p>6.16099E+11</text:p>
          </table:table-cell>
          <table:table-cell table:number-columns-repeated="16381"/>
        </table:table-row>
        <table:table-row table:style-name="ro1">
          <table:table-cell office:value-type="float" office:value="1.643798003177050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5714502335" table:style-name="ce1">
            <text:p>6.15715E+11</text:p>
          </table:table-cell>
          <table:table-cell table:number-columns-repeated="16381"/>
        </table:table-row>
        <table:table-row table:style-name="ro1">
          <table:table-cell office:value-type="float" office:value="1.643798003276760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5545749664" table:style-name="ce1">
            <text:p>6.15546E+11</text:p>
          </table:table-cell>
          <table:table-cell table:number-columns-repeated="16381"/>
        </table:table-row>
        <table:table-row table:style-name="ro1">
          <table:table-cell office:value-type="float" office:value="1.643798003376237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5194368362" table:style-name="ce1">
            <text:p>6.15194E+11</text:p>
          </table:table-cell>
          <table:table-cell table:number-columns-repeated="16381"/>
        </table:table-row>
        <table:table-row table:style-name="ro1">
          <table:table-cell office:value-type="float" office:value="1.643798003476200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4972639084" table:style-name="ce1">
            <text:p>6.14973E+11</text:p>
          </table:table-cell>
          <table:table-cell table:number-columns-repeated="16381"/>
        </table:table-row>
        <table:table-row table:style-name="ro1">
          <table:table-cell office:value-type="float" office:value="1.643798003576060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4671373367" table:style-name="ce1">
            <text:p>6.14671E+11</text:p>
          </table:table-cell>
          <table:table-cell table:number-columns-repeated="16381"/>
        </table:table-row>
        <table:table-row table:style-name="ro1">
          <table:table-cell office:value-type="float" office:value="1.6437980036762255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4364099503" table:style-name="ce1">
            <text:p>6.14364E+11</text:p>
          </table:table-cell>
          <table:table-cell table:number-columns-repeated="16381"/>
        </table:table-row>
        <table:table-row table:style-name="ro1">
          <table:table-cell office:value-type="float" office:value="1.6437980037761385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4265394211" table:style-name="ce1">
            <text:p>6.14265E+11</text:p>
          </table:table-cell>
          <table:table-cell table:number-columns-repeated="16381"/>
        </table:table-row>
        <table:table-row table:style-name="ro1">
          <table:table-cell office:value-type="float" office:value="1.643798003876038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4003324509" table:style-name="ce1">
            <text:p>6.14003E+11</text:p>
          </table:table-cell>
          <table:table-cell table:number-columns-repeated="16381"/>
        </table:table-row>
        <table:table-row table:style-name="ro1">
          <table:table-cell office:value-type="float" office:value="1.643798003976066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3880252838" table:style-name="ce1">
            <text:p>6.1388E+11</text:p>
          </table:table-cell>
          <table:table-cell table:number-columns-repeated="16381"/>
        </table:table-row>
        <table:table-row table:style-name="ro1">
          <table:table-cell office:value-type="float" office:value="1.643798004076266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3641786575" table:style-name="ce1">
            <text:p>6.13642E+11</text:p>
          </table:table-cell>
          <table:table-cell table:number-columns-repeated="16381"/>
        </table:table-row>
        <table:table-row table:style-name="ro1">
          <table:table-cell office:value-type="float" office:value="1.643798004176099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3366651535" table:style-name="ce1">
            <text:p>6.13367E+11</text:p>
          </table:table-cell>
          <table:table-cell table:number-columns-repeated="16381"/>
        </table:table-row>
        <table:table-row table:style-name="ro1">
          <table:table-cell office:value-type="float" office:value="1.643798004276167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3194227219" table:style-name="ce1">
            <text:p>6.13194E+11</text:p>
          </table:table-cell>
          <table:table-cell table:number-columns-repeated="16381"/>
        </table:table-row>
        <table:table-row table:style-name="ro1">
          <table:table-cell office:value-type="float" office:value="1.6437980043761321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2905693054" table:style-name="ce1">
            <text:p>6.12906E+11</text:p>
          </table:table-cell>
          <table:table-cell table:number-columns-repeated="16381"/>
        </table:table-row>
        <table:table-row table:style-name="ro1">
          <table:table-cell office:value-type="float" office:value="1.643798004476146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2824964523" table:style-name="ce1">
            <text:p>6.12825E+11</text:p>
          </table:table-cell>
          <table:table-cell table:number-columns-repeated="16381"/>
        </table:table-row>
        <table:table-row table:style-name="ro1">
          <table:table-cell office:value-type="float" office:value="1.6437980045765586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2584352493" table:style-name="ce1">
            <text:p>6.12584E+11</text:p>
          </table:table-cell>
          <table:table-cell table:number-columns-repeated="16381"/>
        </table:table-row>
        <table:table-row table:style-name="ro1">
          <table:table-cell office:value-type="float" office:value="1.6437980046762209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2291526794" table:style-name="ce1">
            <text:p>6.12292E+11</text:p>
          </table:table-cell>
          <table:table-cell table:number-columns-repeated="16381"/>
        </table:table-row>
        <table:table-row table:style-name="ro1">
          <table:table-cell office:value-type="float" office:value="1.6437980047767933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2027645111" table:style-name="ce1">
            <text:p>6.12028E+11</text:p>
          </table:table-cell>
          <table:table-cell table:number-columns-repeated="16381"/>
        </table:table-row>
        <table:table-row table:style-name="ro1">
          <table:table-cell office:value-type="float" office:value="1.643798004876955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1664581299" table:style-name="ce1">
            <text:p>6.11665E+11</text:p>
          </table:table-cell>
          <table:table-cell table:number-columns-repeated="16381"/>
        </table:table-row>
        <table:table-row table:style-name="ro1">
          <table:table-cell office:value-type="float" office:value="1.643798004976672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141500473" table:style-name="ce1">
            <text:p>61141500473</text:p>
          </table:table-cell>
          <table:table-cell table:number-columns-repeated="16381"/>
        </table:table-row>
        <table:table-row table:style-name="ro1">
          <table:table-cell office:value-type="float" office:value="1.643798005077066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1053752899" table:style-name="ce1">
            <text:p>6.11054E+11</text:p>
          </table:table-cell>
          <table:table-cell table:number-columns-repeated="16381"/>
        </table:table-row>
        <table:table-row table:style-name="ro1">
          <table:table-cell office:value-type="float" office:value="1.6437980051769818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0662555695" table:style-name="ce1">
            <text:p>6.10663E+11</text:p>
          </table:table-cell>
          <table:table-cell table:number-columns-repeated="16381"/>
        </table:table-row>
        <table:table-row table:style-name="ro1">
          <table:table-cell office:value-type="float" office:value="1.6437980052771863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0493421555" table:style-name="ce1">
            <text:p>6.10493E+11</text:p>
          </table:table-cell>
          <table:table-cell table:number-columns-repeated="16381"/>
        </table:table-row>
        <table:table-row table:style-name="ro1">
          <table:table-cell office:value-type="float" office:value="1.6437980053769772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10138130188" table:style-name="ce1">
            <text:p>6.10138E+11</text:p>
          </table:table-cell>
          <table:table-cell table:number-columns-repeated="16381"/>
        </table:table-row>
        <table:table-row table:style-name="ro1">
          <table:table-cell office:value-type="float" office:value="1.6437980054768581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09867095947" table:style-name="ce1">
            <text:p>6.09867E+11</text:p>
          </table:table-cell>
          <table:table-cell table:number-columns-repeated="16381"/>
        </table:table-row>
        <table:table-row table:style-name="ro1">
          <table:table-cell office:value-type="float" office:value="1.6437980055770924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09520101547" table:style-name="ce1">
            <text:p>6.0952E+11</text:p>
          </table:table-cell>
          <table:table-cell table:number-columns-repeated="16381"/>
        </table:table-row>
        <table:table-row table:style-name="ro1">
          <table:table-cell office:value-type="float" office:value="1.6437980056770867E+18" table:style-name="ce1">
            <text:p>1.6438E+18</text:p>
          </table:table-cell>
          <table:table-cell office:value-type="float" office:value="-511865437031" table:style-name="ce1">
            <text:p>-5.11865E+11</text:p>
          </table:table-cell>
          <table:table-cell office:value-type="float" office:value="609152412415" table:style-name="ce1">
            <text:p>6.09152E+11</text:p>
          </table:table-cell>
          <table:table-cell table:number-columns-repeated="16381"/>
        </table:table-row>
        <table:table-row table:style-name="ro1">
          <table:table-cell office:value-type="float" office:value="1.643798005776866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9362459183" table:style-name="ce1">
            <text:p>6.09362E+11</text:p>
          </table:table-cell>
          <table:table-cell table:number-columns-repeated="16381"/>
        </table:table-row>
        <table:table-row table:style-name="ro1">
          <table:table-cell office:value-type="float" office:value="1.64379800587734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9362459183" table:style-name="ce1">
            <text:p>6.09362E+11</text:p>
          </table:table-cell>
          <table:table-cell table:number-columns-repeated="16381"/>
        </table:table-row>
        <table:table-row table:style-name="ro1">
          <table:table-cell office:value-type="float" office:value="1.643798005977139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9249544144" table:style-name="ce1">
            <text:p>6.0925E+11</text:p>
          </table:table-cell>
          <table:table-cell table:number-columns-repeated="16381"/>
        </table:table-row>
        <table:table-row table:style-name="ro1">
          <table:table-cell office:value-type="float" office:value="1.643798006076901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89448452" table:style-name="ce1">
            <text:p>6089448452</text:p>
          </table:table-cell>
          <table:table-cell table:number-columns-repeated="16381"/>
        </table:table-row>
        <table:table-row table:style-name="ro1">
          <table:table-cell office:value-type="float" office:value="1.6437980061764751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8617115021" table:style-name="ce1">
            <text:p>6.08617E+11</text:p>
          </table:table-cell>
          <table:table-cell table:number-columns-repeated="16381"/>
        </table:table-row>
        <table:table-row table:style-name="ro1">
          <table:table-cell office:value-type="float" office:value="1.643798006276741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8606910706" table:style-name="ce1">
            <text:p>6.08607E+11</text:p>
          </table:table-cell>
          <table:table-cell table:number-columns-repeated="16381"/>
        </table:table-row>
        <table:table-row table:style-name="ro1">
          <table:table-cell office:value-type="float" office:value="1.643798006376910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8351707458" table:style-name="ce1">
            <text:p>6.08352E+11</text:p>
          </table:table-cell>
          <table:table-cell table:number-columns-repeated="16381"/>
        </table:table-row>
        <table:table-row table:style-name="ro1">
          <table:table-cell office:value-type="float" office:value="1.6437980064770911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8217811584" table:style-name="ce1">
            <text:p>6.08218E+11</text:p>
          </table:table-cell>
          <table:table-cell table:number-columns-repeated="16381"/>
        </table:table-row>
        <table:table-row table:style-name="ro1">
          <table:table-cell office:value-type="float" office:value="1.643798006577239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7976102829" table:style-name="ce1">
            <text:p>6.07976E+11</text:p>
          </table:table-cell>
          <table:table-cell table:number-columns-repeated="16381"/>
        </table:table-row>
        <table:table-row table:style-name="ro1">
          <table:table-cell office:value-type="float" office:value="1.6437980066775432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7708740234" table:style-name="ce1">
            <text:p>6.07709E+11</text:p>
          </table:table-cell>
          <table:table-cell table:number-columns-repeated="16381"/>
        </table:table-row>
        <table:table-row table:style-name="ro1">
          <table:table-cell office:value-type="float" office:value="1.643798006777314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754532814" table:style-name="ce1">
            <text:p>60754532814</text:p>
          </table:table-cell>
          <table:table-cell table:number-columns-repeated="16381"/>
        </table:table-row>
        <table:table-row table:style-name="ro1">
          <table:table-cell office:value-type="float" office:value="1.643798006877148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7263278961" table:style-name="ce1">
            <text:p>6.07263E+11</text:p>
          </table:table-cell>
          <table:table-cell table:number-columns-repeated="16381"/>
        </table:table-row>
        <table:table-row table:style-name="ro1">
          <table:table-cell office:value-type="float" office:value="1.643798006977129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7085514069" table:style-name="ce1">
            <text:p>6.07086E+11</text:p>
          </table:table-cell>
          <table:table-cell table:number-columns-repeated="16381"/>
        </table:table-row>
        <table:table-row table:style-name="ro1">
          <table:table-cell office:value-type="float" office:value="1.64379800707747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6802463531" table:style-name="ce1">
            <text:p>6.06802E+11</text:p>
          </table:table-cell>
          <table:table-cell table:number-columns-repeated="16381"/>
        </table:table-row>
        <table:table-row table:style-name="ro1">
          <table:table-cell office:value-type="float" office:value="1.64379800717690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6489896774" table:style-name="ce1">
            <text:p>6.0649E+11</text:p>
          </table:table-cell>
          <table:table-cell table:number-columns-repeated="16381"/>
        </table:table-row>
        <table:table-row table:style-name="ro1">
          <table:table-cell office:value-type="float" office:value="1.6437980072768515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6359434128" table:style-name="ce1">
            <text:p>6.06359E+11</text:p>
          </table:table-cell>
          <table:table-cell table:number-columns-repeated="16381"/>
        </table:table-row>
        <table:table-row table:style-name="ro1">
          <table:table-cell office:value-type="float" office:value="1.6437980073772982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6063604355" table:style-name="ce1">
            <text:p>6.06064E+11</text:p>
          </table:table-cell>
          <table:table-cell table:number-columns-repeated="16381"/>
        </table:table-row>
        <table:table-row table:style-name="ro1">
          <table:table-cell office:value-type="float" office:value="1.643798007477057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6004667282" table:style-name="ce1">
            <text:p>6.06005E+11</text:p>
          </table:table-cell>
          <table:table-cell table:number-columns-repeated="16381"/>
        </table:table-row>
        <table:table-row table:style-name="ro1">
          <table:table-cell office:value-type="float" office:value="1.643798007576898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5766677856" table:style-name="ce1">
            <text:p>6.05767E+11</text:p>
          </table:table-cell>
          <table:table-cell table:number-columns-repeated="16381"/>
        </table:table-row>
        <table:table-row table:style-name="ro1">
          <table:table-cell office:value-type="float" office:value="1.64379800767741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5502700806" table:style-name="ce1">
            <text:p>6.05503E+11</text:p>
          </table:table-cell>
          <table:table-cell table:number-columns-repeated="16381"/>
        </table:table-row>
        <table:table-row table:style-name="ro1">
          <table:table-cell office:value-type="float" office:value="1.643798007776856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5470657349" table:style-name="ce1">
            <text:p>6.05471E+11</text:p>
          </table:table-cell>
          <table:table-cell table:number-columns-repeated="16381"/>
        </table:table-row>
        <table:table-row table:style-name="ro1">
          <table:table-cell office:value-type="float" office:value="1.6437980078770678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5247211456" table:style-name="ce1">
            <text:p>6.05247E+11</text:p>
          </table:table-cell>
          <table:table-cell table:number-columns-repeated="16381"/>
        </table:table-row>
        <table:table-row table:style-name="ro1">
          <table:table-cell office:value-type="float" office:value="1.6437980079774359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5068349838" table:style-name="ce1">
            <text:p>6.05068E+11</text:p>
          </table:table-cell>
          <table:table-cell table:number-columns-repeated="16381"/>
        </table:table-row>
        <table:table-row table:style-name="ro1">
          <table:table-cell office:value-type="float" office:value="1.643798008077037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4817438126" table:style-name="ce1">
            <text:p>6.04817E+11</text:p>
          </table:table-cell>
          <table:table-cell table:number-columns-repeated="16381"/>
        </table:table-row>
        <table:table-row table:style-name="ro1">
          <table:table-cell office:value-type="float" office:value="1.64379800817688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4536533356" table:style-name="ce1">
            <text:p>6.04537E+11</text:p>
          </table:table-cell>
          <table:table-cell table:number-columns-repeated="16381"/>
        </table:table-row>
        <table:table-row table:style-name="ro1">
          <table:table-cell office:value-type="float" office:value="1.6437980082774792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4454135895" table:style-name="ce1">
            <text:p>6.04454E+11</text:p>
          </table:table-cell>
          <table:table-cell table:number-columns-repeated="16381"/>
        </table:table-row>
        <table:table-row table:style-name="ro1">
          <table:table-cell office:value-type="float" office:value="1.6437980083774385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4192304611" table:style-name="ce1">
            <text:p>6.04192E+11</text:p>
          </table:table-cell>
          <table:table-cell table:number-columns-repeated="16381"/>
        </table:table-row>
        <table:table-row table:style-name="ro1">
          <table:table-cell office:value-type="float" office:value="1.643798008477039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4107809067" table:style-name="ce1">
            <text:p>6.04108E+11</text:p>
          </table:table-cell>
          <table:table-cell table:number-columns-repeated="16381"/>
        </table:table-row>
        <table:table-row table:style-name="ro1">
          <table:table-cell office:value-type="float" office:value="1.643798008576890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3864479065" table:style-name="ce1">
            <text:p>6.03864E+11</text:p>
          </table:table-cell>
          <table:table-cell table:number-columns-repeated="16381"/>
        </table:table-row>
        <table:table-row table:style-name="ro1">
          <table:table-cell office:value-type="float" office:value="1.6437980086771832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3573703766" table:style-name="ce1">
            <text:p>6.03574E+11</text:p>
          </table:table-cell>
          <table:table-cell table:number-columns-repeated="16381"/>
        </table:table-row>
        <table:table-row table:style-name="ro1">
          <table:table-cell office:value-type="float" office:value="1.6437980087771715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3416872025" table:style-name="ce1">
            <text:p>6.03417E+11</text:p>
          </table:table-cell>
          <table:table-cell table:number-columns-repeated="16381"/>
        </table:table-row>
        <table:table-row table:style-name="ro1">
          <table:table-cell office:value-type="float" office:value="1.6437980088770391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3106737137" table:style-name="ce1">
            <text:p>6.03107E+11</text:p>
          </table:table-cell>
          <table:table-cell table:number-columns-repeated="16381"/>
        </table:table-row>
        <table:table-row table:style-name="ro1">
          <table:table-cell office:value-type="float" office:value="1.6437980089774638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2896213531" table:style-name="ce1">
            <text:p>6.02896E+11</text:p>
          </table:table-cell>
          <table:table-cell table:number-columns-repeated="16381"/>
        </table:table-row>
        <table:table-row table:style-name="ro1">
          <table:table-cell office:value-type="float" office:value="1.643798009077206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2565956116" table:style-name="ce1">
            <text:p>6.02566E+11</text:p>
          </table:table-cell>
          <table:table-cell table:number-columns-repeated="16381"/>
        </table:table-row>
        <table:table-row table:style-name="ro1">
          <table:table-cell office:value-type="float" office:value="1.6437980091772429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2200460434" table:style-name="ce1">
            <text:p>6.022E+11</text:p>
          </table:table-cell>
          <table:table-cell table:number-columns-repeated="16381"/>
        </table:table-row>
        <table:table-row table:style-name="ro1">
          <table:table-cell office:value-type="float" office:value="1.643798009276894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2042818069" table:style-name="ce1">
            <text:p>6.02043E+11</text:p>
          </table:table-cell>
          <table:table-cell table:number-columns-repeated="16381"/>
        </table:table-row>
        <table:table-row table:style-name="ro1">
          <table:table-cell office:value-type="float" office:value="1.643798009377256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1697206497" table:style-name="ce1">
            <text:p>6.01697E+11</text:p>
          </table:table-cell>
          <table:table-cell table:number-columns-repeated="16381"/>
        </table:table-row>
        <table:table-row table:style-name="ro1">
          <table:table-cell office:value-type="float" office:value="1.643798009476888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1453065872" table:style-name="ce1">
            <text:p>6.01453E+11</text:p>
          </table:table-cell>
          <table:table-cell table:number-columns-repeated="16381"/>
        </table:table-row>
        <table:table-row table:style-name="ro1">
          <table:table-cell office:value-type="float" office:value="1.6437980095768356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1100063324" table:style-name="ce1">
            <text:p>6.011E+11</text:p>
          </table:table-cell>
          <table:table-cell table:number-columns-repeated="16381"/>
        </table:table-row>
        <table:table-row table:style-name="ro1">
          <table:table-cell office:value-type="float" office:value="1.6437980096774423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0717449188" table:style-name="ce1">
            <text:p>6.00717E+11</text:p>
          </table:table-cell>
          <table:table-cell table:number-columns-repeated="16381"/>
        </table:table-row>
        <table:table-row table:style-name="ro1">
          <table:table-cell office:value-type="float" office:value="1.6437980097769075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0470590591" table:style-name="ce1">
            <text:p>6.00471E+11</text:p>
          </table:table-cell>
          <table:table-cell table:number-columns-repeated="16381"/>
        </table:table-row>
        <table:table-row table:style-name="ro1">
          <table:table-cell office:value-type="float" office:value="1.6437980098767219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600093793869" table:style-name="ce1">
            <text:p>6.00094E+11</text:p>
          </table:table-cell>
          <table:table-cell table:number-columns-repeated="16381"/>
        </table:table-row>
        <table:table-row table:style-name="ro1">
          <table:table-cell office:value-type="float" office:value="1.6437980099773061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990696907" table:style-name="ce1">
            <text:p>59990696907</text:p>
          </table:table-cell>
          <table:table-cell table:number-columns-repeated="16381"/>
        </table:table-row>
        <table:table-row table:style-name="ro1">
          <table:table-cell office:value-type="float" office:value="1.6437980100771599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9574565887" table:style-name="ce1">
            <text:p>5.99575E+11</text:p>
          </table:table-cell>
          <table:table-cell table:number-columns-repeated="16381"/>
        </table:table-row>
        <table:table-row table:style-name="ro1">
          <table:table-cell office:value-type="float" office:value="1.6437980101768394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9218940735" table:style-name="ce1">
            <text:p>5.99219E+11</text:p>
          </table:table-cell>
          <table:table-cell table:number-columns-repeated="16381"/>
        </table:table-row>
        <table:table-row table:style-name="ro1">
          <table:table-cell office:value-type="float" office:value="1.6437980102771955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9062013626" table:style-name="ce1">
            <text:p>5.99062E+11</text:p>
          </table:table-cell>
          <table:table-cell table:number-columns-repeated="16381"/>
        </table:table-row>
        <table:table-row table:style-name="ro1">
          <table:table-cell office:value-type="float" office:value="1.6437980103770099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8737955093" table:style-name="ce1">
            <text:p>5.98738E+11</text:p>
          </table:table-cell>
          <table:table-cell table:number-columns-repeated="16381"/>
        </table:table-row>
        <table:table-row table:style-name="ro1">
          <table:table-cell office:value-type="float" office:value="1.6437980104775547E+18" table:style-name="ce1">
            <text:p>1.6438E+18</text:p>
          </table:table-cell>
          <table:table-cell office:value-type="float" office:value="-50730830431" table:style-name="ce1">
            <text:p>-50730830431</text:p>
          </table:table-cell>
          <table:table-cell office:value-type="float" office:value="598633813858" table:style-name="ce1">
            <text:p>5.98634E+11</text:p>
          </table:table-cell>
          <table:table-cell table:number-columns-repeated="16381"/>
        </table:table-row>
        <table:table-row table:style-name="ro1">
          <table:table-cell office:value-type="float" office:value="1.643798010576856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890422821" table:style-name="ce1">
            <text:p>5.9989E+11</text:p>
          </table:table-cell>
          <table:table-cell table:number-columns-repeated="16381"/>
        </table:table-row>
        <table:table-row table:style-name="ro1">
          <table:table-cell office:value-type="float" office:value="1.6437980106773368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890422821" table:style-name="ce1">
            <text:p>5.9989E+11</text:p>
          </table:table-cell>
          <table:table-cell table:number-columns-repeated="16381"/>
        </table:table-row>
        <table:table-row table:style-name="ro1">
          <table:table-cell office:value-type="float" office:value="1.643798010777053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937200546" table:style-name="ce1">
            <text:p>5.99937E+11</text:p>
          </table:table-cell>
          <table:table-cell table:number-columns-repeated="16381"/>
        </table:table-row>
        <table:table-row table:style-name="ro1">
          <table:table-cell office:value-type="float" office:value="1.64379801087706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722957611" table:style-name="ce1">
            <text:p>5.99723E+11</text:p>
          </table:table-cell>
          <table:table-cell table:number-columns-repeated="16381"/>
        </table:table-row>
        <table:table-row table:style-name="ro1">
          <table:table-cell office:value-type="float" office:value="1.643798010977297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700975418" table:style-name="ce1">
            <text:p>5.99701E+11</text:p>
          </table:table-cell>
          <table:table-cell table:number-columns-repeated="16381"/>
        </table:table-row>
        <table:table-row table:style-name="ro1">
          <table:table-cell office:value-type="float" office:value="1.643798011077378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511814117" table:style-name="ce1">
            <text:p>5.99512E+11</text:p>
          </table:table-cell>
          <table:table-cell table:number-columns-repeated="16381"/>
        </table:table-row>
        <table:table-row table:style-name="ro1">
          <table:table-cell office:value-type="float" office:value="1.64379801117735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287796021" table:style-name="ce1">
            <text:p>5.99288E+11</text:p>
          </table:table-cell>
          <table:table-cell table:number-columns-repeated="16381"/>
        </table:table-row>
        <table:table-row table:style-name="ro1">
          <table:table-cell office:value-type="float" office:value="1.643798011276977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9180173874" table:style-name="ce1">
            <text:p>5.9918E+11</text:p>
          </table:table-cell>
          <table:table-cell table:number-columns-repeated="16381"/>
        </table:table-row>
        <table:table-row table:style-name="ro1">
          <table:table-cell office:value-type="float" office:value="1.643798011377375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8926591873" table:style-name="ce1">
            <text:p>5.98927E+11</text:p>
          </table:table-cell>
          <table:table-cell table:number-columns-repeated="16381"/>
        </table:table-row>
        <table:table-row table:style-name="ro1">
          <table:table-cell office:value-type="float" office:value="1.643798011477213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87803936" table:style-name="ce1">
            <text:p>5987803936</text:p>
          </table:table-cell>
          <table:table-cell table:number-columns-repeated="16381"/>
        </table:table-row>
        <table:table-row table:style-name="ro1">
          <table:table-cell office:value-type="float" office:value="1.6437980115769551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8518419266" table:style-name="ce1">
            <text:p>5.98518E+11</text:p>
          </table:table-cell>
          <table:table-cell table:number-columns-repeated="16381"/>
        </table:table-row>
        <table:table-row table:style-name="ro1">
          <table:table-cell office:value-type="float" office:value="1.6437980116779771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8228406906" table:style-name="ce1">
            <text:p>5.98228E+11</text:p>
          </table:table-cell>
          <table:table-cell table:number-columns-repeated="16381"/>
        </table:table-row>
        <table:table-row table:style-name="ro1">
          <table:table-cell office:value-type="float" office:value="1.643798011776827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8085641861" table:style-name="ce1">
            <text:p>5.98086E+11</text:p>
          </table:table-cell>
          <table:table-cell table:number-columns-repeated="16381"/>
        </table:table-row>
        <table:table-row table:style-name="ro1">
          <table:table-cell office:value-type="float" office:value="1.643798011877158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7802352905" table:style-name="ce1">
            <text:p>5.97802E+11</text:p>
          </table:table-cell>
          <table:table-cell table:number-columns-repeated="16381"/>
        </table:table-row>
        <table:table-row table:style-name="ro1">
          <table:table-cell office:value-type="float" office:value="1.643798011977030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7702503204" table:style-name="ce1">
            <text:p>5.97703E+11</text:p>
          </table:table-cell>
          <table:table-cell table:number-columns-repeated="16381"/>
        </table:table-row>
        <table:table-row table:style-name="ro1">
          <table:table-cell office:value-type="float" office:value="1.6437980120769679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7463989258" table:style-name="ce1">
            <text:p>5.97464E+11</text:p>
          </table:table-cell>
          <table:table-cell table:number-columns-repeated="16381"/>
        </table:table-row>
        <table:table-row table:style-name="ro1">
          <table:table-cell office:value-type="float" office:value="1.643798012176840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7194814682" table:style-name="ce1">
            <text:p>5.97195E+11</text:p>
          </table:table-cell>
          <table:table-cell table:number-columns-repeated="16381"/>
        </table:table-row>
        <table:table-row table:style-name="ro1">
          <table:table-cell office:value-type="float" office:value="1.6437980122777408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7177934647" table:style-name="ce1">
            <text:p>5.97178E+11</text:p>
          </table:table-cell>
          <table:table-cell table:number-columns-repeated="16381"/>
        </table:table-row>
        <table:table-row table:style-name="ro1">
          <table:table-cell office:value-type="float" office:value="1.643798012377426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941280365" table:style-name="ce1">
            <text:p>5.96941E+11</text:p>
          </table:table-cell>
          <table:table-cell table:number-columns-repeated="16381"/>
        </table:table-row>
        <table:table-row table:style-name="ro1">
          <table:table-cell office:value-type="float" office:value="1.6437980124767898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772241592" table:style-name="ce1">
            <text:p>5.96772E+11</text:p>
          </table:table-cell>
          <table:table-cell table:number-columns-repeated="16381"/>
        </table:table-row>
        <table:table-row table:style-name="ro1">
          <table:table-cell office:value-type="float" office:value="1.643798012577847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531772614" table:style-name="ce1">
            <text:p>5.96532E+11</text:p>
          </table:table-cell>
          <table:table-cell table:number-columns-repeated="16381"/>
        </table:table-row>
        <table:table-row table:style-name="ro1">
          <table:table-cell office:value-type="float" office:value="1.6437980126771323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266269684" table:style-name="ce1">
            <text:p>5.96266E+11</text:p>
          </table:table-cell>
          <table:table-cell table:number-columns-repeated="16381"/>
        </table:table-row>
        <table:table-row table:style-name="ro1">
          <table:table-cell office:value-type="float" office:value="1.6437980127774441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335077286" table:style-name="ce1">
            <text:p>5.96335E+11</text:p>
          </table:table-cell>
          <table:table-cell table:number-columns-repeated="16381"/>
        </table:table-row>
        <table:table-row table:style-name="ro1">
          <table:table-cell office:value-type="float" office:value="1.64379801287782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111488342" table:style-name="ce1">
            <text:p>5.96111E+11</text:p>
          </table:table-cell>
          <table:table-cell table:number-columns-repeated="16381"/>
        </table:table-row>
        <table:table-row table:style-name="ro1">
          <table:table-cell office:value-type="float" office:value="1.64379801297705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6044492722" table:style-name="ce1">
            <text:p>5.96044E+11</text:p>
          </table:table-cell>
          <table:table-cell table:number-columns-repeated="16381"/>
        </table:table-row>
        <table:table-row table:style-name="ro1">
          <table:table-cell office:value-type="float" office:value="1.643798013077616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5808029175" table:style-name="ce1">
            <text:p>5.95808E+11</text:p>
          </table:table-cell>
          <table:table-cell table:number-columns-repeated="16381"/>
        </table:table-row>
        <table:table-row table:style-name="ro1">
          <table:table-cell office:value-type="float" office:value="1.643798013177287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5524930954" table:style-name="ce1">
            <text:p>5.95525E+11</text:p>
          </table:table-cell>
          <table:table-cell table:number-columns-repeated="16381"/>
        </table:table-row>
        <table:table-row table:style-name="ro1">
          <table:table-cell office:value-type="float" office:value="1.6437980132777713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5416259766" table:style-name="ce1">
            <text:p>5.95416E+11</text:p>
          </table:table-cell>
          <table:table-cell table:number-columns-repeated="16381"/>
        </table:table-row>
        <table:table-row table:style-name="ro1">
          <table:table-cell office:value-type="float" office:value="1.6437980133773181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5109939575" table:style-name="ce1">
            <text:p>5.9511E+11</text:p>
          </table:table-cell>
          <table:table-cell table:number-columns-repeated="16381"/>
        </table:table-row>
        <table:table-row table:style-name="ro1">
          <table:table-cell office:value-type="float" office:value="1.6437980134774989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4957876205" table:style-name="ce1">
            <text:p>5.94958E+11</text:p>
          </table:table-cell>
          <table:table-cell table:number-columns-repeated="16381"/>
        </table:table-row>
        <table:table-row table:style-name="ro1">
          <table:table-cell office:value-type="float" office:value="1.6437980135771049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4662475586" table:style-name="ce1">
            <text:p>5.94662E+11</text:p>
          </table:table-cell>
          <table:table-cell table:number-columns-repeated="16381"/>
        </table:table-row>
        <table:table-row table:style-name="ro1">
          <table:table-cell office:value-type="float" office:value="1.6437980136770941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4340658188" table:style-name="ce1">
            <text:p>5.94341E+11</text:p>
          </table:table-cell>
          <table:table-cell table:number-columns-repeated="16381"/>
        </table:table-row>
        <table:table-row table:style-name="ro1">
          <table:table-cell office:value-type="float" office:value="1.6437980137770568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4277572632" table:style-name="ce1">
            <text:p>5.94278E+11</text:p>
          </table:table-cell>
          <table:table-cell table:number-columns-repeated="16381"/>
        </table:table-row>
        <table:table-row table:style-name="ro1">
          <table:table-cell office:value-type="float" office:value="1.643798013877585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4007778168" table:style-name="ce1">
            <text:p>5.94008E+11</text:p>
          </table:table-cell>
          <table:table-cell table:number-columns-repeated="16381"/>
        </table:table-row>
        <table:table-row table:style-name="ro1">
          <table:table-cell office:value-type="float" office:value="1.643798013977128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3817329407" table:style-name="ce1">
            <text:p>5.93817E+11</text:p>
          </table:table-cell>
          <table:table-cell table:number-columns-repeated="16381"/>
        </table:table-row>
        <table:table-row table:style-name="ro1">
          <table:table-cell office:value-type="float" office:value="1.6437980140772065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3560504913" table:style-name="ce1">
            <text:p>5.93561E+11</text:p>
          </table:table-cell>
          <table:table-cell table:number-columns-repeated="16381"/>
        </table:table-row>
        <table:table-row table:style-name="ro1">
          <table:table-cell office:value-type="float" office:value="1.643798014177130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3288040161" table:style-name="ce1">
            <text:p>5.93288E+11</text:p>
          </table:table-cell>
          <table:table-cell table:number-columns-repeated="16381"/>
        </table:table-row>
        <table:table-row table:style-name="ro1">
          <table:table-cell office:value-type="float" office:value="1.643798014276895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327712059" table:style-name="ce1">
            <text:p>59327712059</text:p>
          </table:table-cell>
          <table:table-cell table:number-columns-repeated="16381"/>
        </table:table-row>
        <table:table-row table:style-name="ro1">
          <table:table-cell office:value-type="float" office:value="1.643798014376832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3060541153" table:style-name="ce1">
            <text:p>5.93061E+11</text:p>
          </table:table-cell>
          <table:table-cell table:number-columns-repeated="16381"/>
        </table:table-row>
        <table:table-row table:style-name="ro1">
          <table:table-cell office:value-type="float" office:value="1.643798014477145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993068695" table:style-name="ce1">
            <text:p>5.92993E+11</text:p>
          </table:table-cell>
          <table:table-cell table:number-columns-repeated="16381"/>
        </table:table-row>
        <table:table-row table:style-name="ro1">
          <table:table-cell office:value-type="float" office:value="1.6437980145774047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793798447" table:style-name="ce1">
            <text:p>5.92794E+11</text:p>
          </table:table-cell>
          <table:table-cell table:number-columns-repeated="16381"/>
        </table:table-row>
        <table:table-row table:style-name="ro1">
          <table:table-cell office:value-type="float" office:value="1.6437980146773463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567014694" table:style-name="ce1">
            <text:p>5.92567E+11</text:p>
          </table:table-cell>
          <table:table-cell table:number-columns-repeated="16381"/>
        </table:table-row>
        <table:table-row table:style-name="ro1">
          <table:table-cell office:value-type="float" office:value="1.6437980147773645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544794083" table:style-name="ce1">
            <text:p>5.92545E+11</text:p>
          </table:table-cell>
          <table:table-cell table:number-columns-repeated="16381"/>
        </table:table-row>
        <table:table-row table:style-name="ro1">
          <table:table-cell office:value-type="float" office:value="1.6437980148777564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342662811" table:style-name="ce1">
            <text:p>5.92343E+11</text:p>
          </table:table-cell>
          <table:table-cell table:number-columns-repeated="16381"/>
        </table:table-row>
        <table:table-row table:style-name="ro1">
          <table:table-cell office:value-type="float" office:value="1.6437980149774356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262125015" table:style-name="ce1">
            <text:p>5.92262E+11</text:p>
          </table:table-cell>
          <table:table-cell table:number-columns-repeated="16381"/>
        </table:table-row>
        <table:table-row table:style-name="ro1">
          <table:table-cell office:value-type="float" office:value="1.6437980150776353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2053174973" table:style-name="ce1">
            <text:p>5.92053E+11</text:p>
          </table:table-cell>
          <table:table-cell table:number-columns-repeated="16381"/>
        </table:table-row>
        <table:table-row table:style-name="ro1">
          <table:table-cell office:value-type="float" office:value="1.643798015177449E+18" table:style-name="ce1">
            <text:p>1.6438E+18</text:p>
          </table:table-cell>
          <table:table-cell office:value-type="float" office:value="-516090393066" table:style-name="ce1">
            <text:p>-5.1609E+11</text:p>
          </table:table-cell>
          <table:table-cell office:value-type="float" office:value="591815805435" table:style-name="ce1">
            <text:p>5.91816E+11</text:p>
          </table:table-cell>
          <table:table-cell table:number-columns-repeated="16381"/>
        </table:table-row>
        <table:table-row table:style-name="ro1">
          <table:table-cell office:value-type="float" office:value="1.6437980152773432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4765710831" table:style-name="ce1">
            <text:p>5.94766E+11</text:p>
          </table:table-cell>
          <table:table-cell table:number-columns-repeated="16381"/>
        </table:table-row>
        <table:table-row table:style-name="ro1">
          <table:table-cell office:value-type="float" office:value="1.643798015377273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4765710831" table:style-name="ce1">
            <text:p>5.94766E+11</text:p>
          </table:table-cell>
          <table:table-cell table:number-columns-repeated="16381"/>
        </table:table-row>
        <table:table-row table:style-name="ro1">
          <table:table-cell office:value-type="float" office:value="1.6437980154775204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4609165192" table:style-name="ce1">
            <text:p>5.94609E+11</text:p>
          </table:table-cell>
          <table:table-cell table:number-columns-repeated="16381"/>
        </table:table-row>
        <table:table-row table:style-name="ro1">
          <table:table-cell office:value-type="float" office:value="1.6437980155770644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4337272644" table:style-name="ce1">
            <text:p>5.94337E+11</text:p>
          </table:table-cell>
          <table:table-cell table:number-columns-repeated="16381"/>
        </table:table-row>
        <table:table-row table:style-name="ro1">
          <table:table-cell office:value-type="float" office:value="1.643798015677689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4036436081" table:style-name="ce1">
            <text:p>5.94036E+11</text:p>
          </table:table-cell>
          <table:table-cell table:number-columns-repeated="16381"/>
        </table:table-row>
        <table:table-row table:style-name="ro1">
          <table:table-cell office:value-type="float" office:value="1.643798015777002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968200684" table:style-name="ce1">
            <text:p>5.93968E+11</text:p>
          </table:table-cell>
          <table:table-cell table:number-columns-repeated="16381"/>
        </table:table-row>
        <table:table-row table:style-name="ro1">
          <table:table-cell office:value-type="float" office:value="1.6437980158770627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681335449" table:style-name="ce1">
            <text:p>5.93681E+11</text:p>
          </table:table-cell>
          <table:table-cell table:number-columns-repeated="16381"/>
        </table:table-row>
        <table:table-row table:style-name="ro1">
          <table:table-cell office:value-type="float" office:value="1.643798015976833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594121933" table:style-name="ce1">
            <text:p>5.93594E+11</text:p>
          </table:table-cell>
          <table:table-cell table:number-columns-repeated="16381"/>
        </table:table-row>
        <table:table-row table:style-name="ro1">
          <table:table-cell office:value-type="float" office:value="1.6437980160769882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329334259" table:style-name="ce1">
            <text:p>5.93329E+11</text:p>
          </table:table-cell>
          <table:table-cell table:number-columns-repeated="16381"/>
        </table:table-row>
        <table:table-row table:style-name="ro1">
          <table:table-cell office:value-type="float" office:value="1.643798016177165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033456802" table:style-name="ce1">
            <text:p>5.93033E+11</text:p>
          </table:table-cell>
          <table:table-cell table:number-columns-repeated="16381"/>
        </table:table-row>
        <table:table-row table:style-name="ro1">
          <table:table-cell office:value-type="float" office:value="1.6437980162770836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897701263" table:style-name="ce1">
            <text:p>5.92898E+11</text:p>
          </table:table-cell>
          <table:table-cell table:number-columns-repeated="16381"/>
        </table:table-row>
        <table:table-row table:style-name="ro1">
          <table:table-cell office:value-type="float" office:value="1.6437980163774159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618703842" table:style-name="ce1">
            <text:p>5.92619E+11</text:p>
          </table:table-cell>
          <table:table-cell table:number-columns-repeated="16381"/>
        </table:table-row>
        <table:table-row table:style-name="ro1">
          <table:table-cell office:value-type="float" office:value="1.64379801647711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553186417" table:style-name="ce1">
            <text:p>5.92553E+11</text:p>
          </table:table-cell>
          <table:table-cell table:number-columns-repeated="16381"/>
        </table:table-row>
        <table:table-row table:style-name="ro1">
          <table:table-cell office:value-type="float" office:value="1.6437980165776202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390012741" table:style-name="ce1">
            <text:p>5.9239E+11</text:p>
          </table:table-cell>
          <table:table-cell table:number-columns-repeated="16381"/>
        </table:table-row>
        <table:table-row table:style-name="ro1">
          <table:table-cell office:value-type="float" office:value="1.643798016676768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292833328" table:style-name="ce1">
            <text:p>5.92293E+11</text:p>
          </table:table-cell>
          <table:table-cell table:number-columns-repeated="16381"/>
        </table:table-row>
        <table:table-row table:style-name="ro1">
          <table:table-cell office:value-type="float" office:value="1.6437980167772636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547988892" table:style-name="ce1">
            <text:p>5.92548E+11</text:p>
          </table:table-cell>
          <table:table-cell table:number-columns-repeated="16381"/>
        </table:table-row>
        <table:table-row table:style-name="ro1">
          <table:table-cell office:value-type="float" office:value="1.6437980168780989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68283844" table:style-name="ce1">
            <text:p>59268283844</text:p>
          </table:table-cell>
          <table:table-cell table:number-columns-repeated="16381"/>
        </table:table-row>
        <table:table-row table:style-name="ro1">
          <table:table-cell office:value-type="float" office:value="1.6437980169769825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90599823" table:style-name="ce1">
            <text:p>59290599823</text:p>
          </table:table-cell>
          <table:table-cell table:number-columns-repeated="16381"/>
        </table:table-row>
        <table:table-row table:style-name="ro1">
          <table:table-cell office:value-type="float" office:value="1.6437980170775117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3014144897" table:style-name="ce1">
            <text:p>5.93014E+11</text:p>
          </table:table-cell>
          <table:table-cell table:number-columns-repeated="16381"/>
        </table:table-row>
        <table:table-row table:style-name="ro1">
          <table:table-cell office:value-type="float" office:value="1.643798017177056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998743057" table:style-name="ce1">
            <text:p>5.92999E+11</text:p>
          </table:table-cell>
          <table:table-cell table:number-columns-repeated="16381"/>
        </table:table-row>
        <table:table-row table:style-name="ro1">
          <table:table-cell office:value-type="float" office:value="1.6437980172771177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941045761" table:style-name="ce1">
            <text:p>5.92941E+11</text:p>
          </table:table-cell>
          <table:table-cell table:number-columns-repeated="16381"/>
        </table:table-row>
        <table:table-row table:style-name="ro1">
          <table:table-cell office:value-type="float" office:value="1.643798017377312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698049545" table:style-name="ce1">
            <text:p>5.92698E+11</text:p>
          </table:table-cell>
          <table:table-cell table:number-columns-repeated="16381"/>
        </table:table-row>
        <table:table-row table:style-name="ro1">
          <table:table-cell office:value-type="float" office:value="1.6437980174771149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232916832" table:style-name="ce1">
            <text:p>59232916832</text:p>
          </table:table-cell>
          <table:table-cell table:number-columns-repeated="16381"/>
        </table:table-row>
        <table:table-row table:style-name="ro1">
          <table:table-cell office:value-type="float" office:value="1.643798017576993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1833543777" table:style-name="ce1">
            <text:p>5.91834E+11</text:p>
          </table:table-cell>
          <table:table-cell table:number-columns-repeated="16381"/>
        </table:table-row>
        <table:table-row table:style-name="ro1">
          <table:table-cell office:value-type="float" office:value="1.643798017676812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1254329681" table:style-name="ce1">
            <text:p>5.91254E+11</text:p>
          </table:table-cell>
          <table:table-cell table:number-columns-repeated="16381"/>
        </table:table-row>
        <table:table-row table:style-name="ro1">
          <table:table-cell office:value-type="float" office:value="1.6437980177770537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802383423" table:style-name="ce1">
            <text:p>5.90802E+11</text:p>
          </table:table-cell>
          <table:table-cell table:number-columns-repeated="16381"/>
        </table:table-row>
        <table:table-row table:style-name="ro1">
          <table:table-cell office:value-type="float" office:value="1.643798017876907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341091156" table:style-name="ce1">
            <text:p>5.90341E+11</text:p>
          </table:table-cell>
          <table:table-cell table:number-columns-repeated="16381"/>
        </table:table-row>
        <table:table-row table:style-name="ro1">
          <table:table-cell office:value-type="float" office:value="1.643798017977037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259885788" table:style-name="ce1">
            <text:p>5.9026E+11</text:p>
          </table:table-cell>
          <table:table-cell table:number-columns-repeated="16381"/>
        </table:table-row>
        <table:table-row table:style-name="ro1">
          <table:table-cell office:value-type="float" office:value="1.6437980180773309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099859238" table:style-name="ce1">
            <text:p>5.901E+11</text:p>
          </table:table-cell>
          <table:table-cell table:number-columns-repeated="16381"/>
        </table:table-row>
        <table:table-row table:style-name="ro1">
          <table:table-cell office:value-type="float" office:value="1.6437980181772316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02161026" table:style-name="ce1">
            <text:p>59002161026</text:p>
          </table:table-cell>
          <table:table-cell table:number-columns-repeated="16381"/>
        </table:table-row>
        <table:table-row table:style-name="ro1">
          <table:table-cell office:value-type="float" office:value="1.6437980182771384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526914597" table:style-name="ce1">
            <text:p>5.90527E+11</text:p>
          </table:table-cell>
          <table:table-cell table:number-columns-repeated="16381"/>
        </table:table-row>
        <table:table-row table:style-name="ro1">
          <table:table-cell office:value-type="float" office:value="1.643798018376867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655660629" table:style-name="ce1">
            <text:p>5.90656E+11</text:p>
          </table:table-cell>
          <table:table-cell table:number-columns-repeated="16381"/>
        </table:table-row>
        <table:table-row table:style-name="ro1">
          <table:table-cell office:value-type="float" office:value="1.6437980184774385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917015076" table:style-name="ce1">
            <text:p>5.90917E+11</text:p>
          </table:table-cell>
          <table:table-cell table:number-columns-repeated="16381"/>
        </table:table-row>
        <table:table-row table:style-name="ro1">
          <table:table-cell office:value-type="float" office:value="1.6437980185771415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977573395" table:style-name="ce1">
            <text:p>5.90978E+11</text:p>
          </table:table-cell>
          <table:table-cell table:number-columns-repeated="16381"/>
        </table:table-row>
        <table:table-row table:style-name="ro1">
          <table:table-cell office:value-type="float" office:value="1.643798018676909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934944153" table:style-name="ce1">
            <text:p>5.90935E+11</text:p>
          </table:table-cell>
          <table:table-cell table:number-columns-repeated="16381"/>
        </table:table-row>
        <table:table-row table:style-name="ro1">
          <table:table-cell office:value-type="float" office:value="1.6437980187770304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1035223007" table:style-name="ce1">
            <text:p>5.91035E+11</text:p>
          </table:table-cell>
          <table:table-cell table:number-columns-repeated="16381"/>
        </table:table-row>
        <table:table-row table:style-name="ro1">
          <table:table-cell office:value-type="float" office:value="1.643798018877749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847063065" table:style-name="ce1">
            <text:p>5.90847E+11</text:p>
          </table:table-cell>
          <table:table-cell table:number-columns-repeated="16381"/>
        </table:table-row>
        <table:table-row table:style-name="ro1">
          <table:table-cell office:value-type="float" office:value="1.643798018977238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689086914" table:style-name="ce1">
            <text:p>5.90689E+11</text:p>
          </table:table-cell>
          <table:table-cell table:number-columns-repeated="16381"/>
        </table:table-row>
        <table:table-row table:style-name="ro1">
          <table:table-cell office:value-type="float" office:value="1.643798019076880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380096436" table:style-name="ce1">
            <text:p>5.9038E+11</text:p>
          </table:table-cell>
          <table:table-cell table:number-columns-repeated="16381"/>
        </table:table-row>
        <table:table-row table:style-name="ro1">
          <table:table-cell office:value-type="float" office:value="1.6437980191768822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90016841888" table:style-name="ce1">
            <text:p>5.90017E+11</text:p>
          </table:table-cell>
          <table:table-cell table:number-columns-repeated="16381"/>
        </table:table-row>
        <table:table-row table:style-name="ro1">
          <table:table-cell office:value-type="float" office:value="1.643798019277538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9634847641" table:style-name="ce1">
            <text:p>5.89635E+11</text:p>
          </table:table-cell>
          <table:table-cell table:number-columns-repeated="16381"/>
        </table:table-row>
        <table:table-row table:style-name="ro1">
          <table:table-cell office:value-type="float" office:value="1.6437980193768763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9236211777" table:style-name="ce1">
            <text:p>5.89236E+11</text:p>
          </table:table-cell>
          <table:table-cell table:number-columns-repeated="16381"/>
        </table:table-row>
        <table:table-row table:style-name="ro1">
          <table:table-cell office:value-type="float" office:value="1.64379801947756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896818161" table:style-name="ce1">
            <text:p>58896818161</text:p>
          </table:table-cell>
          <table:table-cell table:number-columns-repeated="16381"/>
        </table:table-row>
        <table:table-row table:style-name="ro1">
          <table:table-cell office:value-type="float" office:value="1.643798019577040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86510849" table:style-name="ce1">
            <text:p>5886510849</text:p>
          </table:table-cell>
          <table:table-cell table:number-columns-repeated="16381"/>
        </table:table-row>
        <table:table-row table:style-name="ro1">
          <table:table-cell office:value-type="float" office:value="1.6437980196771008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8363218307" table:style-name="ce1">
            <text:p>5.88363E+11</text:p>
          </table:table-cell>
          <table:table-cell table:number-columns-repeated="16381"/>
        </table:table-row>
        <table:table-row table:style-name="ro1">
          <table:table-cell office:value-type="float" office:value="1.643798019777251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8485097885" table:style-name="ce1">
            <text:p>5.88485E+11</text:p>
          </table:table-cell>
          <table:table-cell table:number-columns-repeated="16381"/>
        </table:table-row>
        <table:table-row table:style-name="ro1">
          <table:table-cell office:value-type="float" office:value="1.6437980198769741E+18" table:style-name="ce1">
            <text:p>1.6438E+18</text:p>
          </table:table-cell>
          <table:table-cell office:value-type="float" office:value="-485148519278" table:style-name="ce1">
            <text:p>-4.85149E+11</text:p>
          </table:table-cell>
          <table:table-cell office:value-type="float" office:value="588388633728" table:style-name="ce1">
            <text:p>5.88389E+11</text:p>
          </table:table-cell>
          <table:table-cell table:number-columns-repeated="16381"/>
        </table:table-row>
        <table:table-row table:style-name="ro1">
          <table:table-cell office:value-type="float" office:value="1.643798019977462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7464447" table:style-name="ce1">
            <text:p>58467464447</text:p>
          </table:table-cell>
          <table:table-cell table:number-columns-repeated="16381"/>
        </table:table-row>
        <table:table-row table:style-name="ro1">
          <table:table-cell office:value-type="float" office:value="1.643798020076907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7464447" table:style-name="ce1">
            <text:p>58467464447</text:p>
          </table:table-cell>
          <table:table-cell table:number-columns-repeated="16381"/>
        </table:table-row>
        <table:table-row table:style-name="ro1">
          <table:table-cell office:value-type="float" office:value="1.6437980201783506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61483765" table:style-name="ce1">
            <text:p>5.84661E+11</text:p>
          </table:table-cell>
          <table:table-cell table:number-columns-repeated="16381"/>
        </table:table-row>
        <table:table-row table:style-name="ro1">
          <table:table-cell office:value-type="float" office:value="1.643798020278561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938573837" table:style-name="ce1">
            <text:p>5.84939E+11</text:p>
          </table:table-cell>
          <table:table-cell table:number-columns-repeated="16381"/>
        </table:table-row>
        <table:table-row table:style-name="ro1">
          <table:table-cell office:value-type="float" office:value="1.643798020376276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946203232" table:style-name="ce1">
            <text:p>5.84946E+11</text:p>
          </table:table-cell>
          <table:table-cell table:number-columns-repeated="16381"/>
        </table:table-row>
        <table:table-row table:style-name="ro1">
          <table:table-cell office:value-type="float" office:value="1.643798020477370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5053682327" table:style-name="ce1">
            <text:p>5.85054E+11</text:p>
          </table:table-cell>
          <table:table-cell table:number-columns-repeated="16381"/>
        </table:table-row>
        <table:table-row table:style-name="ro1">
          <table:table-cell office:value-type="float" office:value="1.643798020576869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500213623" table:style-name="ce1">
            <text:p>58500213623</text:p>
          </table:table-cell>
          <table:table-cell table:number-columns-repeated="16381"/>
        </table:table-row>
        <table:table-row table:style-name="ro1">
          <table:table-cell office:value-type="float" office:value="1.643798020676828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876251221" table:style-name="ce1">
            <text:p>5.84876E+11</text:p>
          </table:table-cell>
          <table:table-cell table:number-columns-repeated="16381"/>
        </table:table-row>
        <table:table-row table:style-name="ro1">
          <table:table-cell office:value-type="float" office:value="1.6437980207768177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857273102" table:style-name="ce1">
            <text:p>5.84857E+11</text:p>
          </table:table-cell>
          <table:table-cell table:number-columns-repeated="16381"/>
        </table:table-row>
        <table:table-row table:style-name="ro1">
          <table:table-cell office:value-type="float" office:value="1.6437980208771917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58050537" table:style-name="ce1">
            <text:p>5.84658E+11</text:p>
          </table:table-cell>
          <table:table-cell table:number-columns-repeated="16381"/>
        </table:table-row>
        <table:table-row table:style-name="ro1">
          <table:table-cell office:value-type="float" office:value="1.6437980209770522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454679489" table:style-name="ce1">
            <text:p>5.84455E+11</text:p>
          </table:table-cell>
          <table:table-cell table:number-columns-repeated="16381"/>
        </table:table-row>
        <table:table-row table:style-name="ro1">
          <table:table-cell office:value-type="float" office:value="1.6437980210772902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177780151" table:style-name="ce1">
            <text:p>5.84178E+11</text:p>
          </table:table-cell>
          <table:table-cell table:number-columns-repeated="16381"/>
        </table:table-row>
        <table:table-row table:style-name="ro1">
          <table:table-cell office:value-type="float" office:value="1.6437980211780216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867835999" table:style-name="ce1">
            <text:p>5.83868E+11</text:p>
          </table:table-cell>
          <table:table-cell table:number-columns-repeated="16381"/>
        </table:table-row>
        <table:table-row table:style-name="ro1">
          <table:table-cell office:value-type="float" office:value="1.643798021277238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632183075" table:style-name="ce1">
            <text:p>5.83632E+11</text:p>
          </table:table-cell>
          <table:table-cell table:number-columns-repeated="16381"/>
        </table:table-row>
        <table:table-row table:style-name="ro1">
          <table:table-cell office:value-type="float" office:value="1.643798021377101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332681656" table:style-name="ce1">
            <text:p>5.83333E+11</text:p>
          </table:table-cell>
          <table:table-cell table:number-columns-repeated="16381"/>
        </table:table-row>
        <table:table-row table:style-name="ro1">
          <table:table-cell office:value-type="float" office:value="1.6437980214768161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192014694" table:style-name="ce1">
            <text:p>5.83192E+11</text:p>
          </table:table-cell>
          <table:table-cell table:number-columns-repeated="16381"/>
        </table:table-row>
        <table:table-row table:style-name="ro1">
          <table:table-cell office:value-type="float" office:value="1.643798021577218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011436462" table:style-name="ce1">
            <text:p>5.83011E+11</text:p>
          </table:table-cell>
          <table:table-cell table:number-columns-repeated="16381"/>
        </table:table-row>
        <table:table-row table:style-name="ro1">
          <table:table-cell office:value-type="float" office:value="1.643798021676440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2902479172" table:style-name="ce1">
            <text:p>5.82902E+11</text:p>
          </table:table-cell>
          <table:table-cell table:number-columns-repeated="16381"/>
        </table:table-row>
        <table:table-row table:style-name="ro1">
          <table:table-cell office:value-type="float" office:value="1.6437980217773937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249998093" table:style-name="ce1">
            <text:p>5.8325E+11</text:p>
          </table:table-cell>
          <table:table-cell table:number-columns-repeated="16381"/>
        </table:table-row>
        <table:table-row table:style-name="ro1">
          <table:table-cell office:value-type="float" office:value="1.643798021877486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467054367" table:style-name="ce1">
            <text:p>5.83467E+11</text:p>
          </table:table-cell>
          <table:table-cell table:number-columns-repeated="16381"/>
        </table:table-row>
        <table:table-row table:style-name="ro1">
          <table:table-cell office:value-type="float" office:value="1.64379802197725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830499649" table:style-name="ce1">
            <text:p>5.8383E+11</text:p>
          </table:table-cell>
          <table:table-cell table:number-columns-repeated="16381"/>
        </table:table-row>
        <table:table-row table:style-name="ro1">
          <table:table-cell office:value-type="float" office:value="1.643798022076995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106016159" table:style-name="ce1">
            <text:p>5.84106E+11</text:p>
          </table:table-cell>
          <table:table-cell table:number-columns-repeated="16381"/>
        </table:table-row>
        <table:table-row table:style-name="ro1">
          <table:table-cell office:value-type="float" office:value="1.643798022177622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3105793" table:style-name="ce1">
            <text:p>5843105793</text:p>
          </table:table-cell>
          <table:table-cell table:number-columns-repeated="16381"/>
        </table:table-row>
        <table:table-row table:style-name="ro1">
          <table:table-cell office:value-type="float" office:value="1.643798022277548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533262253" table:style-name="ce1">
            <text:p>5.84533E+11</text:p>
          </table:table-cell>
          <table:table-cell table:number-columns-repeated="16381"/>
        </table:table-row>
        <table:table-row table:style-name="ro1">
          <table:table-cell office:value-type="float" office:value="1.643798022377284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42028809" table:style-name="ce1">
            <text:p>5.84642E+11</text:p>
          </table:table-cell>
          <table:table-cell table:number-columns-repeated="16381"/>
        </table:table-row>
        <table:table-row table:style-name="ro1">
          <table:table-cell office:value-type="float" office:value="1.643798022477193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755086899" table:style-name="ce1">
            <text:p>5.84755E+11</text:p>
          </table:table-cell>
          <table:table-cell table:number-columns-repeated="16381"/>
        </table:table-row>
        <table:table-row table:style-name="ro1">
          <table:table-cell office:value-type="float" office:value="1.6437980225771374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726476669" table:style-name="ce1">
            <text:p>5.84726E+11</text:p>
          </table:table-cell>
          <table:table-cell table:number-columns-repeated="16381"/>
        </table:table-row>
        <table:table-row table:style-name="ro1">
          <table:table-cell office:value-type="float" office:value="1.643798022677365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08221054" table:style-name="ce1">
            <text:p>5.84608E+11</text:p>
          </table:table-cell>
          <table:table-cell table:number-columns-repeated="16381"/>
        </table:table-row>
        <table:table-row table:style-name="ro1">
          <table:table-cell office:value-type="float" office:value="1.643798022777548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497737885" table:style-name="ce1">
            <text:p>5.84498E+11</text:p>
          </table:table-cell>
          <table:table-cell table:number-columns-repeated="16381"/>
        </table:table-row>
        <table:table-row table:style-name="ro1">
          <table:table-cell office:value-type="float" office:value="1.643798022877187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170627594" table:style-name="ce1">
            <text:p>5.84171E+11</text:p>
          </table:table-cell>
          <table:table-cell table:number-columns-repeated="16381"/>
        </table:table-row>
        <table:table-row table:style-name="ro1">
          <table:table-cell office:value-type="float" office:value="1.643798022977078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834695816" table:style-name="ce1">
            <text:p>5.83835E+11</text:p>
          </table:table-cell>
          <table:table-cell table:number-columns-repeated="16381"/>
        </table:table-row>
        <table:table-row table:style-name="ro1">
          <table:table-cell office:value-type="float" office:value="1.643798023077110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502483368" table:style-name="ce1">
            <text:p>5.83502E+11</text:p>
          </table:table-cell>
          <table:table-cell table:number-columns-repeated="16381"/>
        </table:table-row>
        <table:table-row table:style-name="ro1">
          <table:table-cell office:value-type="float" office:value="1.6437980231765632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240270615" table:style-name="ce1">
            <text:p>5.8324E+11</text:p>
          </table:table-cell>
          <table:table-cell table:number-columns-repeated="16381"/>
        </table:table-row>
        <table:table-row table:style-name="ro1">
          <table:table-cell office:value-type="float" office:value="1.6437980232769764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37430954" table:style-name="ce1">
            <text:p>58337430954</text:p>
          </table:table-cell>
          <table:table-cell table:number-columns-repeated="16381"/>
        </table:table-row>
        <table:table-row table:style-name="ro1">
          <table:table-cell office:value-type="float" office:value="1.6437980233772856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419370651" table:style-name="ce1">
            <text:p>5.83419E+11</text:p>
          </table:table-cell>
          <table:table-cell table:number-columns-repeated="16381"/>
        </table:table-row>
        <table:table-row table:style-name="ro1">
          <table:table-cell office:value-type="float" office:value="1.643798023477202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3781051636" table:style-name="ce1">
            <text:p>5.83781E+11</text:p>
          </table:table-cell>
          <table:table-cell table:number-columns-repeated="16381"/>
        </table:table-row>
        <table:table-row table:style-name="ro1">
          <table:table-cell office:value-type="float" office:value="1.6437980235770524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02056694" table:style-name="ce1">
            <text:p>58402056694</text:p>
          </table:table-cell>
          <table:table-cell table:number-columns-repeated="16381"/>
        </table:table-row>
        <table:table-row table:style-name="ro1">
          <table:table-cell office:value-type="float" office:value="1.643798023677113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227848053" table:style-name="ce1">
            <text:p>5.84228E+11</text:p>
          </table:table-cell>
          <table:table-cell table:number-columns-repeated="16381"/>
        </table:table-row>
        <table:table-row table:style-name="ro1">
          <table:table-cell office:value-type="float" office:value="1.643798023777729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581041336" table:style-name="ce1">
            <text:p>5.84581E+11</text:p>
          </table:table-cell>
          <table:table-cell table:number-columns-repeated="16381"/>
        </table:table-row>
        <table:table-row table:style-name="ro1">
          <table:table-cell office:value-type="float" office:value="1.6437980238770435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90523148" table:style-name="ce1">
            <text:p>5.84691E+11</text:p>
          </table:table-cell>
          <table:table-cell table:number-columns-repeated="16381"/>
        </table:table-row>
        <table:table-row table:style-name="ro1">
          <table:table-cell office:value-type="float" office:value="1.6437980239770772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94051743" table:style-name="ce1">
            <text:p>5.84694E+11</text:p>
          </table:table-cell>
          <table:table-cell table:number-columns-repeated="16381"/>
        </table:table-row>
        <table:table-row table:style-name="ro1">
          <table:table-cell office:value-type="float" office:value="1.6437980240771858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618663788" table:style-name="ce1">
            <text:p>5.84619E+11</text:p>
          </table:table-cell>
          <table:table-cell table:number-columns-repeated="16381"/>
        </table:table-row>
        <table:table-row table:style-name="ro1">
          <table:table-cell office:value-type="float" office:value="1.6437980241771814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474611282" table:style-name="ce1">
            <text:p>5.84475E+11</text:p>
          </table:table-cell>
          <table:table-cell table:number-columns-repeated="16381"/>
        </table:table-row>
        <table:table-row table:style-name="ro1">
          <table:table-cell office:value-type="float" office:value="1.6437980242770063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540557861" table:style-name="ce1">
            <text:p>5.84541E+11</text:p>
          </table:table-cell>
          <table:table-cell table:number-columns-repeated="16381"/>
        </table:table-row>
        <table:table-row table:style-name="ro1">
          <table:table-cell office:value-type="float" office:value="1.643798024377308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383153915" table:style-name="ce1">
            <text:p>5.84383E+11</text:p>
          </table:table-cell>
          <table:table-cell table:number-columns-repeated="16381"/>
        </table:table-row>
        <table:table-row table:style-name="ro1">
          <table:table-cell office:value-type="float" office:value="1.6437980244775096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234189987" table:style-name="ce1">
            <text:p>5.84234E+11</text:p>
          </table:table-cell>
          <table:table-cell table:number-columns-repeated="16381"/>
        </table:table-row>
        <table:table-row table:style-name="ro1">
          <table:table-cell office:value-type="float" office:value="1.6437980245772979E+18" table:style-name="ce1">
            <text:p>1.6438E+18</text:p>
          </table:table-cell>
          <table:table-cell office:value-type="float" office:value="-50099337101" table:style-name="ce1">
            <text:p>-50099337101</text:p>
          </table:table-cell>
          <table:table-cell office:value-type="float" office:value="584017038345" table:style-name="ce1">
            <text:p>5.84017E+11</text:p>
          </table:table-cell>
          <table:table-cell table:number-columns-repeated="16381"/>
        </table:table-row>
        <table:table-row table:style-name="ro1">
          <table:table-cell office:value-type="float" office:value="1.643798024676862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954929352" table:style-name="ce1">
            <text:p>5.84955E+11</text:p>
          </table:table-cell>
          <table:table-cell table:number-columns-repeated="16381"/>
        </table:table-row>
        <table:table-row table:style-name="ro1">
          <table:table-cell office:value-type="float" office:value="1.643798024777534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954929352" table:style-name="ce1">
            <text:p>5.84955E+11</text:p>
          </table:table-cell>
          <table:table-cell table:number-columns-repeated="16381"/>
        </table:table-row>
        <table:table-row table:style-name="ro1">
          <table:table-cell office:value-type="float" office:value="1.6437980248768658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70454216" table:style-name="ce1">
            <text:p>58470454216</text:p>
          </table:table-cell>
          <table:table-cell table:number-columns-repeated="16381"/>
        </table:table-row>
        <table:table-row table:style-name="ro1">
          <table:table-cell office:value-type="float" office:value="1.6437980249773402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621667862" table:style-name="ce1">
            <text:p>5.84622E+11</text:p>
          </table:table-cell>
          <table:table-cell table:number-columns-repeated="16381"/>
        </table:table-row>
        <table:table-row table:style-name="ro1">
          <table:table-cell office:value-type="float" office:value="1.64379802507736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449481964" table:style-name="ce1">
            <text:p>5.84449E+11</text:p>
          </table:table-cell>
          <table:table-cell table:number-columns-repeated="16381"/>
        </table:table-row>
        <table:table-row table:style-name="ro1">
          <table:table-cell office:value-type="float" office:value="1.6437980251772211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283304214" table:style-name="ce1">
            <text:p>5.84283E+11</text:p>
          </table:table-cell>
          <table:table-cell table:number-columns-repeated="16381"/>
        </table:table-row>
        <table:table-row table:style-name="ro1">
          <table:table-cell office:value-type="float" office:value="1.643798025277232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223413467" table:style-name="ce1">
            <text:p>5.84223E+11</text:p>
          </table:table-cell>
          <table:table-cell table:number-columns-repeated="16381"/>
        </table:table-row>
        <table:table-row table:style-name="ro1">
          <table:table-cell office:value-type="float" office:value="1.643798025376838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100246429" table:style-name="ce1">
            <text:p>5.841E+11</text:p>
          </table:table-cell>
          <table:table-cell table:number-columns-repeated="16381"/>
        </table:table-row>
        <table:table-row table:style-name="ro1">
          <table:table-cell office:value-type="float" office:value="1.643798025476748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142017365" table:style-name="ce1">
            <text:p>5.84142E+11</text:p>
          </table:table-cell>
          <table:table-cell table:number-columns-repeated="16381"/>
        </table:table-row>
        <table:table-row table:style-name="ro1">
          <table:table-cell office:value-type="float" office:value="1.6437980255773645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080219269" table:style-name="ce1">
            <text:p>5.8408E+11</text:p>
          </table:table-cell>
          <table:table-cell table:number-columns-repeated="16381"/>
        </table:table-row>
        <table:table-row table:style-name="ro1">
          <table:table-cell office:value-type="float" office:value="1.643798025676988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99887085" table:style-name="ce1">
            <text:p>58399887085</text:p>
          </table:table-cell>
          <table:table-cell table:number-columns-repeated="16381"/>
        </table:table-row>
        <table:table-row table:style-name="ro1">
          <table:table-cell office:value-type="float" office:value="1.643798025777215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121417999" table:style-name="ce1">
            <text:p>5.84121E+11</text:p>
          </table:table-cell>
          <table:table-cell table:number-columns-repeated="16381"/>
        </table:table-row>
        <table:table-row table:style-name="ro1">
          <table:table-cell office:value-type="float" office:value="1.6437980258774495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056901932" table:style-name="ce1">
            <text:p>5.84057E+11</text:p>
          </table:table-cell>
          <table:table-cell table:number-columns-repeated="16381"/>
        </table:table-row>
        <table:table-row table:style-name="ro1">
          <table:table-cell office:value-type="float" office:value="1.6437980259771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157466888" table:style-name="ce1">
            <text:p>5.84157E+11</text:p>
          </table:table-cell>
          <table:table-cell table:number-columns-repeated="16381"/>
        </table:table-row>
        <table:table-row table:style-name="ro1">
          <table:table-cell office:value-type="float" office:value="1.6437980260775401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4095478058" table:style-name="ce1">
            <text:p>5.84095E+11</text:p>
          </table:table-cell>
          <table:table-cell table:number-columns-repeated="16381"/>
        </table:table-row>
        <table:table-row table:style-name="ro1">
          <table:table-cell office:value-type="float" office:value="1.643798026177256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994579315" table:style-name="ce1">
            <text:p>5.83995E+11</text:p>
          </table:table-cell>
          <table:table-cell table:number-columns-repeated="16381"/>
        </table:table-row>
        <table:table-row table:style-name="ro1">
          <table:table-cell office:value-type="float" office:value="1.6437980262773496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980989456" table:style-name="ce1">
            <text:p>5.83981E+11</text:p>
          </table:table-cell>
          <table:table-cell table:number-columns-repeated="16381"/>
        </table:table-row>
        <table:table-row table:style-name="ro1">
          <table:table-cell office:value-type="float" office:value="1.643798026377750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853912354" table:style-name="ce1">
            <text:p>5.83854E+11</text:p>
          </table:table-cell>
          <table:table-cell table:number-columns-repeated="16381"/>
        </table:table-row>
        <table:table-row table:style-name="ro1">
          <table:table-cell office:value-type="float" office:value="1.643798026477340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863210678" table:style-name="ce1">
            <text:p>5.83863E+11</text:p>
          </table:table-cell>
          <table:table-cell table:number-columns-repeated="16381"/>
        </table:table-row>
        <table:table-row table:style-name="ro1">
          <table:table-cell office:value-type="float" office:value="1.64379802657725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742618561" table:style-name="ce1">
            <text:p>5.83743E+11</text:p>
          </table:table-cell>
          <table:table-cell table:number-columns-repeated="16381"/>
        </table:table-row>
        <table:table-row table:style-name="ro1">
          <table:table-cell office:value-type="float" office:value="1.643798026677596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59746933" table:style-name="ce1">
            <text:p>58359746933</text:p>
          </table:table-cell>
          <table:table-cell table:number-columns-repeated="16381"/>
        </table:table-row>
        <table:table-row table:style-name="ro1">
          <table:table-cell office:value-type="float" office:value="1.6437980267775032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594179153" table:style-name="ce1">
            <text:p>5.83594E+11</text:p>
          </table:table-cell>
          <table:table-cell table:number-columns-repeated="16381"/>
        </table:table-row>
        <table:table-row table:style-name="ro1">
          <table:table-cell office:value-type="float" office:value="1.643798026876878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63382721" table:style-name="ce1">
            <text:p>5.83463E+11</text:p>
          </table:table-cell>
          <table:table-cell table:number-columns-repeated="16381"/>
        </table:table-row>
        <table:table-row table:style-name="ro1">
          <table:table-cell office:value-type="float" office:value="1.643798026977145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83886719" table:style-name="ce1">
            <text:p>5.83484E+11</text:p>
          </table:table-cell>
          <table:table-cell table:number-columns-repeated="16381"/>
        </table:table-row>
        <table:table-row table:style-name="ro1">
          <table:table-cell office:value-type="float" office:value="1.643798027077350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391475677" table:style-name="ce1">
            <text:p>5.83391E+11</text:p>
          </table:table-cell>
          <table:table-cell table:number-columns-repeated="16381"/>
        </table:table-row>
        <table:table-row table:style-name="ro1">
          <table:table-cell office:value-type="float" office:value="1.643798027177426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284521103" table:style-name="ce1">
            <text:p>5.83285E+11</text:p>
          </table:table-cell>
          <table:table-cell table:number-columns-repeated="16381"/>
        </table:table-row>
        <table:table-row table:style-name="ro1">
          <table:table-cell office:value-type="float" office:value="1.643798027277085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38014984" table:style-name="ce1">
            <text:p>5.83438E+11</text:p>
          </table:table-cell>
          <table:table-cell table:number-columns-repeated="16381"/>
        </table:table-row>
        <table:table-row table:style-name="ro1">
          <table:table-cell office:value-type="float" office:value="1.643798027376911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391332626" table:style-name="ce1">
            <text:p>5.83391E+11</text:p>
          </table:table-cell>
          <table:table-cell table:number-columns-repeated="16381"/>
        </table:table-row>
        <table:table-row table:style-name="ro1">
          <table:table-cell office:value-type="float" office:value="1.6437980274771771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92136002" table:style-name="ce1">
            <text:p>5.83492E+11</text:p>
          </table:table-cell>
          <table:table-cell table:number-columns-repeated="16381"/>
        </table:table-row>
        <table:table-row table:style-name="ro1">
          <table:table-cell office:value-type="float" office:value="1.6437980275772052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6657753" table:style-name="ce1">
            <text:p>58346657753</text:p>
          </table:table-cell>
          <table:table-cell table:number-columns-repeated="16381"/>
        </table:table-row>
        <table:table-row table:style-name="ro1">
          <table:table-cell office:value-type="float" office:value="1.6437980276768806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11884308" table:style-name="ce1">
            <text:p>5.83412E+11</text:p>
          </table:table-cell>
          <table:table-cell table:number-columns-repeated="16381"/>
        </table:table-row>
        <table:table-row table:style-name="ro1">
          <table:table-cell office:value-type="float" office:value="1.643798027776996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515834808" table:style-name="ce1">
            <text:p>5.83516E+11</text:p>
          </table:table-cell>
          <table:table-cell table:number-columns-repeated="16381"/>
        </table:table-row>
        <table:table-row table:style-name="ro1">
          <table:table-cell office:value-type="float" office:value="1.643798027876872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5952034" table:style-name="ce1">
            <text:p>58345952034</text:p>
          </table:table-cell>
          <table:table-cell table:number-columns-repeated="16381"/>
        </table:table-row>
        <table:table-row table:style-name="ro1">
          <table:table-cell office:value-type="float" office:value="1.6437980279774851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478689194" table:style-name="ce1">
            <text:p>5.83479E+11</text:p>
          </table:table-cell>
          <table:table-cell table:number-columns-repeated="16381"/>
        </table:table-row>
        <table:table-row table:style-name="ro1">
          <table:table-cell office:value-type="float" office:value="1.6437980280772055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398246765" table:style-name="ce1">
            <text:p>5.83398E+11</text:p>
          </table:table-cell>
          <table:table-cell table:number-columns-repeated="16381"/>
        </table:table-row>
        <table:table-row table:style-name="ro1">
          <table:table-cell office:value-type="float" office:value="1.643798028176864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281803131" table:style-name="ce1">
            <text:p>5.83282E+11</text:p>
          </table:table-cell>
          <table:table-cell table:number-columns-repeated="16381"/>
        </table:table-row>
        <table:table-row table:style-name="ro1">
          <table:table-cell office:value-type="float" office:value="1.6437980282768494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268356323" table:style-name="ce1">
            <text:p>5.83268E+11</text:p>
          </table:table-cell>
          <table:table-cell table:number-columns-repeated="16381"/>
        </table:table-row>
        <table:table-row table:style-name="ro1">
          <table:table-cell office:value-type="float" office:value="1.6437980283773798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127069473" table:style-name="ce1">
            <text:p>5.83127E+11</text:p>
          </table:table-cell>
          <table:table-cell table:number-columns-repeated="16381"/>
        </table:table-row>
        <table:table-row table:style-name="ro1">
          <table:table-cell office:value-type="float" office:value="1.6437980284777802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3113145828" table:style-name="ce1">
            <text:p>5.83113E+11</text:p>
          </table:table-cell>
          <table:table-cell table:number-columns-repeated="16381"/>
        </table:table-row>
        <table:table-row table:style-name="ro1">
          <table:table-cell office:value-type="float" office:value="1.643798028577495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981681824" table:style-name="ce1">
            <text:p>5.82982E+11</text:p>
          </table:table-cell>
          <table:table-cell table:number-columns-repeated="16381"/>
        </table:table-row>
        <table:table-row table:style-name="ro1">
          <table:table-cell office:value-type="float" office:value="1.6437980286774246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812690735" table:style-name="ce1">
            <text:p>5.82813E+11</text:p>
          </table:table-cell>
          <table:table-cell table:number-columns-repeated="16381"/>
        </table:table-row>
        <table:table-row table:style-name="ro1">
          <table:table-cell office:value-type="float" office:value="1.6437980287774359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754039764" table:style-name="ce1">
            <text:p>5.82754E+11</text:p>
          </table:table-cell>
          <table:table-cell table:number-columns-repeated="16381"/>
        </table:table-row>
        <table:table-row table:style-name="ro1">
          <table:table-cell office:value-type="float" office:value="1.6437980288774646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572507858" table:style-name="ce1">
            <text:p>5.82573E+11</text:p>
          </table:table-cell>
          <table:table-cell table:number-columns-repeated="16381"/>
        </table:table-row>
        <table:table-row table:style-name="ro1">
          <table:table-cell office:value-type="float" office:value="1.6437980289773722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526636124" table:style-name="ce1">
            <text:p>5.82527E+11</text:p>
          </table:table-cell>
          <table:table-cell table:number-columns-repeated="16381"/>
        </table:table-row>
        <table:table-row table:style-name="ro1">
          <table:table-cell office:value-type="float" office:value="1.643798029076897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369041443" table:style-name="ce1">
            <text:p>5.82369E+11</text:p>
          </table:table-cell>
          <table:table-cell table:number-columns-repeated="16381"/>
        </table:table-row>
        <table:table-row table:style-name="ro1">
          <table:table-cell office:value-type="float" office:value="1.6437980291770025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194137573" table:style-name="ce1">
            <text:p>5.82194E+11</text:p>
          </table:table-cell>
          <table:table-cell table:number-columns-repeated="16381"/>
        </table:table-row>
        <table:table-row table:style-name="ro1">
          <table:table-cell office:value-type="float" office:value="1.6437980292768333E+18" table:style-name="ce1">
            <text:p>1.6438E+18</text:p>
          </table:table-cell>
          <table:table-cell office:value-type="float" office:value="-497971922159" table:style-name="ce1">
            <text:p>-4.97972E+11</text:p>
          </table:table-cell>
          <table:table-cell office:value-type="float" office:value="582183504105" table:style-name="ce1">
            <text:p>5.82184E+11</text:p>
          </table:table-cell>
          <table:table-cell table:number-columns-repeated="16381"/>
        </table:table-row>
        <table:table-row table:style-name="ro1">
          <table:table-cell office:value-type="float" office:value="1.643798029376443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672143936" table:style-name="ce1">
            <text:p>5.81672E+11</text:p>
          </table:table-cell>
          <table:table-cell table:number-columns-repeated="16381"/>
        </table:table-row>
        <table:table-row table:style-name="ro1">
          <table:table-cell office:value-type="float" office:value="1.6437980294770765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672143936" table:style-name="ce1">
            <text:p>5.81672E+11</text:p>
          </table:table-cell>
          <table:table-cell table:number-columns-repeated="16381"/>
        </table:table-row>
        <table:table-row table:style-name="ro1">
          <table:table-cell office:value-type="float" office:value="1.6437980295771451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54759407" table:style-name="ce1">
            <text:p>58154759407</text:p>
          </table:table-cell>
          <table:table-cell table:number-columns-repeated="16381"/>
        </table:table-row>
        <table:table-row table:style-name="ro1">
          <table:table-cell office:value-type="float" office:value="1.6437980296769828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396150589" table:style-name="ce1">
            <text:p>5.81396E+11</text:p>
          </table:table-cell>
          <table:table-cell table:number-columns-repeated="16381"/>
        </table:table-row>
        <table:table-row table:style-name="ro1">
          <table:table-cell office:value-type="float" office:value="1.643798029777117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373214722" table:style-name="ce1">
            <text:p>5.81373E+11</text:p>
          </table:table-cell>
          <table:table-cell table:number-columns-repeated="16381"/>
        </table:table-row>
        <table:table-row table:style-name="ro1">
          <table:table-cell office:value-type="float" office:value="1.643798029877329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21509552" table:style-name="ce1">
            <text:p>58121509552</text:p>
          </table:table-cell>
          <table:table-cell table:number-columns-repeated="16381"/>
        </table:table-row>
        <table:table-row table:style-name="ro1">
          <table:table-cell office:value-type="float" office:value="1.6437980299770519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190776825" table:style-name="ce1">
            <text:p>5.81191E+11</text:p>
          </table:table-cell>
          <table:table-cell table:number-columns-repeated="16381"/>
        </table:table-row>
        <table:table-row table:style-name="ro1">
          <table:table-cell office:value-type="float" office:value="1.643798030077159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1054449081" table:style-name="ce1">
            <text:p>5.81054E+11</text:p>
          </table:table-cell>
          <table:table-cell table:number-columns-repeated="16381"/>
        </table:table-row>
        <table:table-row table:style-name="ro1">
          <table:table-cell office:value-type="float" office:value="1.6437980301775009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893707275" table:style-name="ce1">
            <text:p>5.80894E+11</text:p>
          </table:table-cell>
          <table:table-cell table:number-columns-repeated="16381"/>
        </table:table-row>
        <table:table-row table:style-name="ro1">
          <table:table-cell office:value-type="float" office:value="1.643798030277087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820608139" table:style-name="ce1">
            <text:p>5.80821E+11</text:p>
          </table:table-cell>
          <table:table-cell table:number-columns-repeated="16381"/>
        </table:table-row>
        <table:table-row table:style-name="ro1">
          <table:table-cell office:value-type="float" office:value="1.6437980303768389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65738678" table:style-name="ce1">
            <text:p>58065738678</text:p>
          </table:table-cell>
          <table:table-cell table:number-columns-repeated="16381"/>
        </table:table-row>
        <table:table-row table:style-name="ro1">
          <table:table-cell office:value-type="float" office:value="1.6437980304774692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634737015" table:style-name="ce1">
            <text:p>5.80635E+11</text:p>
          </table:table-cell>
          <table:table-cell table:number-columns-repeated="16381"/>
        </table:table-row>
        <table:table-row table:style-name="ro1">
          <table:table-cell office:value-type="float" office:value="1.6437980305779781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479669571" table:style-name="ce1">
            <text:p>5.8048E+11</text:p>
          </table:table-cell>
          <table:table-cell table:number-columns-repeated="16381"/>
        </table:table-row>
        <table:table-row table:style-name="ro1">
          <table:table-cell office:value-type="float" office:value="1.6437980306776361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29999733" table:style-name="ce1">
            <text:p>58029999733</text:p>
          </table:table-cell>
          <table:table-cell table:number-columns-repeated="16381"/>
        </table:table-row>
        <table:table-row table:style-name="ro1">
          <table:table-cell office:value-type="float" office:value="1.6437980307774582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311203003" table:style-name="ce1">
            <text:p>5.80311E+11</text:p>
          </table:table-cell>
          <table:table-cell table:number-columns-repeated="16381"/>
        </table:table-row>
        <table:table-row table:style-name="ro1">
          <table:table-cell office:value-type="float" office:value="1.643798030877522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162239075" table:style-name="ce1">
            <text:p>5.80162E+11</text:p>
          </table:table-cell>
          <table:table-cell table:number-columns-repeated="16381"/>
        </table:table-row>
        <table:table-row table:style-name="ro1">
          <table:table-cell office:value-type="float" office:value="1.643798030977532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80063915253" table:style-name="ce1">
            <text:p>5.80064E+11</text:p>
          </table:table-cell>
          <table:table-cell table:number-columns-repeated="16381"/>
        </table:table-row>
        <table:table-row table:style-name="ro1">
          <table:table-cell office:value-type="float" office:value="1.6437980310773153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901409149" table:style-name="ce1">
            <text:p>5.79901E+11</text:p>
          </table:table-cell>
          <table:table-cell table:number-columns-repeated="16381"/>
        </table:table-row>
        <table:table-row table:style-name="ro1">
          <table:table-cell office:value-type="float" office:value="1.643798031176808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71572876" table:style-name="ce1">
            <text:p>57971572876</text:p>
          </table:table-cell>
          <table:table-cell table:number-columns-repeated="16381"/>
        </table:table-row>
        <table:table-row table:style-name="ro1">
          <table:table-cell office:value-type="float" office:value="1.6437980312769846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684400558" table:style-name="ce1">
            <text:p>5.79684E+11</text:p>
          </table:table-cell>
          <table:table-cell table:number-columns-repeated="16381"/>
        </table:table-row>
        <table:table-row table:style-name="ro1">
          <table:table-cell office:value-type="float" office:value="1.6437980313771169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512691498" table:style-name="ce1">
            <text:p>5.79513E+11</text:p>
          </table:table-cell>
          <table:table-cell table:number-columns-repeated="16381"/>
        </table:table-row>
        <table:table-row table:style-name="ro1">
          <table:table-cell office:value-type="float" office:value="1.6437980314767675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478263855" table:style-name="ce1">
            <text:p>5.79478E+11</text:p>
          </table:table-cell>
          <table:table-cell table:number-columns-repeated="16381"/>
        </table:table-row>
        <table:table-row table:style-name="ro1">
          <table:table-cell office:value-type="float" office:value="1.643798031577298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327106476" table:style-name="ce1">
            <text:p>5.79327E+11</text:p>
          </table:table-cell>
          <table:table-cell table:number-columns-repeated="16381"/>
        </table:table-row>
        <table:table-row table:style-name="ro1">
          <table:table-cell office:value-type="float" office:value="1.6437980316770926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152011871" table:style-name="ce1">
            <text:p>5.79152E+11</text:p>
          </table:table-cell>
          <table:table-cell table:number-columns-repeated="16381"/>
        </table:table-row>
        <table:table-row table:style-name="ro1">
          <table:table-cell office:value-type="float" office:value="1.643798031777055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9093599319" table:style-name="ce1">
            <text:p>5.79094E+11</text:p>
          </table:table-cell>
          <table:table-cell table:number-columns-repeated="16381"/>
        </table:table-row>
        <table:table-row table:style-name="ro1">
          <table:table-cell office:value-type="float" office:value="1.6437980318776796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932142258" table:style-name="ce1">
            <text:p>5.78932E+11</text:p>
          </table:table-cell>
          <table:table-cell table:number-columns-repeated="16381"/>
        </table:table-row>
        <table:table-row table:style-name="ro1">
          <table:table-cell office:value-type="float" office:value="1.643798031977216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920078278" table:style-name="ce1">
            <text:p>5.7892E+11</text:p>
          </table:table-cell>
          <table:table-cell table:number-columns-repeated="16381"/>
        </table:table-row>
        <table:table-row table:style-name="ro1">
          <table:table-cell office:value-type="float" office:value="1.6437980320769823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80487442" table:style-name="ce1">
            <text:p>57880487442</text:p>
          </table:table-cell>
          <table:table-cell table:number-columns-repeated="16381"/>
        </table:table-row>
        <table:table-row table:style-name="ro1">
          <table:table-cell office:value-type="float" office:value="1.643798032176979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668212891" table:style-name="ce1">
            <text:p>5.78668E+11</text:p>
          </table:table-cell>
          <table:table-cell table:number-columns-repeated="16381"/>
        </table:table-row>
        <table:table-row table:style-name="ro1">
          <table:table-cell office:value-type="float" office:value="1.6437980322773478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6257267" table:style-name="ce1">
            <text:p>5786257267</text:p>
          </table:table-cell>
          <table:table-cell table:number-columns-repeated="16381"/>
        </table:table-row>
        <table:table-row table:style-name="ro1">
          <table:table-cell office:value-type="float" office:value="1.6437980323774042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480672836" table:style-name="ce1">
            <text:p>5.78481E+11</text:p>
          </table:table-cell>
          <table:table-cell table:number-columns-repeated="16381"/>
        </table:table-row>
        <table:table-row table:style-name="ro1">
          <table:table-cell office:value-type="float" office:value="1.643798032476981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477334976" table:style-name="ce1">
            <text:p>5.78477E+11</text:p>
          </table:table-cell>
          <table:table-cell table:number-columns-repeated="16381"/>
        </table:table-row>
        <table:table-row table:style-name="ro1">
          <table:table-cell office:value-type="float" office:value="1.64379803257708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348636627" table:style-name="ce1">
            <text:p>5.78349E+11</text:p>
          </table:table-cell>
          <table:table-cell table:number-columns-repeated="16381"/>
        </table:table-row>
        <table:table-row table:style-name="ro1">
          <table:table-cell office:value-type="float" office:value="1.6437980326770918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186178207" table:style-name="ce1">
            <text:p>5.78186E+11</text:p>
          </table:table-cell>
          <table:table-cell table:number-columns-repeated="16381"/>
        </table:table-row>
        <table:table-row table:style-name="ro1">
          <table:table-cell office:value-type="float" office:value="1.643798032777169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8102588654" table:style-name="ce1">
            <text:p>5.78103E+11</text:p>
          </table:table-cell>
          <table:table-cell table:number-columns-repeated="16381"/>
        </table:table-row>
        <table:table-row table:style-name="ro1">
          <table:table-cell office:value-type="float" office:value="1.643798032877478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919960022" table:style-name="ce1">
            <text:p>5.7792E+11</text:p>
          </table:table-cell>
          <table:table-cell table:number-columns-repeated="16381"/>
        </table:table-row>
        <table:table-row table:style-name="ro1">
          <table:table-cell office:value-type="float" office:value="1.6437980329773284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778577805" table:style-name="ce1">
            <text:p>5.77779E+11</text:p>
          </table:table-cell>
          <table:table-cell table:number-columns-repeated="16381"/>
        </table:table-row>
        <table:table-row table:style-name="ro1">
          <table:table-cell office:value-type="float" office:value="1.6437980330772977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579450607" table:style-name="ce1">
            <text:p>5.77579E+11</text:p>
          </table:table-cell>
          <table:table-cell table:number-columns-repeated="16381"/>
        </table:table-row>
        <table:table-row table:style-name="ro1">
          <table:table-cell office:value-type="float" office:value="1.6437980331774052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352571487" table:style-name="ce1">
            <text:p>5.77353E+11</text:p>
          </table:table-cell>
          <table:table-cell table:number-columns-repeated="16381"/>
        </table:table-row>
        <table:table-row table:style-name="ro1">
          <table:table-cell office:value-type="float" office:value="1.6437980332770796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356052399" table:style-name="ce1">
            <text:p>5.77356E+11</text:p>
          </table:table-cell>
          <table:table-cell table:number-columns-repeated="16381"/>
        </table:table-row>
        <table:table-row table:style-name="ro1">
          <table:table-cell office:value-type="float" office:value="1.6437980333772083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183008194" table:style-name="ce1">
            <text:p>5.77183E+11</text:p>
          </table:table-cell>
          <table:table-cell table:number-columns-repeated="16381"/>
        </table:table-row>
        <table:table-row table:style-name="ro1">
          <table:table-cell office:value-type="float" office:value="1.6437980334775729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7100276947" table:style-name="ce1">
            <text:p>5.771E+11</text:p>
          </table:table-cell>
          <table:table-cell table:number-columns-repeated="16381"/>
        </table:table-row>
        <table:table-row table:style-name="ro1">
          <table:table-cell office:value-type="float" office:value="1.6437980335771633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6941728592" table:style-name="ce1">
            <text:p>5.76942E+11</text:p>
          </table:table-cell>
          <table:table-cell table:number-columns-repeated="16381"/>
        </table:table-row>
        <table:table-row table:style-name="ro1">
          <table:table-cell office:value-type="float" office:value="1.6437980336770808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6770734787" table:style-name="ce1">
            <text:p>5.76771E+11</text:p>
          </table:table-cell>
          <table:table-cell table:number-columns-repeated="16381"/>
        </table:table-row>
        <table:table-row table:style-name="ro1">
          <table:table-cell office:value-type="float" office:value="1.6437980337772831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6692438126" table:style-name="ce1">
            <text:p>5.76692E+11</text:p>
          </table:table-cell>
          <table:table-cell table:number-columns-repeated="16381"/>
        </table:table-row>
        <table:table-row table:style-name="ro1">
          <table:table-cell office:value-type="float" office:value="1.6437980338772385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6545667648" table:style-name="ce1">
            <text:p>5.76546E+11</text:p>
          </table:table-cell>
          <table:table-cell table:number-columns-repeated="16381"/>
        </table:table-row>
        <table:table-row table:style-name="ro1">
          <table:table-cell office:value-type="float" office:value="1.6437980339769142E+18" table:style-name="ce1">
            <text:p>1.6438E+18</text:p>
          </table:table-cell>
          <table:table-cell office:value-type="float" office:value="-489194273949" table:style-name="ce1">
            <text:p>-4.89194E+11</text:p>
          </table:table-cell>
          <table:table-cell office:value-type="float" office:value="576558446884" table:style-name="ce1">
            <text:p>5.76558E+11</text:p>
          </table:table-cell>
          <table:table-cell table:number-columns-repeated="16381"/>
        </table:table-row>
        <table:table-row table:style-name="ro1">
          <table:table-cell office:value-type="float" office:value="1.643798034077419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390645981" table:style-name="ce1">
            <text:p>5.78391E+11</text:p>
          </table:table-cell>
          <table:table-cell table:number-columns-repeated="16381"/>
        </table:table-row>
        <table:table-row table:style-name="ro1">
          <table:table-cell office:value-type="float" office:value="1.643798034177159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390645981" table:style-name="ce1">
            <text:p>5.78391E+11</text:p>
          </table:table-cell>
          <table:table-cell table:number-columns-repeated="16381"/>
        </table:table-row>
        <table:table-row table:style-name="ro1">
          <table:table-cell office:value-type="float" office:value="1.643798034277497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39717865" table:style-name="ce1">
            <text:p>57839717865</text:p>
          </table:table-cell>
          <table:table-cell table:number-columns-repeated="16381"/>
        </table:table-row>
        <table:table-row table:style-name="ro1">
          <table:table-cell office:value-type="float" office:value="1.643798034377157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304815292" table:style-name="ce1">
            <text:p>5.78305E+11</text:p>
          </table:table-cell>
          <table:table-cell table:number-columns-repeated="16381"/>
        </table:table-row>
        <table:table-row table:style-name="ro1">
          <table:table-cell office:value-type="float" office:value="1.6437980344768942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404998779" table:style-name="ce1">
            <text:p>5.78405E+11</text:p>
          </table:table-cell>
          <table:table-cell table:number-columns-repeated="16381"/>
        </table:table-row>
        <table:table-row table:style-name="ro1">
          <table:table-cell office:value-type="float" office:value="1.643798034576848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344106674" table:style-name="ce1">
            <text:p>5.78344E+11</text:p>
          </table:table-cell>
          <table:table-cell table:number-columns-repeated="16381"/>
        </table:table-row>
        <table:table-row table:style-name="ro1">
          <table:table-cell office:value-type="float" office:value="1.643798034677714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240442276" table:style-name="ce1">
            <text:p>5.7824E+11</text:p>
          </table:table-cell>
          <table:table-cell table:number-columns-repeated="16381"/>
        </table:table-row>
        <table:table-row table:style-name="ro1">
          <table:table-cell office:value-type="float" office:value="1.643798034777117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183937073" table:style-name="ce1">
            <text:p>5.78184E+11</text:p>
          </table:table-cell>
          <table:table-cell table:number-columns-repeated="16381"/>
        </table:table-row>
        <table:table-row table:style-name="ro1">
          <table:table-cell office:value-type="float" office:value="1.643798034877295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8023529053" table:style-name="ce1">
            <text:p>5.78024E+11</text:p>
          </table:table-cell>
          <table:table-cell table:number-columns-repeated="16381"/>
        </table:table-row>
        <table:table-row table:style-name="ro1">
          <table:table-cell office:value-type="float" office:value="1.6437980349775188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953624725" table:style-name="ce1">
            <text:p>5.77954E+11</text:p>
          </table:table-cell>
          <table:table-cell table:number-columns-repeated="16381"/>
        </table:table-row>
        <table:table-row table:style-name="ro1">
          <table:table-cell office:value-type="float" office:value="1.6437980350768765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767848969" table:style-name="ce1">
            <text:p>5.77768E+11</text:p>
          </table:table-cell>
          <table:table-cell table:number-columns-repeated="16381"/>
        </table:table-row>
        <table:table-row table:style-name="ro1">
          <table:table-cell office:value-type="float" office:value="1.643798035177126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549219131" table:style-name="ce1">
            <text:p>5.77549E+11</text:p>
          </table:table-cell>
          <table:table-cell table:number-columns-repeated="16381"/>
        </table:table-row>
        <table:table-row table:style-name="ro1">
          <table:table-cell office:value-type="float" office:value="1.6437980352770199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417087555" table:style-name="ce1">
            <text:p>5.77417E+11</text:p>
          </table:table-cell>
          <table:table-cell table:number-columns-repeated="16381"/>
        </table:table-row>
        <table:table-row table:style-name="ro1">
          <table:table-cell office:value-type="float" office:value="1.6437980353772672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188444138" table:style-name="ce1">
            <text:p>5.77188E+11</text:p>
          </table:table-cell>
          <table:table-cell table:number-columns-repeated="16381"/>
        </table:table-row>
        <table:table-row table:style-name="ro1">
          <table:table-cell office:value-type="float" office:value="1.643798035478079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707028389" table:style-name="ce1">
            <text:p>57707028389</text:p>
          </table:table-cell>
          <table:table-cell table:number-columns-repeated="16381"/>
        </table:table-row>
        <table:table-row table:style-name="ro1">
          <table:table-cell office:value-type="float" office:value="1.643798035577241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883459091" table:style-name="ce1">
            <text:p>5.76883E+11</text:p>
          </table:table-cell>
          <table:table-cell table:number-columns-repeated="16381"/>
        </table:table-row>
        <table:table-row table:style-name="ro1">
          <table:table-cell office:value-type="float" office:value="1.6437980356767962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686286926" table:style-name="ce1">
            <text:p>5.76686E+11</text:p>
          </table:table-cell>
          <table:table-cell table:number-columns-repeated="16381"/>
        </table:table-row>
        <table:table-row table:style-name="ro1">
          <table:table-cell office:value-type="float" office:value="1.6437980357766932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687717438" table:style-name="ce1">
            <text:p>5.76688E+11</text:p>
          </table:table-cell>
          <table:table-cell table:number-columns-repeated="16381"/>
        </table:table-row>
        <table:table-row table:style-name="ro1">
          <table:table-cell office:value-type="float" office:value="1.643798035877435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551103592" table:style-name="ce1">
            <text:p>5.76551E+11</text:p>
          </table:table-cell>
          <table:table-cell table:number-columns-repeated="16381"/>
        </table:table-row>
        <table:table-row table:style-name="ro1">
          <table:table-cell office:value-type="float" office:value="1.64379803597685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57494545" table:style-name="ce1">
            <text:p>57657494545</text:p>
          </table:table-cell>
          <table:table-cell table:number-columns-repeated="16381"/>
        </table:table-row>
        <table:table-row table:style-name="ro1">
          <table:table-cell office:value-type="float" office:value="1.643798036077076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488161087" table:style-name="ce1">
            <text:p>5.76488E+11</text:p>
          </table:table-cell>
          <table:table-cell table:number-columns-repeated="16381"/>
        </table:table-row>
        <table:table-row table:style-name="ro1">
          <table:table-cell office:value-type="float" office:value="1.643798036176998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376962662" table:style-name="ce1">
            <text:p>5.76377E+11</text:p>
          </table:table-cell>
          <table:table-cell table:number-columns-repeated="16381"/>
        </table:table-row>
        <table:table-row table:style-name="ro1">
          <table:table-cell office:value-type="float" office:value="1.643798036277135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379394531" table:style-name="ce1">
            <text:p>5.76379E+11</text:p>
          </table:table-cell>
          <table:table-cell table:number-columns-repeated="16381"/>
        </table:table-row>
        <table:table-row table:style-name="ro1">
          <table:table-cell office:value-type="float" office:value="1.64379803637673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267719269" table:style-name="ce1">
            <text:p>5.76268E+11</text:p>
          </table:table-cell>
          <table:table-cell table:number-columns-repeated="16381"/>
        </table:table-row>
        <table:table-row table:style-name="ro1">
          <table:table-cell office:value-type="float" office:value="1.643798036477154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235246658" table:style-name="ce1">
            <text:p>5.76235E+11</text:p>
          </table:table-cell>
          <table:table-cell table:number-columns-repeated="16381"/>
        </table:table-row>
        <table:table-row table:style-name="ro1">
          <table:table-cell office:value-type="float" office:value="1.643798036577708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6107597351" table:style-name="ce1">
            <text:p>5.76108E+11</text:p>
          </table:table-cell>
          <table:table-cell table:number-columns-repeated="16381"/>
        </table:table-row>
        <table:table-row table:style-name="ro1">
          <table:table-cell office:value-type="float" office:value="1.643798036677062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939750671" table:style-name="ce1">
            <text:p>5.7594E+11</text:p>
          </table:table-cell>
          <table:table-cell table:number-columns-repeated="16381"/>
        </table:table-row>
        <table:table-row table:style-name="ro1">
          <table:table-cell office:value-type="float" office:value="1.6437980367776008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884771347" table:style-name="ce1">
            <text:p>5.75885E+11</text:p>
          </table:table-cell>
          <table:table-cell table:number-columns-repeated="16381"/>
        </table:table-row>
        <table:table-row table:style-name="ro1">
          <table:table-cell office:value-type="float" office:value="1.643798036876846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693225861" table:style-name="ce1">
            <text:p>5.75693E+11</text:p>
          </table:table-cell>
          <table:table-cell table:number-columns-repeated="16381"/>
        </table:table-row>
        <table:table-row table:style-name="ro1">
          <table:table-cell office:value-type="float" office:value="1.6437980369773645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596380234" table:style-name="ce1">
            <text:p>5.75596E+11</text:p>
          </table:table-cell>
          <table:table-cell table:number-columns-repeated="16381"/>
        </table:table-row>
        <table:table-row table:style-name="ro1">
          <table:table-cell office:value-type="float" office:value="1.643798037076879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394630432" table:style-name="ce1">
            <text:p>5.75395E+11</text:p>
          </table:table-cell>
          <table:table-cell table:number-columns-repeated="16381"/>
        </table:table-row>
        <table:table-row table:style-name="ro1">
          <table:table-cell office:value-type="float" office:value="1.643798037177092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166606903" table:style-name="ce1">
            <text:p>5.75167E+11</text:p>
          </table:table-cell>
          <table:table-cell table:number-columns-repeated="16381"/>
        </table:table-row>
        <table:table-row table:style-name="ro1">
          <table:table-cell office:value-type="float" office:value="1.643798037277127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5002527237" table:style-name="ce1">
            <text:p>5.75003E+11</text:p>
          </table:table-cell>
          <table:table-cell table:number-columns-repeated="16381"/>
        </table:table-row>
        <table:table-row table:style-name="ro1">
          <table:table-cell office:value-type="float" office:value="1.643798037377287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4774265289" table:style-name="ce1">
            <text:p>5.74774E+11</text:p>
          </table:table-cell>
          <table:table-cell table:number-columns-repeated="16381"/>
        </table:table-row>
        <table:table-row table:style-name="ro1">
          <table:table-cell office:value-type="float" office:value="1.6437980374778529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4599027634" table:style-name="ce1">
            <text:p>5.74599E+11</text:p>
          </table:table-cell>
          <table:table-cell table:number-columns-repeated="16381"/>
        </table:table-row>
        <table:table-row table:style-name="ro1">
          <table:table-cell office:value-type="float" office:value="1.643798037576987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4385213852" table:style-name="ce1">
            <text:p>5.74385E+11</text:p>
          </table:table-cell>
          <table:table-cell table:number-columns-repeated="16381"/>
        </table:table-row>
        <table:table-row table:style-name="ro1">
          <table:table-cell office:value-type="float" office:value="1.6437980376768742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4163961411" table:style-name="ce1">
            <text:p>5.74164E+11</text:p>
          </table:table-cell>
          <table:table-cell table:number-columns-repeated="16381"/>
        </table:table-row>
        <table:table-row table:style-name="ro1">
          <table:table-cell office:value-type="float" office:value="1.643798037777081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4141407013" table:style-name="ce1">
            <text:p>5.74141E+11</text:p>
          </table:table-cell>
          <table:table-cell table:number-columns-repeated="16381"/>
        </table:table-row>
        <table:table-row table:style-name="ro1">
          <table:table-cell office:value-type="float" office:value="1.6437980378770755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983097076" table:style-name="ce1">
            <text:p>5.73983E+11</text:p>
          </table:table-cell>
          <table:table-cell table:number-columns-repeated="16381"/>
        </table:table-row>
        <table:table-row table:style-name="ro1">
          <table:table-cell office:value-type="float" office:value="1.643798037977430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971843719" table:style-name="ce1">
            <text:p>5.73972E+11</text:p>
          </table:table-cell>
          <table:table-cell table:number-columns-repeated="16381"/>
        </table:table-row>
        <table:table-row table:style-name="ro1">
          <table:table-cell office:value-type="float" office:value="1.643798038076760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868179321" table:style-name="ce1">
            <text:p>5.73868E+11</text:p>
          </table:table-cell>
          <table:table-cell table:number-columns-repeated="16381"/>
        </table:table-row>
        <table:table-row table:style-name="ro1">
          <table:table-cell office:value-type="float" office:value="1.643798038176647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746728897" table:style-name="ce1">
            <text:p>5.73747E+11</text:p>
          </table:table-cell>
          <table:table-cell table:number-columns-repeated="16381"/>
        </table:table-row>
        <table:table-row table:style-name="ro1">
          <table:table-cell office:value-type="float" office:value="1.643798038276966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823022842" table:style-name="ce1">
            <text:p>5.73823E+11</text:p>
          </table:table-cell>
          <table:table-cell table:number-columns-repeated="16381"/>
        </table:table-row>
        <table:table-row table:style-name="ro1">
          <table:table-cell office:value-type="float" office:value="1.6437980383772081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735380173" table:style-name="ce1">
            <text:p>5.73735E+11</text:p>
          </table:table-cell>
          <table:table-cell table:number-columns-repeated="16381"/>
        </table:table-row>
        <table:table-row table:style-name="ro1">
          <table:table-cell office:value-type="float" office:value="1.6437980384768287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767757416" table:style-name="ce1">
            <text:p>5.73768E+11</text:p>
          </table:table-cell>
          <table:table-cell table:number-columns-repeated="16381"/>
        </table:table-row>
        <table:table-row table:style-name="ro1">
          <table:table-cell office:value-type="float" office:value="1.643798038577396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670530319" table:style-name="ce1">
            <text:p>5.73671E+11</text:p>
          </table:table-cell>
          <table:table-cell table:number-columns-repeated="16381"/>
        </table:table-row>
        <table:table-row table:style-name="ro1">
          <table:table-cell office:value-type="float" office:value="1.6437980386771523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524570465" table:style-name="ce1">
            <text:p>5.73525E+11</text:p>
          </table:table-cell>
          <table:table-cell table:number-columns-repeated="16381"/>
        </table:table-row>
        <table:table-row table:style-name="ro1">
          <table:table-cell office:value-type="float" office:value="1.64379803877714E+18" table:style-name="ce1">
            <text:p>1.6438E+18</text:p>
          </table:table-cell>
          <table:table-cell office:value-type="float" office:value="-48909458518" table:style-name="ce1">
            <text:p>-48909458518</text:p>
          </table:table-cell>
          <table:table-cell office:value-type="float" office:value="573524045944" table:style-name="ce1">
            <text:p>5.73524E+11</text:p>
          </table:table-cell>
          <table:table-cell table:number-columns-repeated="16381"/>
        </table:table-row>
        <table:table-row table:style-name="ro1">
          <table:table-cell office:value-type="float" office:value="1.6437980388772659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787260056" table:style-name="ce1">
            <text:p>5.73787E+11</text:p>
          </table:table-cell>
          <table:table-cell table:number-columns-repeated="16381"/>
        </table:table-row>
        <table:table-row table:style-name="ro1">
          <table:table-cell office:value-type="float" office:value="1.643798038977601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787260056" table:style-name="ce1">
            <text:p>5.73787E+11</text:p>
          </table:table-cell>
          <table:table-cell table:number-columns-repeated="16381"/>
        </table:table-row>
        <table:table-row table:style-name="ro1">
          <table:table-cell office:value-type="float" office:value="1.643798039076877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804426193" table:style-name="ce1">
            <text:p>5.73804E+11</text:p>
          </table:table-cell>
          <table:table-cell table:number-columns-repeated="16381"/>
        </table:table-row>
        <table:table-row table:style-name="ro1">
          <table:table-cell office:value-type="float" office:value="1.643798039176501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90537262" table:style-name="ce1">
            <text:p>57390537262</text:p>
          </table:table-cell>
          <table:table-cell table:number-columns-repeated="16381"/>
        </table:table-row>
        <table:table-row table:style-name="ro1">
          <table:table-cell office:value-type="float" office:value="1.643798039276920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248123169" table:style-name="ce1">
            <text:p>5.74248E+11</text:p>
          </table:table-cell>
          <table:table-cell table:number-columns-repeated="16381"/>
        </table:table-row>
        <table:table-row table:style-name="ro1">
          <table:table-cell office:value-type="float" office:value="1.643798039377042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548244476" table:style-name="ce1">
            <text:p>5.74548E+11</text:p>
          </table:table-cell>
          <table:table-cell table:number-columns-repeated="16381"/>
        </table:table-row>
        <table:table-row table:style-name="ro1">
          <table:table-cell office:value-type="float" office:value="1.643798039476840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888467789" table:style-name="ce1">
            <text:p>5.74888E+11</text:p>
          </table:table-cell>
          <table:table-cell table:number-columns-repeated="16381"/>
        </table:table-row>
        <table:table-row table:style-name="ro1">
          <table:table-cell office:value-type="float" office:value="1.643798039577387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119447708" table:style-name="ce1">
            <text:p>5.75119E+11</text:p>
          </table:table-cell>
          <table:table-cell table:number-columns-repeated="16381"/>
        </table:table-row>
        <table:table-row table:style-name="ro1">
          <table:table-cell office:value-type="float" office:value="1.643798039677509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223493576" table:style-name="ce1">
            <text:p>5.75223E+11</text:p>
          </table:table-cell>
          <table:table-cell table:number-columns-repeated="16381"/>
        </table:table-row>
        <table:table-row table:style-name="ro1">
          <table:table-cell office:value-type="float" office:value="1.6437980397770706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328922272" table:style-name="ce1">
            <text:p>5.75329E+11</text:p>
          </table:table-cell>
          <table:table-cell table:number-columns-repeated="16381"/>
        </table:table-row>
        <table:table-row table:style-name="ro1">
          <table:table-cell office:value-type="float" office:value="1.643798039877176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253677368" table:style-name="ce1">
            <text:p>5.75254E+11</text:p>
          </table:table-cell>
          <table:table-cell table:number-columns-repeated="16381"/>
        </table:table-row>
        <table:table-row table:style-name="ro1">
          <table:table-cell office:value-type="float" office:value="1.6437980399771699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008869171" table:style-name="ce1">
            <text:p>5.75009E+11</text:p>
          </table:table-cell>
          <table:table-cell table:number-columns-repeated="16381"/>
        </table:table-row>
        <table:table-row table:style-name="ro1">
          <table:table-cell office:value-type="float" office:value="1.64379804007723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638223648" table:style-name="ce1">
            <text:p>5.74638E+11</text:p>
          </table:table-cell>
          <table:table-cell table:number-columns-repeated="16381"/>
        </table:table-row>
        <table:table-row table:style-name="ro1">
          <table:table-cell office:value-type="float" office:value="1.643798040177007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186992645" table:style-name="ce1">
            <text:p>5.74187E+11</text:p>
          </table:table-cell>
          <table:table-cell table:number-columns-repeated="16381"/>
        </table:table-row>
        <table:table-row table:style-name="ro1">
          <table:table-cell office:value-type="float" office:value="1.6437980402769979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916244507" table:style-name="ce1">
            <text:p>5.73916E+11</text:p>
          </table:table-cell>
          <table:table-cell table:number-columns-repeated="16381"/>
        </table:table-row>
        <table:table-row table:style-name="ro1">
          <table:table-cell office:value-type="float" office:value="1.643798040377468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629283905" table:style-name="ce1">
            <text:p>5.73629E+11</text:p>
          </table:table-cell>
          <table:table-cell table:number-columns-repeated="16381"/>
        </table:table-row>
        <table:table-row table:style-name="ro1">
          <table:table-cell office:value-type="float" office:value="1.64379804047734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776435852" table:style-name="ce1">
            <text:p>5.73776E+11</text:p>
          </table:table-cell>
          <table:table-cell table:number-columns-repeated="16381"/>
        </table:table-row>
        <table:table-row table:style-name="ro1">
          <table:table-cell office:value-type="float" office:value="1.6437980405771569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843574524" table:style-name="ce1">
            <text:p>5.73844E+11</text:p>
          </table:table-cell>
          <table:table-cell table:number-columns-repeated="16381"/>
        </table:table-row>
        <table:table-row table:style-name="ro1">
          <table:table-cell office:value-type="float" office:value="1.6437980406769856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3998117447" table:style-name="ce1">
            <text:p>5.73998E+11</text:p>
          </table:table-cell>
          <table:table-cell table:number-columns-repeated="16381"/>
        </table:table-row>
        <table:table-row table:style-name="ro1">
          <table:table-cell office:value-type="float" office:value="1.64379804077762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427509308" table:style-name="ce1">
            <text:p>5.74428E+11</text:p>
          </table:table-cell>
          <table:table-cell table:number-columns-repeated="16381"/>
        </table:table-row>
        <table:table-row table:style-name="ro1">
          <table:table-cell office:value-type="float" office:value="1.6437980408771331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724006653" table:style-name="ce1">
            <text:p>5.74724E+11</text:p>
          </table:table-cell>
          <table:table-cell table:number-columns-repeated="16381"/>
        </table:table-row>
        <table:table-row table:style-name="ro1">
          <table:table-cell office:value-type="float" office:value="1.6437980409772931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092172623" table:style-name="ce1">
            <text:p>5.75092E+11</text:p>
          </table:table-cell>
          <table:table-cell table:number-columns-repeated="16381"/>
        </table:table-row>
        <table:table-row table:style-name="ro1">
          <table:table-cell office:value-type="float" office:value="1.643798041077097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319242477" table:style-name="ce1">
            <text:p>5.75319E+11</text:p>
          </table:table-cell>
          <table:table-cell table:number-columns-repeated="16381"/>
        </table:table-row>
        <table:table-row table:style-name="ro1">
          <table:table-cell office:value-type="float" office:value="1.643798041177167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455760956" table:style-name="ce1">
            <text:p>5.75456E+11</text:p>
          </table:table-cell>
          <table:table-cell table:number-columns-repeated="16381"/>
        </table:table-row>
        <table:table-row table:style-name="ro1">
          <table:table-cell office:value-type="float" office:value="1.643798041277404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542068481" table:style-name="ce1">
            <text:p>5.75542E+11</text:p>
          </table:table-cell>
          <table:table-cell table:number-columns-repeated="16381"/>
        </table:table-row>
        <table:table-row table:style-name="ro1">
          <table:table-cell office:value-type="float" office:value="1.643798041377483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533056259" table:style-name="ce1">
            <text:p>5.75533E+11</text:p>
          </table:table-cell>
          <table:table-cell table:number-columns-repeated="16381"/>
        </table:table-row>
        <table:table-row table:style-name="ro1">
          <table:table-cell office:value-type="float" office:value="1.643798041477476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563669205" table:style-name="ce1">
            <text:p>5.75564E+11</text:p>
          </table:table-cell>
          <table:table-cell table:number-columns-repeated="16381"/>
        </table:table-row>
        <table:table-row table:style-name="ro1">
          <table:table-cell office:value-type="float" office:value="1.643798041577554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491142273" table:style-name="ce1">
            <text:p>5.75491E+11</text:p>
          </table:table-cell>
          <table:table-cell table:number-columns-repeated="16381"/>
        </table:table-row>
        <table:table-row table:style-name="ro1">
          <table:table-cell office:value-type="float" office:value="1.643798041676968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370502472" table:style-name="ce1">
            <text:p>5.75371E+11</text:p>
          </table:table-cell>
          <table:table-cell table:number-columns-repeated="16381"/>
        </table:table-row>
        <table:table-row table:style-name="ro1">
          <table:table-cell office:value-type="float" office:value="1.643798041777383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214958191" table:style-name="ce1">
            <text:p>5.75215E+11</text:p>
          </table:table-cell>
          <table:table-cell table:number-columns-repeated="16381"/>
        </table:table-row>
        <table:table-row table:style-name="ro1">
          <table:table-cell office:value-type="float" office:value="1.6437980418766981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033426285" table:style-name="ce1">
            <text:p>5.75033E+11</text:p>
          </table:table-cell>
          <table:table-cell table:number-columns-repeated="16381"/>
        </table:table-row>
        <table:table-row table:style-name="ro1">
          <table:table-cell office:value-type="float" office:value="1.6437980419769966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012540817" table:style-name="ce1">
            <text:p>5.75013E+11</text:p>
          </table:table-cell>
          <table:table-cell table:number-columns-repeated="16381"/>
        </table:table-row>
        <table:table-row table:style-name="ro1">
          <table:table-cell office:value-type="float" office:value="1.643798042076903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906730652" table:style-name="ce1">
            <text:p>5.74907E+11</text:p>
          </table:table-cell>
          <table:table-cell table:number-columns-repeated="16381"/>
        </table:table-row>
        <table:table-row table:style-name="ro1">
          <table:table-cell office:value-type="float" office:value="1.6437980421771005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808549881" table:style-name="ce1">
            <text:p>5.74809E+11</text:p>
          </table:table-cell>
          <table:table-cell table:number-columns-repeated="16381"/>
        </table:table-row>
        <table:table-row table:style-name="ro1">
          <table:table-cell office:value-type="float" office:value="1.643798042277586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853134155" table:style-name="ce1">
            <text:p>5.74853E+11</text:p>
          </table:table-cell>
          <table:table-cell table:number-columns-repeated="16381"/>
        </table:table-row>
        <table:table-row table:style-name="ro1">
          <table:table-cell office:value-type="float" office:value="1.643798042376843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83048439" table:style-name="ce1">
            <text:p>57483048439</text:p>
          </table:table-cell>
          <table:table-cell table:number-columns-repeated="16381"/>
        </table:table-row>
        <table:table-row table:style-name="ro1">
          <table:table-cell office:value-type="float" office:value="1.6437980424776026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804544449" table:style-name="ce1">
            <text:p>5.74805E+11</text:p>
          </table:table-cell>
          <table:table-cell table:number-columns-repeated="16381"/>
        </table:table-row>
        <table:table-row table:style-name="ro1">
          <table:table-cell office:value-type="float" office:value="1.643798042577322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779033661" table:style-name="ce1">
            <text:p>5.74779E+11</text:p>
          </table:table-cell>
          <table:table-cell table:number-columns-repeated="16381"/>
        </table:table-row>
        <table:table-row table:style-name="ro1">
          <table:table-cell office:value-type="float" office:value="1.643798042677586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4748802185" table:style-name="ce1">
            <text:p>5.74749E+11</text:p>
          </table:table-cell>
          <table:table-cell table:number-columns-repeated="16381"/>
        </table:table-row>
        <table:table-row table:style-name="ro1">
          <table:table-cell office:value-type="float" office:value="1.643798042777323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140714645" table:style-name="ce1">
            <text:p>5.75141E+11</text:p>
          </table:table-cell>
          <table:table-cell table:number-columns-repeated="16381"/>
        </table:table-row>
        <table:table-row table:style-name="ro1">
          <table:table-cell office:value-type="float" office:value="1.6437980428768622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223016739" table:style-name="ce1">
            <text:p>5.75223E+11</text:p>
          </table:table-cell>
          <table:table-cell table:number-columns-repeated="16381"/>
        </table:table-row>
        <table:table-row table:style-name="ro1">
          <table:table-cell office:value-type="float" office:value="1.643798042976908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427246094" table:style-name="ce1">
            <text:p>5.75427E+11</text:p>
          </table:table-cell>
          <table:table-cell table:number-columns-repeated="16381"/>
        </table:table-row>
        <table:table-row table:style-name="ro1">
          <table:table-cell office:value-type="float" office:value="1.6437980430768817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516271591" table:style-name="ce1">
            <text:p>5.75516E+11</text:p>
          </table:table-cell>
          <table:table-cell table:number-columns-repeated="16381"/>
        </table:table-row>
        <table:table-row table:style-name="ro1">
          <table:table-cell office:value-type="float" office:value="1.6437980431770534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564432144" table:style-name="ce1">
            <text:p>5.75564E+11</text:p>
          </table:table-cell>
          <table:table-cell table:number-columns-repeated="16381"/>
        </table:table-row>
        <table:table-row table:style-name="ro1">
          <table:table-cell office:value-type="float" office:value="1.6437980432773361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644731522" table:style-name="ce1">
            <text:p>5.75645E+11</text:p>
          </table:table-cell>
          <table:table-cell table:number-columns-repeated="16381"/>
        </table:table-row>
        <table:table-row table:style-name="ro1">
          <table:table-cell office:value-type="float" office:value="1.6437980433774528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626516342" table:style-name="ce1">
            <text:p>5.75627E+11</text:p>
          </table:table-cell>
          <table:table-cell table:number-columns-repeated="16381"/>
        </table:table-row>
        <table:table-row table:style-name="ro1">
          <table:table-cell office:value-type="float" office:value="1.6437980434771845E+18" table:style-name="ce1">
            <text:p>1.6438E+18</text:p>
          </table:table-cell>
          <table:table-cell office:value-type="float" office:value="-498564779758" table:style-name="ce1">
            <text:p>-4.98565E+11</text:p>
          </table:table-cell>
          <table:table-cell office:value-type="float" office:value="575686311722" table:style-name="ce1">
            <text:p>5.75686E+11</text:p>
          </table:table-cell>
          <table:table-cell table:number-columns-repeated="16381"/>
        </table:table-row>
        <table:table-row table:style-name="ro1">
          <table:table-cell office:value-type="float" office:value="1.643798043577002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77996254" table:style-name="ce1">
            <text:p>57577996254</text:p>
          </table:table-cell>
          <table:table-cell table:number-columns-repeated="16381"/>
        </table:table-row>
        <table:table-row table:style-name="ro1">
          <table:table-cell office:value-type="float" office:value="1.643798043677048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77996254" table:style-name="ce1">
            <text:p>57577996254</text:p>
          </table:table-cell>
          <table:table-cell table:number-columns-repeated="16381"/>
        </table:table-row>
        <table:table-row table:style-name="ro1">
          <table:table-cell office:value-type="float" office:value="1.643798043777637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752210617" table:style-name="ce1">
            <text:p>5.75752E+11</text:p>
          </table:table-cell>
          <table:table-cell table:number-columns-repeated="16381"/>
        </table:table-row>
        <table:table-row table:style-name="ro1">
          <table:table-cell office:value-type="float" office:value="1.643798043877579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631904602" table:style-name="ce1">
            <text:p>5.75632E+11</text:p>
          </table:table-cell>
          <table:table-cell table:number-columns-repeated="16381"/>
        </table:table-row>
        <table:table-row table:style-name="ro1">
          <table:table-cell office:value-type="float" office:value="1.643798043977214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527763367" table:style-name="ce1">
            <text:p>5.75528E+11</text:p>
          </table:table-cell>
          <table:table-cell table:number-columns-repeated="16381"/>
        </table:table-row>
        <table:table-row table:style-name="ro1">
          <table:table-cell office:value-type="float" office:value="1.6437980440776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391578674" table:style-name="ce1">
            <text:p>5.75392E+11</text:p>
          </table:table-cell>
          <table:table-cell table:number-columns-repeated="16381"/>
        </table:table-row>
        <table:table-row table:style-name="ro1">
          <table:table-cell office:value-type="float" office:value="1.643798044177009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239610672" table:style-name="ce1">
            <text:p>5.7524E+11</text:p>
          </table:table-cell>
          <table:table-cell table:number-columns-repeated="16381"/>
        </table:table-row>
        <table:table-row table:style-name="ro1">
          <table:table-cell office:value-type="float" office:value="1.643798044276844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128126144" table:style-name="ce1">
            <text:p>5.75128E+11</text:p>
          </table:table-cell>
          <table:table-cell table:number-columns-repeated="16381"/>
        </table:table-row>
        <table:table-row table:style-name="ro1">
          <table:table-cell office:value-type="float" office:value="1.6437980443772792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75347519" table:style-name="ce1">
            <text:p>5.74975E+11</text:p>
          </table:table-cell>
          <table:table-cell table:number-columns-repeated="16381"/>
        </table:table-row>
        <table:table-row table:style-name="ro1">
          <table:table-cell office:value-type="float" office:value="1.6437980444773379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67186356" table:style-name="ce1">
            <text:p>5.75067E+11</text:p>
          </table:table-cell>
          <table:table-cell table:number-columns-repeated="16381"/>
        </table:table-row>
        <table:table-row table:style-name="ro1">
          <table:table-cell office:value-type="float" office:value="1.643798044577136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21743774" table:style-name="ce1">
            <text:p>5.75022E+11</text:p>
          </table:table-cell>
          <table:table-cell table:number-columns-repeated="16381"/>
        </table:table-row>
        <table:table-row table:style-name="ro1">
          <table:table-cell office:value-type="float" office:value="1.643798044677035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69339371" table:style-name="ce1">
            <text:p>5.74969E+11</text:p>
          </table:table-cell>
          <table:table-cell table:number-columns-repeated="16381"/>
        </table:table-row>
        <table:table-row table:style-name="ro1">
          <table:table-cell office:value-type="float" office:value="1.6437980447774257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16927719" table:style-name="ce1">
            <text:p>5.75017E+11</text:p>
          </table:table-cell>
          <table:table-cell table:number-columns-repeated="16381"/>
        </table:table-row>
        <table:table-row table:style-name="ro1">
          <table:table-cell office:value-type="float" office:value="1.643798044877040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85408783" table:style-name="ce1">
            <text:p>5.74985E+11</text:p>
          </table:table-cell>
          <table:table-cell table:number-columns-repeated="16381"/>
        </table:table-row>
        <table:table-row table:style-name="ro1">
          <table:table-cell office:value-type="float" office:value="1.6437980449776502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51784515" table:style-name="ce1">
            <text:p>5.75052E+11</text:p>
          </table:table-cell>
          <table:table-cell table:number-columns-repeated="16381"/>
        </table:table-row>
        <table:table-row table:style-name="ro1">
          <table:table-cell office:value-type="float" office:value="1.6437980450774538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45681" table:style-name="ce1">
            <text:p>575045681</text:p>
          </table:table-cell>
          <table:table-cell table:number-columns-repeated="16381"/>
        </table:table-row>
        <table:table-row table:style-name="ro1">
          <table:table-cell office:value-type="float" office:value="1.6437980451773348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13065338" table:style-name="ce1">
            <text:p>5.75013E+11</text:p>
          </table:table-cell>
          <table:table-cell table:number-columns-repeated="16381"/>
        </table:table-row>
        <table:table-row table:style-name="ro1">
          <table:table-cell office:value-type="float" office:value="1.643798045277785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76055527" table:style-name="ce1">
            <text:p>5.75076E+11</text:p>
          </table:table-cell>
          <table:table-cell table:number-columns-repeated="16381"/>
        </table:table-row>
        <table:table-row table:style-name="ro1">
          <table:table-cell office:value-type="float" office:value="1.643798045377007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45490265" table:style-name="ce1">
            <text:p>5.75045E+11</text:p>
          </table:table-cell>
          <table:table-cell table:number-columns-repeated="16381"/>
        </table:table-row>
        <table:table-row table:style-name="ro1">
          <table:table-cell office:value-type="float" office:value="1.643798045477582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81682205" table:style-name="ce1">
            <text:p>5.75082E+11</text:p>
          </table:table-cell>
          <table:table-cell table:number-columns-repeated="16381"/>
        </table:table-row>
        <table:table-row table:style-name="ro1">
          <table:table-cell office:value-type="float" office:value="1.6437980455771889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5197525" table:style-name="ce1">
            <text:p>57505197525</text:p>
          </table:table-cell>
          <table:table-cell table:number-columns-repeated="16381"/>
        </table:table-row>
        <table:table-row table:style-name="ro1">
          <table:table-cell office:value-type="float" office:value="1.643798045676904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95803833" table:style-name="ce1">
            <text:p>5.74996E+11</text:p>
          </table:table-cell>
          <table:table-cell table:number-columns-repeated="16381"/>
        </table:table-row>
        <table:table-row table:style-name="ro1">
          <table:table-cell office:value-type="float" office:value="1.6437980457774426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44631958" table:style-name="ce1">
            <text:p>5.75045E+11</text:p>
          </table:table-cell>
          <table:table-cell table:number-columns-repeated="16381"/>
        </table:table-row>
        <table:table-row table:style-name="ro1">
          <table:table-cell office:value-type="float" office:value="1.6437980458772782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82595444" table:style-name="ce1">
            <text:p>5.74983E+11</text:p>
          </table:table-cell>
          <table:table-cell table:number-columns-repeated="16381"/>
        </table:table-row>
        <table:table-row table:style-name="ro1">
          <table:table-cell office:value-type="float" office:value="1.643798045977049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501449585" table:style-name="ce1">
            <text:p>57501449585</text:p>
          </table:table-cell>
          <table:table-cell table:number-columns-repeated="16381"/>
        </table:table-row>
        <table:table-row table:style-name="ro1">
          <table:table-cell office:value-type="float" office:value="1.6437980460766098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54128265" table:style-name="ce1">
            <text:p>5.74954E+11</text:p>
          </table:table-cell>
          <table:table-cell table:number-columns-repeated="16381"/>
        </table:table-row>
        <table:table-row table:style-name="ro1">
          <table:table-cell office:value-type="float" office:value="1.643798046177587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863672256" table:style-name="ce1">
            <text:p>5.74864E+11</text:p>
          </table:table-cell>
          <table:table-cell table:number-columns-repeated="16381"/>
        </table:table-row>
        <table:table-row table:style-name="ro1">
          <table:table-cell office:value-type="float" office:value="1.643798046276756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914693832" table:style-name="ce1">
            <text:p>5.74915E+11</text:p>
          </table:table-cell>
          <table:table-cell table:number-columns-repeated="16381"/>
        </table:table-row>
        <table:table-row table:style-name="ro1">
          <table:table-cell office:value-type="float" office:value="1.643798046377216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836397171" table:style-name="ce1">
            <text:p>5.74836E+11</text:p>
          </table:table-cell>
          <table:table-cell table:number-columns-repeated="16381"/>
        </table:table-row>
        <table:table-row table:style-name="ro1">
          <table:table-cell office:value-type="float" office:value="1.643798046476902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846839905" table:style-name="ce1">
            <text:p>5.74847E+11</text:p>
          </table:table-cell>
          <table:table-cell table:number-columns-repeated="16381"/>
        </table:table-row>
        <table:table-row table:style-name="ro1">
          <table:table-cell office:value-type="float" office:value="1.643798046577040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90477753" table:style-name="ce1">
            <text:p>5.7479E+11</text:p>
          </table:table-cell>
          <table:table-cell table:number-columns-repeated="16381"/>
        </table:table-row>
        <table:table-row table:style-name="ro1">
          <table:table-cell office:value-type="float" office:value="1.643798046676900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18475342" table:style-name="ce1">
            <text:p>5.74718E+11</text:p>
          </table:table-cell>
          <table:table-cell table:number-columns-repeated="16381"/>
        </table:table-row>
        <table:table-row table:style-name="ro1">
          <table:table-cell office:value-type="float" office:value="1.64379804677738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58338928" table:style-name="ce1">
            <text:p>5.74758E+11</text:p>
          </table:table-cell>
          <table:table-cell table:number-columns-repeated="16381"/>
        </table:table-row>
        <table:table-row table:style-name="ro1">
          <table:table-cell office:value-type="float" office:value="1.6437980468772728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09558487" table:style-name="ce1">
            <text:p>5.7471E+11</text:p>
          </table:table-cell>
          <table:table-cell table:number-columns-repeated="16381"/>
        </table:table-row>
        <table:table-row table:style-name="ro1">
          <table:table-cell office:value-type="float" office:value="1.643798046977132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5271225" table:style-name="ce1">
            <text:p>57475271225</text:p>
          </table:table-cell>
          <table:table-cell table:number-columns-repeated="16381"/>
        </table:table-row>
        <table:table-row table:style-name="ro1">
          <table:table-cell office:value-type="float" office:value="1.643798047077681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14422226" table:style-name="ce1">
            <text:p>5.74714E+11</text:p>
          </table:table-cell>
          <table:table-cell table:number-columns-repeated="16381"/>
        </table:table-row>
        <table:table-row table:style-name="ro1">
          <table:table-cell office:value-type="float" office:value="1.643798047176374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648523331" table:style-name="ce1">
            <text:p>5.74649E+11</text:p>
          </table:table-cell>
          <table:table-cell table:number-columns-repeated="16381"/>
        </table:table-row>
        <table:table-row table:style-name="ro1">
          <table:table-cell office:value-type="float" office:value="1.6437980472769723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701070786" table:style-name="ce1">
            <text:p>5.74701E+11</text:p>
          </table:table-cell>
          <table:table-cell table:number-columns-repeated="16381"/>
        </table:table-row>
        <table:table-row table:style-name="ro1">
          <table:table-cell office:value-type="float" office:value="1.643798047377454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635362625" table:style-name="ce1">
            <text:p>5.74635E+11</text:p>
          </table:table-cell>
          <table:table-cell table:number-columns-repeated="16381"/>
        </table:table-row>
        <table:table-row table:style-name="ro1">
          <table:table-cell office:value-type="float" office:value="1.6437980474764444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664497375" table:style-name="ce1">
            <text:p>5.74664E+11</text:p>
          </table:table-cell>
          <table:table-cell table:number-columns-repeated="16381"/>
        </table:table-row>
        <table:table-row table:style-name="ro1">
          <table:table-cell office:value-type="float" office:value="1.6437980475768177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608039856" table:style-name="ce1">
            <text:p>5.74608E+11</text:p>
          </table:table-cell>
          <table:table-cell table:number-columns-repeated="16381"/>
        </table:table-row>
        <table:table-row table:style-name="ro1">
          <table:table-cell office:value-type="float" office:value="1.6437980476772012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522161484" table:style-name="ce1">
            <text:p>5.74522E+11</text:p>
          </table:table-cell>
          <table:table-cell table:number-columns-repeated="16381"/>
        </table:table-row>
        <table:table-row table:style-name="ro1">
          <table:table-cell office:value-type="float" office:value="1.6437980477773025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474334717" table:style-name="ce1">
            <text:p>5.74474E+11</text:p>
          </table:table-cell>
          <table:table-cell table:number-columns-repeated="16381"/>
        </table:table-row>
        <table:table-row table:style-name="ro1">
          <table:table-cell office:value-type="float" office:value="1.643798047877325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355363846" table:style-name="ce1">
            <text:p>5.74355E+11</text:p>
          </table:table-cell>
          <table:table-cell table:number-columns-repeated="16381"/>
        </table:table-row>
        <table:table-row table:style-name="ro1">
          <table:table-cell office:value-type="float" office:value="1.6437980479772626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30472374" table:style-name="ce1">
            <text:p>57430472374</text:p>
          </table:table-cell>
          <table:table-cell table:number-columns-repeated="16381"/>
        </table:table-row>
        <table:table-row table:style-name="ro1">
          <table:table-cell office:value-type="float" office:value="1.6437980480776489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189519882" table:style-name="ce1">
            <text:p>5.7419E+11</text:p>
          </table:table-cell>
          <table:table-cell table:number-columns-repeated="16381"/>
        </table:table-row>
        <table:table-row table:style-name="ro1">
          <table:table-cell office:value-type="float" office:value="1.643798048176511E+18" table:style-name="ce1">
            <text:p>1.6438E+18</text:p>
          </table:table-cell>
          <table:table-cell office:value-type="float" office:value="-475508421659" table:style-name="ce1">
            <text:p>-4.75508E+11</text:p>
          </table:table-cell>
          <table:table-cell office:value-type="float" office:value="574055719376" table:style-name="ce1">
            <text:p>5.74056E+11</text:p>
          </table:table-cell>
          <table:table-cell table:number-columns-repeated="16381"/>
        </table:table-row>
        <table:table-row table:style-name="ro1">
          <table:table-cell office:value-type="float" office:value="1.643798048276781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61170959" table:style-name="ce1">
            <text:p>5.75161E+11</text:p>
          </table:table-cell>
          <table:table-cell table:number-columns-repeated="16381"/>
        </table:table-row>
        <table:table-row table:style-name="ro1">
          <table:table-cell office:value-type="float" office:value="1.643798048377018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58507919" table:style-name="ce1">
            <text:p>5.75059E+11</text:p>
          </table:table-cell>
          <table:table-cell table:number-columns-repeated="16381"/>
        </table:table-row>
        <table:table-row table:style-name="ro1">
          <table:table-cell office:value-type="float" office:value="1.6437980484768463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6814003" table:style-name="ce1">
            <text:p>57506814003</text:p>
          </table:table-cell>
          <table:table-cell table:number-columns-repeated="16381"/>
        </table:table-row>
        <table:table-row table:style-name="ro1">
          <table:table-cell office:value-type="float" office:value="1.643798048577026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23555756" table:style-name="ce1">
            <text:p>5.75024E+11</text:p>
          </table:table-cell>
          <table:table-cell table:number-columns-repeated="16381"/>
        </table:table-row>
        <table:table-row table:style-name="ro1">
          <table:table-cell office:value-type="float" office:value="1.643798048677597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72820282" table:style-name="ce1">
            <text:p>5.74973E+11</text:p>
          </table:table-cell>
          <table:table-cell table:number-columns-repeated="16381"/>
        </table:table-row>
        <table:table-row table:style-name="ro1">
          <table:table-cell office:value-type="float" office:value="1.643798048776823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63657761" table:style-name="ce1">
            <text:p>5.75064E+11</text:p>
          </table:table-cell>
          <table:table-cell table:number-columns-repeated="16381"/>
        </table:table-row>
        <table:table-row table:style-name="ro1">
          <table:table-cell office:value-type="float" office:value="1.6437980488767393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45871735" table:style-name="ce1">
            <text:p>5.75046E+11</text:p>
          </table:table-cell>
          <table:table-cell table:number-columns-repeated="16381"/>
        </table:table-row>
        <table:table-row table:style-name="ro1">
          <table:table-cell office:value-type="float" office:value="1.643798048976953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5001297" table:style-name="ce1">
            <text:p>57515001297</text:p>
          </table:table-cell>
          <table:table-cell table:number-columns-repeated="16381"/>
        </table:table-row>
        <table:table-row table:style-name="ro1">
          <table:table-cell office:value-type="float" office:value="1.6437980490769636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45578384" table:style-name="ce1">
            <text:p>5.75146E+11</text:p>
          </table:table-cell>
          <table:table-cell table:number-columns-repeated="16381"/>
        </table:table-row>
        <table:table-row table:style-name="ro1">
          <table:table-cell office:value-type="float" office:value="1.6437980491768307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10387802" table:style-name="ce1">
            <text:p>5.7511E+11</text:p>
          </table:table-cell>
          <table:table-cell table:number-columns-repeated="16381"/>
        </table:table-row>
        <table:table-row table:style-name="ro1">
          <table:table-cell office:value-type="float" office:value="1.643798049277499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18119812" table:style-name="ce1">
            <text:p>5.75018E+11</text:p>
          </table:table-cell>
          <table:table-cell table:number-columns-repeated="16381"/>
        </table:table-row>
        <table:table-row table:style-name="ro1">
          <table:table-cell office:value-type="float" office:value="1.6437980493775537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16696548" table:style-name="ce1">
            <text:p>5.74917E+11</text:p>
          </table:table-cell>
          <table:table-cell table:number-columns-repeated="16381"/>
        </table:table-row>
        <table:table-row table:style-name="ro1">
          <table:table-cell office:value-type="float" office:value="1.643798049477391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6471405" table:style-name="ce1">
            <text:p>57496471405</text:p>
          </table:table-cell>
          <table:table-cell table:number-columns-repeated="16381"/>
        </table:table-row>
        <table:table-row table:style-name="ro1">
          <table:table-cell office:value-type="float" office:value="1.6437980495774418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886655807" table:style-name="ce1">
            <text:p>5.74887E+11</text:p>
          </table:table-cell>
          <table:table-cell table:number-columns-repeated="16381"/>
        </table:table-row>
        <table:table-row table:style-name="ro1">
          <table:table-cell office:value-type="float" office:value="1.643798049677211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788618088" table:style-name="ce1">
            <text:p>5.74789E+11</text:p>
          </table:table-cell>
          <table:table-cell table:number-columns-repeated="16381"/>
        </table:table-row>
        <table:table-row table:style-name="ro1">
          <table:table-cell office:value-type="float" office:value="1.6437980497771935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38678741" table:style-name="ce1">
            <text:p>5.74939E+11</text:p>
          </table:table-cell>
          <table:table-cell table:number-columns-repeated="16381"/>
        </table:table-row>
        <table:table-row table:style-name="ro1">
          <table:table-cell office:value-type="float" office:value="1.643798049877241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891376495" table:style-name="ce1">
            <text:p>5.74891E+11</text:p>
          </table:table-cell>
          <table:table-cell table:number-columns-repeated="16381"/>
        </table:table-row>
        <table:table-row table:style-name="ro1">
          <table:table-cell office:value-type="float" office:value="1.64379804997747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48787689" table:style-name="ce1">
            <text:p>5.74949E+11</text:p>
          </table:table-cell>
          <table:table-cell table:number-columns-repeated="16381"/>
        </table:table-row>
        <table:table-row table:style-name="ro1">
          <table:table-cell office:value-type="float" office:value="1.643798050077296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21035767" table:style-name="ce1">
            <text:p>5.74921E+11</text:p>
          </table:table-cell>
          <table:table-cell table:number-columns-repeated="16381"/>
        </table:table-row>
        <table:table-row table:style-name="ro1">
          <table:table-cell office:value-type="float" office:value="1.643798050177713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87821579" table:style-name="ce1">
            <text:p>57487821579</text:p>
          </table:table-cell>
          <table:table-cell table:number-columns-repeated="16381"/>
        </table:table-row>
        <table:table-row table:style-name="ro1">
          <table:table-cell office:value-type="float" office:value="1.643798050277222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51171875" table:style-name="ce1">
            <text:p>5.74951E+11</text:p>
          </table:table-cell>
          <table:table-cell table:number-columns-repeated="16381"/>
        </table:table-row>
        <table:table-row table:style-name="ro1">
          <table:table-cell office:value-type="float" office:value="1.643798050377349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376297" table:style-name="ce1">
            <text:p>5749376297</text:p>
          </table:table-cell>
          <table:table-cell table:number-columns-repeated="16381"/>
        </table:table-row>
        <table:table-row table:style-name="ro1">
          <table:table-cell office:value-type="float" office:value="1.643798050476900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35524368" table:style-name="ce1">
            <text:p>5.75036E+11</text:p>
          </table:table-cell>
          <table:table-cell table:number-columns-repeated="16381"/>
        </table:table-row>
        <table:table-row table:style-name="ro1">
          <table:table-cell office:value-type="float" office:value="1.643798050577033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48446655" table:style-name="ce1">
            <text:p>5.75048E+11</text:p>
          </table:table-cell>
          <table:table-cell table:number-columns-repeated="16381"/>
        </table:table-row>
        <table:table-row table:style-name="ro1">
          <table:table-cell office:value-type="float" office:value="1.643798050677737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32615662" table:style-name="ce1">
            <text:p>5.75033E+11</text:p>
          </table:table-cell>
          <table:table-cell table:number-columns-repeated="16381"/>
        </table:table-row>
        <table:table-row table:style-name="ro1">
          <table:table-cell office:value-type="float" office:value="1.6437980507771776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21307373" table:style-name="ce1">
            <text:p>5.75121E+11</text:p>
          </table:table-cell>
          <table:table-cell table:number-columns-repeated="16381"/>
        </table:table-row>
        <table:table-row table:style-name="ro1">
          <table:table-cell office:value-type="float" office:value="1.643798050876859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00231171" table:style-name="ce1">
            <text:p>5.751E+11</text:p>
          </table:table-cell>
          <table:table-cell table:number-columns-repeated="16381"/>
        </table:table-row>
        <table:table-row table:style-name="ro1">
          <table:table-cell office:value-type="float" office:value="1.6437980509770616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12097168" table:style-name="ce1">
            <text:p>5.75212E+11</text:p>
          </table:table-cell>
          <table:table-cell table:number-columns-repeated="16381"/>
        </table:table-row>
        <table:table-row table:style-name="ro1">
          <table:table-cell office:value-type="float" office:value="1.643798051076318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14672089" table:style-name="ce1">
            <text:p>5.75215E+11</text:p>
          </table:table-cell>
          <table:table-cell table:number-columns-repeated="16381"/>
        </table:table-row>
        <table:table-row table:style-name="ro1">
          <table:table-cell office:value-type="float" office:value="1.643798051177447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96123123" table:style-name="ce1">
            <text:p>5.75196E+11</text:p>
          </table:table-cell>
          <table:table-cell table:number-columns-repeated="16381"/>
        </table:table-row>
        <table:table-row table:style-name="ro1">
          <table:table-cell office:value-type="float" office:value="1.643798051277415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95495987" table:style-name="ce1">
            <text:p>5.75295E+11</text:p>
          </table:table-cell>
          <table:table-cell table:number-columns-repeated="16381"/>
        </table:table-row>
        <table:table-row table:style-name="ro1">
          <table:table-cell office:value-type="float" office:value="1.6437980513771167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82239914" table:style-name="ce1">
            <text:p>5.75282E+11</text:p>
          </table:table-cell>
          <table:table-cell table:number-columns-repeated="16381"/>
        </table:table-row>
        <table:table-row table:style-name="ro1">
          <table:table-cell office:value-type="float" office:value="1.643798051477135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334882736" table:style-name="ce1">
            <text:p>5.75335E+11</text:p>
          </table:table-cell>
          <table:table-cell table:number-columns-repeated="16381"/>
        </table:table-row>
        <table:table-row table:style-name="ro1">
          <table:table-cell office:value-type="float" office:value="1.6437980515770015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319623947" table:style-name="ce1">
            <text:p>5.7532E+11</text:p>
          </table:table-cell>
          <table:table-cell table:number-columns-repeated="16381"/>
        </table:table-row>
        <table:table-row table:style-name="ro1">
          <table:table-cell office:value-type="float" office:value="1.643798051677169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87914276" table:style-name="ce1">
            <text:p>5.75288E+11</text:p>
          </table:table-cell>
          <table:table-cell table:number-columns-repeated="16381"/>
        </table:table-row>
        <table:table-row table:style-name="ro1">
          <table:table-cell office:value-type="float" office:value="1.6437980517772042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311088562" table:style-name="ce1">
            <text:p>5.75311E+11</text:p>
          </table:table-cell>
          <table:table-cell table:number-columns-repeated="16381"/>
        </table:table-row>
        <table:table-row table:style-name="ro1">
          <table:table-cell office:value-type="float" office:value="1.6437980518770304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69460678" table:style-name="ce1">
            <text:p>5.75269E+11</text:p>
          </table:table-cell>
          <table:table-cell table:number-columns-repeated="16381"/>
        </table:table-row>
        <table:table-row table:style-name="ro1">
          <table:table-cell office:value-type="float" office:value="1.6437980519770401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90966034" table:style-name="ce1">
            <text:p>5.75291E+11</text:p>
          </table:table-cell>
          <table:table-cell table:number-columns-repeated="16381"/>
        </table:table-row>
        <table:table-row table:style-name="ro1">
          <table:table-cell office:value-type="float" office:value="1.6437980520774543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40278244" table:style-name="ce1">
            <text:p>5.7524E+11</text:p>
          </table:table-cell>
          <table:table-cell table:number-columns-repeated="16381"/>
        </table:table-row>
        <table:table-row table:style-name="ro1">
          <table:table-cell office:value-type="float" office:value="1.643798052177231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64413452" table:style-name="ce1">
            <text:p>5.75164E+11</text:p>
          </table:table-cell>
          <table:table-cell table:number-columns-repeated="16381"/>
        </table:table-row>
        <table:table-row table:style-name="ro1">
          <table:table-cell office:value-type="float" office:value="1.6437980522772915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16040802" table:style-name="ce1">
            <text:p>57516040802</text:p>
          </table:table-cell>
          <table:table-cell table:number-columns-repeated="16381"/>
        </table:table-row>
        <table:table-row table:style-name="ro1">
          <table:table-cell office:value-type="float" office:value="1.6437980523772045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79154968" table:style-name="ce1">
            <text:p>5.75079E+11</text:p>
          </table:table-cell>
          <table:table-cell table:number-columns-repeated="16381"/>
        </table:table-row>
        <table:table-row table:style-name="ro1">
          <table:table-cell office:value-type="float" office:value="1.643798052476774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87165833" table:style-name="ce1">
            <text:p>5.75087E+11</text:p>
          </table:table-cell>
          <table:table-cell table:number-columns-repeated="16381"/>
        </table:table-row>
        <table:table-row table:style-name="ro1">
          <table:table-cell office:value-type="float" office:value="1.6437980525774395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03657341" table:style-name="ce1">
            <text:p>57503657341</text:p>
          </table:table-cell>
          <table:table-cell table:number-columns-repeated="16381"/>
        </table:table-row>
        <table:table-row table:style-name="ro1">
          <table:table-cell office:value-type="float" office:value="1.643798052677445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4981355667" table:style-name="ce1">
            <text:p>5.74981E+11</text:p>
          </table:table-cell>
          <table:table-cell table:number-columns-repeated="16381"/>
        </table:table-row>
        <table:table-row table:style-name="ro1">
          <table:table-cell office:value-type="float" office:value="1.6437980527771069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01892853" table:style-name="ce1">
            <text:p>5.75202E+11</text:p>
          </table:table-cell>
          <table:table-cell table:number-columns-repeated="16381"/>
        </table:table-row>
        <table:table-row table:style-name="ro1">
          <table:table-cell office:value-type="float" office:value="1.6437980528771146E+18" table:style-name="ce1">
            <text:p>1.6438E+18</text:p>
          </table:table-cell>
          <table:table-cell office:value-type="float" office:value="-478557378054" table:style-name="ce1">
            <text:p>-4.78557E+11</text:p>
          </table:table-cell>
          <table:table-cell office:value-type="float" office:value="57524433136" table:style-name="ce1">
            <text:p>57524433136</text:p>
          </table:table-cell>
          <table:table-cell table:number-columns-repeated="16381"/>
        </table:table-row>
        <table:table-row table:style-name="ro1">
          <table:table-cell office:value-type="float" office:value="1.6437980529768763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057312012" table:style-name="ce1">
            <text:p>5.79057E+11</text:p>
          </table:table-cell>
          <table:table-cell table:number-columns-repeated="16381"/>
        </table:table-row>
        <table:table-row table:style-name="ro1">
          <table:table-cell office:value-type="float" office:value="1.643798053077239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057312012" table:style-name="ce1">
            <text:p>5.79057E+11</text:p>
          </table:table-cell>
          <table:table-cell table:number-columns-repeated="16381"/>
        </table:table-row>
        <table:table-row table:style-name="ro1">
          <table:table-cell office:value-type="float" office:value="1.643798053177059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105520248" table:style-name="ce1">
            <text:p>5.79106E+11</text:p>
          </table:table-cell>
          <table:table-cell table:number-columns-repeated="16381"/>
        </table:table-row>
        <table:table-row table:style-name="ro1">
          <table:table-cell office:value-type="float" office:value="1.64379805327719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263544083" table:style-name="ce1">
            <text:p>5.79264E+11</text:p>
          </table:table-cell>
          <table:table-cell table:number-columns-repeated="16381"/>
        </table:table-row>
        <table:table-row table:style-name="ro1">
          <table:table-cell office:value-type="float" office:value="1.6437980533774602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311704636" table:style-name="ce1">
            <text:p>5.79312E+11</text:p>
          </table:table-cell>
          <table:table-cell table:number-columns-repeated="16381"/>
        </table:table-row>
        <table:table-row table:style-name="ro1">
          <table:table-cell office:value-type="float" office:value="1.6437980534768617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425573349" table:style-name="ce1">
            <text:p>5.79426E+11</text:p>
          </table:table-cell>
          <table:table-cell table:number-columns-repeated="16381"/>
        </table:table-row>
        <table:table-row table:style-name="ro1">
          <table:table-cell office:value-type="float" office:value="1.643798053577153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465579987" table:style-name="ce1">
            <text:p>5.79466E+11</text:p>
          </table:table-cell>
          <table:table-cell table:number-columns-repeated="16381"/>
        </table:table-row>
        <table:table-row table:style-name="ro1">
          <table:table-cell office:value-type="float" office:value="1.643798053677403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48050499" table:style-name="ce1">
            <text:p>57948050499</text:p>
          </table:table-cell>
          <table:table-cell table:number-columns-repeated="16381"/>
        </table:table-row>
        <table:table-row table:style-name="ro1">
          <table:table-cell office:value-type="float" office:value="1.6437980537770176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608154297" table:style-name="ce1">
            <text:p>5.79608E+11</text:p>
          </table:table-cell>
          <table:table-cell table:number-columns-repeated="16381"/>
        </table:table-row>
        <table:table-row table:style-name="ro1">
          <table:table-cell office:value-type="float" office:value="1.643798053877545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628229141" table:style-name="ce1">
            <text:p>5.79628E+11</text:p>
          </table:table-cell>
          <table:table-cell table:number-columns-repeated="16381"/>
        </table:table-row>
        <table:table-row table:style-name="ro1">
          <table:table-cell office:value-type="float" office:value="1.643798053977129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718637466" table:style-name="ce1">
            <text:p>5.79719E+11</text:p>
          </table:table-cell>
          <table:table-cell table:number-columns-repeated="16381"/>
        </table:table-row>
        <table:table-row table:style-name="ro1">
          <table:table-cell office:value-type="float" office:value="1.643798054076892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740524292" table:style-name="ce1">
            <text:p>5.79741E+11</text:p>
          </table:table-cell>
          <table:table-cell table:number-columns-repeated="16381"/>
        </table:table-row>
        <table:table-row table:style-name="ro1">
          <table:table-cell office:value-type="float" office:value="1.64379805417706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740905762" table:style-name="ce1">
            <text:p>5.79741E+11</text:p>
          </table:table-cell>
          <table:table-cell table:number-columns-repeated="16381"/>
        </table:table-row>
        <table:table-row table:style-name="ro1">
          <table:table-cell office:value-type="float" office:value="1.643798054277136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952907562" table:style-name="ce1">
            <text:p>5.79953E+11</text:p>
          </table:table-cell>
          <table:table-cell table:number-columns-repeated="16381"/>
        </table:table-row>
        <table:table-row table:style-name="ro1">
          <table:table-cell office:value-type="float" office:value="1.643798054377014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79995059967" table:style-name="ce1">
            <text:p>5.79995E+11</text:p>
          </table:table-cell>
          <table:table-cell table:number-columns-repeated="16381"/>
        </table:table-row>
        <table:table-row table:style-name="ro1">
          <table:table-cell office:value-type="float" office:value="1.643798054477127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125522614" table:style-name="ce1">
            <text:p>5.80126E+11</text:p>
          </table:table-cell>
          <table:table-cell table:number-columns-repeated="16381"/>
        </table:table-row>
        <table:table-row table:style-name="ro1">
          <table:table-cell office:value-type="float" office:value="1.6437980545771116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180168152" table:style-name="ce1">
            <text:p>5.8018E+11</text:p>
          </table:table-cell>
          <table:table-cell table:number-columns-repeated="16381"/>
        </table:table-row>
        <table:table-row table:style-name="ro1">
          <table:table-cell office:value-type="float" office:value="1.643798054677079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208492279" table:style-name="ce1">
            <text:p>5.80208E+11</text:p>
          </table:table-cell>
          <table:table-cell table:number-columns-repeated="16381"/>
        </table:table-row>
        <table:table-row table:style-name="ro1">
          <table:table-cell office:value-type="float" office:value="1.643798054776619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300045013" table:style-name="ce1">
            <text:p>5.803E+11</text:p>
          </table:table-cell>
          <table:table-cell table:number-columns-repeated="16381"/>
        </table:table-row>
        <table:table-row table:style-name="ro1">
          <table:table-cell office:value-type="float" office:value="1.6437980548771983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301856995" table:style-name="ce1">
            <text:p>5.80302E+11</text:p>
          </table:table-cell>
          <table:table-cell table:number-columns-repeated="16381"/>
        </table:table-row>
        <table:table-row table:style-name="ro1">
          <table:table-cell office:value-type="float" office:value="1.64379805497706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373430252" table:style-name="ce1">
            <text:p>5.80373E+11</text:p>
          </table:table-cell>
          <table:table-cell table:number-columns-repeated="16381"/>
        </table:table-row>
        <table:table-row table:style-name="ro1">
          <table:table-cell office:value-type="float" office:value="1.643798055077137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35030365" table:style-name="ce1">
            <text:p>58035030365</text:p>
          </table:table-cell>
          <table:table-cell table:number-columns-repeated="16381"/>
        </table:table-row>
        <table:table-row table:style-name="ro1">
          <table:table-cell office:value-type="float" office:value="1.643798055176310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297803879" table:style-name="ce1">
            <text:p>5.80298E+11</text:p>
          </table:table-cell>
          <table:table-cell table:number-columns-repeated="16381"/>
        </table:table-row>
        <table:table-row table:style-name="ro1">
          <table:table-cell office:value-type="float" office:value="1.6437980552773084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27455902" table:style-name="ce1">
            <text:p>5.80427E+11</text:p>
          </table:table-cell>
          <table:table-cell table:number-columns-repeated="16381"/>
        </table:table-row>
        <table:table-row table:style-name="ro1">
          <table:table-cell office:value-type="float" office:value="1.6437980553771264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393648148" table:style-name="ce1">
            <text:p>5.80394E+11</text:p>
          </table:table-cell>
          <table:table-cell table:number-columns-repeated="16381"/>
        </table:table-row>
        <table:table-row table:style-name="ro1">
          <table:table-cell office:value-type="float" office:value="1.6437980554770696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56066132" table:style-name="ce1">
            <text:p>5.80456E+11</text:p>
          </table:table-cell>
          <table:table-cell table:number-columns-repeated="16381"/>
        </table:table-row>
        <table:table-row table:style-name="ro1">
          <table:table-cell office:value-type="float" office:value="1.643798055577031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3847084" table:style-name="ce1">
            <text:p>58043847084</text:p>
          </table:table-cell>
          <table:table-cell table:number-columns-repeated="16381"/>
        </table:table-row>
        <table:table-row table:style-name="ro1">
          <table:table-cell office:value-type="float" office:value="1.643798055677376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02898788" table:style-name="ce1">
            <text:p>5.80403E+11</text:p>
          </table:table-cell>
          <table:table-cell table:number-columns-repeated="16381"/>
        </table:table-row>
        <table:table-row table:style-name="ro1">
          <table:table-cell office:value-type="float" office:value="1.6437980557769641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46910858" table:style-name="ce1">
            <text:p>5.80447E+11</text:p>
          </table:table-cell>
          <table:table-cell table:number-columns-repeated="16381"/>
        </table:table-row>
        <table:table-row table:style-name="ro1">
          <table:table-cell office:value-type="float" office:value="1.643798055877230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1343689" table:style-name="ce1">
            <text:p>58041343689</text:p>
          </table:table-cell>
          <table:table-cell table:number-columns-repeated="16381"/>
        </table:table-row>
        <table:table-row table:style-name="ro1">
          <table:table-cell office:value-type="float" office:value="1.6437980559769175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87060547" table:style-name="ce1">
            <text:p>5.80487E+11</text:p>
          </table:table-cell>
          <table:table-cell table:number-columns-repeated="16381"/>
        </table:table-row>
        <table:table-row table:style-name="ro1">
          <table:table-cell office:value-type="float" office:value="1.643798056077163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73279953" table:style-name="ce1">
            <text:p>5.80473E+11</text:p>
          </table:table-cell>
          <table:table-cell table:number-columns-repeated="16381"/>
        </table:table-row>
        <table:table-row table:style-name="ro1">
          <table:table-cell office:value-type="float" office:value="1.6437980561774472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437135696" table:style-name="ce1">
            <text:p>5.80437E+11</text:p>
          </table:table-cell>
          <table:table-cell table:number-columns-repeated="16381"/>
        </table:table-row>
        <table:table-row table:style-name="ro1">
          <table:table-cell office:value-type="float" office:value="1.643798056277574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532979965" table:style-name="ce1">
            <text:p>5.80533E+11</text:p>
          </table:table-cell>
          <table:table-cell table:number-columns-repeated="16381"/>
        </table:table-row>
        <table:table-row table:style-name="ro1">
          <table:table-cell office:value-type="float" office:value="1.643798056377314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513572693" table:style-name="ce1">
            <text:p>5.80514E+11</text:p>
          </table:table-cell>
          <table:table-cell table:number-columns-repeated="16381"/>
        </table:table-row>
        <table:table-row table:style-name="ro1">
          <table:table-cell office:value-type="float" office:value="1.6437980564773463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679559708" table:style-name="ce1">
            <text:p>5.8068E+11</text:p>
          </table:table-cell>
          <table:table-cell table:number-columns-repeated="16381"/>
        </table:table-row>
        <table:table-row table:style-name="ro1">
          <table:table-cell office:value-type="float" office:value="1.6437980565773463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713367462" table:style-name="ce1">
            <text:p>5.80713E+11</text:p>
          </table:table-cell>
          <table:table-cell table:number-columns-repeated="16381"/>
        </table:table-row>
        <table:table-row table:style-name="ro1">
          <table:table-cell office:value-type="float" office:value="1.643798056677397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732488632" table:style-name="ce1">
            <text:p>5.80732E+11</text:p>
          </table:table-cell>
          <table:table-cell table:number-columns-repeated="16381"/>
        </table:table-row>
        <table:table-row table:style-name="ro1">
          <table:table-cell office:value-type="float" office:value="1.6437980567771594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865001678" table:style-name="ce1">
            <text:p>5.80865E+11</text:p>
          </table:table-cell>
          <table:table-cell table:number-columns-repeated="16381"/>
        </table:table-row>
        <table:table-row table:style-name="ro1">
          <table:table-cell office:value-type="float" office:value="1.6437980568774589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891799927" table:style-name="ce1">
            <text:p>5.80892E+11</text:p>
          </table:table-cell>
          <table:table-cell table:number-columns-repeated="16381"/>
        </table:table-row>
        <table:table-row table:style-name="ro1">
          <table:table-cell office:value-type="float" office:value="1.6437980569774884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0982017517" table:style-name="ce1">
            <text:p>5.80982E+11</text:p>
          </table:table-cell>
          <table:table-cell table:number-columns-repeated="16381"/>
        </table:table-row>
        <table:table-row table:style-name="ro1">
          <table:table-cell office:value-type="float" office:value="1.6437980570770161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002140045" table:style-name="ce1">
            <text:p>5.81002E+11</text:p>
          </table:table-cell>
          <table:table-cell table:number-columns-repeated="16381"/>
        </table:table-row>
        <table:table-row table:style-name="ro1">
          <table:table-cell office:value-type="float" office:value="1.643798057177207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001710892" table:style-name="ce1">
            <text:p>5.81002E+11</text:p>
          </table:table-cell>
          <table:table-cell table:number-columns-repeated="16381"/>
        </table:table-row>
        <table:table-row table:style-name="ro1">
          <table:table-cell office:value-type="float" office:value="1.6437980572770747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176567078" table:style-name="ce1">
            <text:p>5.81177E+11</text:p>
          </table:table-cell>
          <table:table-cell table:number-columns-repeated="16381"/>
        </table:table-row>
        <table:table-row table:style-name="ro1">
          <table:table-cell office:value-type="float" office:value="1.6437980573770332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208705902" table:style-name="ce1">
            <text:p>5.81209E+11</text:p>
          </table:table-cell>
          <table:table-cell table:number-columns-repeated="16381"/>
        </table:table-row>
        <table:table-row table:style-name="ro1">
          <table:table-cell office:value-type="float" office:value="1.643798057477248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289815903" table:style-name="ce1">
            <text:p>5.8129E+11</text:p>
          </table:table-cell>
          <table:table-cell table:number-columns-repeated="16381"/>
        </table:table-row>
        <table:table-row table:style-name="ro1">
          <table:table-cell office:value-type="float" office:value="1.6437980575768906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315231323" table:style-name="ce1">
            <text:p>5.81315E+11</text:p>
          </table:table-cell>
          <table:table-cell table:number-columns-repeated="16381"/>
        </table:table-row>
        <table:table-row table:style-name="ro1">
          <table:table-cell office:value-type="float" office:value="1.6437980576773348E+18" table:style-name="ce1">
            <text:p>1.6438E+18</text:p>
          </table:table-cell>
          <table:table-cell office:value-type="float" office:value="-488940030336" table:style-name="ce1">
            <text:p>-4.8894E+11</text:p>
          </table:table-cell>
          <table:table-cell office:value-type="float" office:value="581313562393" table:style-name="ce1">
            <text:p>5.81314E+11</text:p>
          </table:table-cell>
          <table:table-cell table:number-columns-repeated="16381"/>
        </table:table-row>
        <table:table-row table:style-name="ro1">
          <table:table-cell office:value-type="float" office:value="1.6437980577769705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5286026" table:style-name="ce1">
            <text:p>58455286026</text:p>
          </table:table-cell>
          <table:table-cell table:number-columns-repeated="16381"/>
        </table:table-row>
        <table:table-row table:style-name="ro1">
          <table:table-cell office:value-type="float" office:value="1.643798057876974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5286026" table:style-name="ce1">
            <text:p>58455286026</text:p>
          </table:table-cell>
          <table:table-cell table:number-columns-repeated="16381"/>
        </table:table-row>
        <table:table-row table:style-name="ro1">
          <table:table-cell office:value-type="float" office:value="1.643798057977220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81136703" table:style-name="ce1">
            <text:p>5.84581E+11</text:p>
          </table:table-cell>
          <table:table-cell table:number-columns-repeated="16381"/>
        </table:table-row>
        <table:table-row table:style-name="ro1">
          <table:table-cell office:value-type="float" office:value="1.643798058077134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45278549" table:style-name="ce1">
            <text:p>5.84545E+11</text:p>
          </table:table-cell>
          <table:table-cell table:number-columns-repeated="16381"/>
        </table:table-row>
        <table:table-row table:style-name="ro1">
          <table:table-cell office:value-type="float" office:value="1.64379805817708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82765198" table:style-name="ce1">
            <text:p>5.84483E+11</text:p>
          </table:table-cell>
          <table:table-cell table:number-columns-repeated="16381"/>
        </table:table-row>
        <table:table-row table:style-name="ro1">
          <table:table-cell office:value-type="float" office:value="1.643798058277734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62675858" table:style-name="ce1">
            <text:p>5.84663E+11</text:p>
          </table:table-cell>
          <table:table-cell table:number-columns-repeated="16381"/>
        </table:table-row>
        <table:table-row table:style-name="ro1">
          <table:table-cell office:value-type="float" office:value="1.643798058377546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49324417" table:style-name="ce1">
            <text:p>5.84649E+11</text:p>
          </table:table-cell>
          <table:table-cell table:number-columns-repeated="16381"/>
        </table:table-row>
        <table:table-row table:style-name="ro1">
          <table:table-cell office:value-type="float" office:value="1.643798058477634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91572189" table:style-name="ce1">
            <text:p>5.84692E+11</text:p>
          </table:table-cell>
          <table:table-cell table:number-columns-repeated="16381"/>
        </table:table-row>
        <table:table-row table:style-name="ro1">
          <table:table-cell office:value-type="float" office:value="1.6437980585770002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61436081" table:style-name="ce1">
            <text:p>5.84661E+11</text:p>
          </table:table-cell>
          <table:table-cell table:number-columns-repeated="16381"/>
        </table:table-row>
        <table:table-row table:style-name="ro1">
          <table:table-cell office:value-type="float" office:value="1.643798058677030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00305557" table:style-name="ce1">
            <text:p>5.846E+11</text:p>
          </table:table-cell>
          <table:table-cell table:number-columns-repeated="16381"/>
        </table:table-row>
        <table:table-row table:style-name="ro1">
          <table:table-cell office:value-type="float" office:value="1.6437980587768556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93820572" table:style-name="ce1">
            <text:p>5.84594E+11</text:p>
          </table:table-cell>
          <table:table-cell table:number-columns-repeated="16381"/>
        </table:table-row>
        <table:table-row table:style-name="ro1">
          <table:table-cell office:value-type="float" office:value="1.643798058877246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04652023" table:style-name="ce1">
            <text:p>5.84505E+11</text:p>
          </table:table-cell>
          <table:table-cell table:number-columns-repeated="16381"/>
        </table:table-row>
        <table:table-row table:style-name="ro1">
          <table:table-cell office:value-type="float" office:value="1.643798058977009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68595886" table:style-name="ce1">
            <text:p>5.84569E+11</text:p>
          </table:table-cell>
          <table:table-cell table:number-columns-repeated="16381"/>
        </table:table-row>
        <table:table-row table:style-name="ro1">
          <table:table-cell office:value-type="float" office:value="1.643798059077174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512329102" table:style-name="ce1">
            <text:p>5.84512E+11</text:p>
          </table:table-cell>
          <table:table-cell table:number-columns-repeated="16381"/>
        </table:table-row>
        <table:table-row table:style-name="ro1">
          <table:table-cell office:value-type="float" office:value="1.643798059177510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30122375" table:style-name="ce1">
            <text:p>5.8443E+11</text:p>
          </table:table-cell>
          <table:table-cell table:number-columns-repeated="16381"/>
        </table:table-row>
        <table:table-row table:style-name="ro1">
          <table:table-cell office:value-type="float" office:value="1.643798059277003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17200089" table:style-name="ce1">
            <text:p>5.84417E+11</text:p>
          </table:table-cell>
          <table:table-cell table:number-columns-repeated="16381"/>
        </table:table-row>
        <table:table-row table:style-name="ro1">
          <table:table-cell office:value-type="float" office:value="1.64379805937732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34176445" table:style-name="ce1">
            <text:p>58434176445</text:p>
          </table:table-cell>
          <table:table-cell table:number-columns-repeated="16381"/>
        </table:table-row>
        <table:table-row table:style-name="ro1">
          <table:table-cell office:value-type="float" office:value="1.643798059477263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312963486" table:style-name="ce1">
            <text:p>5.84313E+11</text:p>
          </table:table-cell>
          <table:table-cell table:number-columns-repeated="16381"/>
        </table:table-row>
        <table:table-row table:style-name="ro1">
          <table:table-cell office:value-type="float" office:value="1.643798059577253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242916107" table:style-name="ce1">
            <text:p>5.84243E+11</text:p>
          </table:table-cell>
          <table:table-cell table:number-columns-repeated="16381"/>
        </table:table-row>
        <table:table-row table:style-name="ro1">
          <table:table-cell office:value-type="float" office:value="1.6437980596768724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163284302" table:style-name="ce1">
            <text:p>5.84163E+11</text:p>
          </table:table-cell>
          <table:table-cell table:number-columns-repeated="16381"/>
        </table:table-row>
        <table:table-row table:style-name="ro1">
          <table:table-cell office:value-type="float" office:value="1.643798059777167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366321564" table:style-name="ce1">
            <text:p>5.84366E+11</text:p>
          </table:table-cell>
          <table:table-cell table:number-columns-repeated="16381"/>
        </table:table-row>
        <table:table-row table:style-name="ro1">
          <table:table-cell office:value-type="float" office:value="1.6437980598771645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359169006" table:style-name="ce1">
            <text:p>5.84359E+11</text:p>
          </table:table-cell>
          <table:table-cell table:number-columns-repeated="16381"/>
        </table:table-row>
        <table:table-row table:style-name="ro1">
          <table:table-cell office:value-type="float" office:value="1.643798059977175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22922134" table:style-name="ce1">
            <text:p>5.84423E+11</text:p>
          </table:table-cell>
          <table:table-cell table:number-columns-repeated="16381"/>
        </table:table-row>
        <table:table-row table:style-name="ro1">
          <table:table-cell office:value-type="float" office:value="1.643798060076901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16151047" table:style-name="ce1">
            <text:p>5.84416E+11</text:p>
          </table:table-cell>
          <table:table-cell table:number-columns-repeated="16381"/>
        </table:table-row>
        <table:table-row table:style-name="ro1">
          <table:table-cell office:value-type="float" office:value="1.643798060177413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394264221" table:style-name="ce1">
            <text:p>5.84394E+11</text:p>
          </table:table-cell>
          <table:table-cell table:number-columns-repeated="16381"/>
        </table:table-row>
        <table:table-row table:style-name="ro1">
          <table:table-cell office:value-type="float" office:value="1.6437980602769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36511993" table:style-name="ce1">
            <text:p>5.84437E+11</text:p>
          </table:table-cell>
          <table:table-cell table:number-columns-repeated="16381"/>
        </table:table-row>
        <table:table-row table:style-name="ro1">
          <table:table-cell office:value-type="float" office:value="1.643798060377098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419107437" table:style-name="ce1">
            <text:p>5.84419E+11</text:p>
          </table:table-cell>
          <table:table-cell table:number-columns-repeated="16381"/>
        </table:table-row>
        <table:table-row table:style-name="ro1">
          <table:table-cell office:value-type="float" office:value="1.643798060477511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10176086" table:style-name="ce1">
            <text:p>5.8461E+11</text:p>
          </table:table-cell>
          <table:table-cell table:number-columns-repeated="16381"/>
        </table:table-row>
        <table:table-row table:style-name="ro1">
          <table:table-cell office:value-type="float" office:value="1.643798060577135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666347504" table:style-name="ce1">
            <text:p>5.84666E+11</text:p>
          </table:table-cell>
          <table:table-cell table:number-columns-repeated="16381"/>
        </table:table-row>
        <table:table-row table:style-name="ro1">
          <table:table-cell office:value-type="float" office:value="1.643798060676825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719085693" table:style-name="ce1">
            <text:p>5.84719E+11</text:p>
          </table:table-cell>
          <table:table-cell table:number-columns-repeated="16381"/>
        </table:table-row>
        <table:table-row table:style-name="ro1">
          <table:table-cell office:value-type="float" office:value="1.6437980607774984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4905529022" table:style-name="ce1">
            <text:p>5.84906E+11</text:p>
          </table:table-cell>
          <table:table-cell table:number-columns-repeated="16381"/>
        </table:table-row>
        <table:table-row table:style-name="ro1">
          <table:table-cell office:value-type="float" office:value="1.6437980608770982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001134872" table:style-name="ce1">
            <text:p>5.85001E+11</text:p>
          </table:table-cell>
          <table:table-cell table:number-columns-repeated="16381"/>
        </table:table-row>
        <table:table-row table:style-name="ro1">
          <table:table-cell office:value-type="float" office:value="1.643798060976969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233926773" table:style-name="ce1">
            <text:p>5.85234E+11</text:p>
          </table:table-cell>
          <table:table-cell table:number-columns-repeated="16381"/>
        </table:table-row>
        <table:table-row table:style-name="ro1">
          <table:table-cell office:value-type="float" office:value="1.643798061077084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373163223" table:style-name="ce1">
            <text:p>5.85373E+11</text:p>
          </table:table-cell>
          <table:table-cell table:number-columns-repeated="16381"/>
        </table:table-row>
        <table:table-row table:style-name="ro1">
          <table:table-cell office:value-type="float" office:value="1.6437980611775583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485696793" table:style-name="ce1">
            <text:p>5.85486E+11</text:p>
          </table:table-cell>
          <table:table-cell table:number-columns-repeated="16381"/>
        </table:table-row>
        <table:table-row table:style-name="ro1">
          <table:table-cell office:value-type="float" office:value="1.6437980612768013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634422302" table:style-name="ce1">
            <text:p>5.85634E+11</text:p>
          </table:table-cell>
          <table:table-cell table:number-columns-repeated="16381"/>
        </table:table-row>
        <table:table-row table:style-name="ro1">
          <table:table-cell office:value-type="float" office:value="1.6437980613772311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693788528" table:style-name="ce1">
            <text:p>5.85694E+11</text:p>
          </table:table-cell>
          <table:table-cell table:number-columns-repeated="16381"/>
        </table:table-row>
        <table:table-row table:style-name="ro1">
          <table:table-cell office:value-type="float" office:value="1.64379806147707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6130867" table:style-name="ce1">
            <text:p>58576130867</text:p>
          </table:table-cell>
          <table:table-cell table:number-columns-repeated="16381"/>
        </table:table-row>
        <table:table-row table:style-name="ro1">
          <table:table-cell office:value-type="float" office:value="1.6437980615774968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65504837" table:style-name="ce1">
            <text:p>5.85766E+11</text:p>
          </table:table-cell>
          <table:table-cell table:number-columns-repeated="16381"/>
        </table:table-row>
        <table:table-row table:style-name="ro1">
          <table:table-cell office:value-type="float" office:value="1.6437980616774612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34367371" table:style-name="ce1">
            <text:p>5.85734E+11</text:p>
          </table:table-cell>
          <table:table-cell table:number-columns-repeated="16381"/>
        </table:table-row>
        <table:table-row table:style-name="ro1">
          <table:table-cell office:value-type="float" office:value="1.6437980617773309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39135742" table:style-name="ce1">
            <text:p>5.85739E+11</text:p>
          </table:table-cell>
          <table:table-cell table:number-columns-repeated="16381"/>
        </table:table-row>
        <table:table-row table:style-name="ro1">
          <table:table-cell office:value-type="float" office:value="1.6437980618772216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679101944" table:style-name="ce1">
            <text:p>5.85679E+11</text:p>
          </table:table-cell>
          <table:table-cell table:number-columns-repeated="16381"/>
        </table:table-row>
        <table:table-row table:style-name="ro1">
          <table:table-cell office:value-type="float" office:value="1.6437980619774136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42521286" table:style-name="ce1">
            <text:p>5.85743E+11</text:p>
          </table:table-cell>
          <table:table-cell table:number-columns-repeated="16381"/>
        </table:table-row>
        <table:table-row table:style-name="ro1">
          <table:table-cell office:value-type="float" office:value="1.6437980620778967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713386536" table:style-name="ce1">
            <text:p>5.85713E+11</text:p>
          </table:table-cell>
          <table:table-cell table:number-columns-repeated="16381"/>
        </table:table-row>
        <table:table-row table:style-name="ro1">
          <table:table-cell office:value-type="float" office:value="1.643798062177334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657835007" table:style-name="ce1">
            <text:p>5.85658E+11</text:p>
          </table:table-cell>
          <table:table-cell table:number-columns-repeated="16381"/>
        </table:table-row>
        <table:table-row table:style-name="ro1">
          <table:table-cell office:value-type="float" office:value="1.6437980622770934E+18" table:style-name="ce1">
            <text:p>1.6438E+18</text:p>
          </table:table-cell>
          <table:table-cell office:value-type="float" office:value="-478896200657" table:style-name="ce1">
            <text:p>-4.78896E+11</text:p>
          </table:table-cell>
          <table:table-cell office:value-type="float" office:value="585685491562" table:style-name="ce1">
            <text:p>5.85685E+11</text:p>
          </table:table-cell>
          <table:table-cell table:number-columns-repeated="16381"/>
        </table:table-row>
        <table:table-row table:style-name="ro1">
          <table:table-cell office:value-type="float" office:value="1.6437980623770478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42002487" table:style-name="ce1">
            <text:p>5.92242E+11</text:p>
          </table:table-cell>
          <table:table-cell table:number-columns-repeated="16381"/>
        </table:table-row>
        <table:table-row table:style-name="ro1">
          <table:table-cell office:value-type="float" office:value="1.6437980624771213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42002487" table:style-name="ce1">
            <text:p>5.92242E+11</text:p>
          </table:table-cell>
          <table:table-cell table:number-columns-repeated="16381"/>
        </table:table-row>
        <table:table-row table:style-name="ro1">
          <table:table-cell office:value-type="float" office:value="1.643798062577052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195892334" table:style-name="ce1">
            <text:p>5.92196E+11</text:p>
          </table:table-cell>
          <table:table-cell table:number-columns-repeated="16381"/>
        </table:table-row>
        <table:table-row table:style-name="ro1">
          <table:table-cell office:value-type="float" office:value="1.64379806267719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128229141" table:style-name="ce1">
            <text:p>5.92128E+11</text:p>
          </table:table-cell>
          <table:table-cell table:number-columns-repeated="16381"/>
        </table:table-row>
        <table:table-row table:style-name="ro1">
          <table:table-cell office:value-type="float" office:value="1.643798062777450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27220535" table:style-name="ce1">
            <text:p>5.92227E+11</text:p>
          </table:table-cell>
          <table:table-cell table:number-columns-repeated="16381"/>
        </table:table-row>
        <table:table-row table:style-name="ro1">
          <table:table-cell office:value-type="float" office:value="1.643798062877019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03044891" table:style-name="ce1">
            <text:p>5.92203E+11</text:p>
          </table:table-cell>
          <table:table-cell table:number-columns-repeated="16381"/>
        </table:table-row>
        <table:table-row table:style-name="ro1">
          <table:table-cell office:value-type="float" office:value="1.6437980629776287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48916626" table:style-name="ce1">
            <text:p>5.92249E+11</text:p>
          </table:table-cell>
          <table:table-cell table:number-columns-repeated="16381"/>
        </table:table-row>
        <table:table-row table:style-name="ro1">
          <table:table-cell office:value-type="float" office:value="1.6437980630768993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36375809" table:style-name="ce1">
            <text:p>5.92236E+11</text:p>
          </table:table-cell>
          <table:table-cell table:number-columns-repeated="16381"/>
        </table:table-row>
        <table:table-row table:style-name="ro1">
          <table:table-cell office:value-type="float" office:value="1.643798063176999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09911346" table:style-name="ce1">
            <text:p>5.9221E+11</text:p>
          </table:table-cell>
          <table:table-cell table:number-columns-repeated="16381"/>
        </table:table-row>
        <table:table-row table:style-name="ro1">
          <table:table-cell office:value-type="float" office:value="1.6437980632770271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14577103" table:style-name="ce1">
            <text:p>5.92315E+11</text:p>
          </table:table-cell>
          <table:table-cell table:number-columns-repeated="16381"/>
        </table:table-row>
        <table:table-row table:style-name="ro1">
          <table:table-cell office:value-type="float" office:value="1.6437980633768458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03848267" table:style-name="ce1">
            <text:p>5.92304E+11</text:p>
          </table:table-cell>
          <table:table-cell table:number-columns-repeated="16381"/>
        </table:table-row>
        <table:table-row table:style-name="ro1">
          <table:table-cell office:value-type="float" office:value="1.643798063477076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403364182" table:style-name="ce1">
            <text:p>5.92403E+11</text:p>
          </table:table-cell>
          <table:table-cell table:number-columns-repeated="16381"/>
        </table:table-row>
        <table:table-row table:style-name="ro1">
          <table:table-cell office:value-type="float" office:value="1.6437980635769715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408180237" table:style-name="ce1">
            <text:p>5.92408E+11</text:p>
          </table:table-cell>
          <table:table-cell table:number-columns-repeated="16381"/>
        </table:table-row>
        <table:table-row table:style-name="ro1">
          <table:table-cell office:value-type="float" office:value="1.6437980636770373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8152504" table:style-name="ce1">
            <text:p>59238152504</text:p>
          </table:table-cell>
          <table:table-cell table:number-columns-repeated="16381"/>
        </table:table-row>
        <table:table-row table:style-name="ro1">
          <table:table-cell office:value-type="float" office:value="1.643798063777157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403316498" table:style-name="ce1">
            <text:p>5.92403E+11</text:p>
          </table:table-cell>
          <table:table-cell table:number-columns-repeated="16381"/>
        </table:table-row>
        <table:table-row table:style-name="ro1">
          <table:table-cell office:value-type="float" office:value="1.643798063877500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42948914" table:style-name="ce1">
            <text:p>5.92343E+11</text:p>
          </table:table-cell>
          <table:table-cell table:number-columns-repeated="16381"/>
        </table:table-row>
        <table:table-row table:style-name="ro1">
          <table:table-cell office:value-type="float" office:value="1.643798063977186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425489426" table:style-name="ce1">
            <text:p>5.92425E+11</text:p>
          </table:table-cell>
          <table:table-cell table:number-columns-repeated="16381"/>
        </table:table-row>
        <table:table-row table:style-name="ro1">
          <table:table-cell office:value-type="float" office:value="1.64379806407766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84243011" table:style-name="ce1">
            <text:p>5.92384E+11</text:p>
          </table:table-cell>
          <table:table-cell table:number-columns-repeated="16381"/>
        </table:table-row>
        <table:table-row table:style-name="ro1">
          <table:table-cell office:value-type="float" office:value="1.6437980641771715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21538925" table:style-name="ce1">
            <text:p>5.92322E+11</text:p>
          </table:table-cell>
          <table:table-cell table:number-columns-repeated="16381"/>
        </table:table-row>
        <table:table-row table:style-name="ro1">
          <table:table-cell office:value-type="float" office:value="1.6437980642767808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8682518" table:style-name="ce1">
            <text:p>59228682518</text:p>
          </table:table-cell>
          <table:table-cell table:number-columns-repeated="16381"/>
        </table:table-row>
        <table:table-row table:style-name="ro1">
          <table:table-cell office:value-type="float" office:value="1.6437980643768635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218065262" table:style-name="ce1">
            <text:p>5.92218E+11</text:p>
          </table:table-cell>
          <table:table-cell table:number-columns-repeated="16381"/>
        </table:table-row>
        <table:table-row table:style-name="ro1">
          <table:table-cell office:value-type="float" office:value="1.6437980644772861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34747314" table:style-name="ce1">
            <text:p>5.92335E+11</text:p>
          </table:table-cell>
          <table:table-cell table:number-columns-repeated="16381"/>
        </table:table-row>
        <table:table-row table:style-name="ro1">
          <table:table-cell office:value-type="float" office:value="1.643798064577169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48384857" table:style-name="ce1">
            <text:p>5.92348E+11</text:p>
          </table:table-cell>
          <table:table-cell table:number-columns-repeated="16381"/>
        </table:table-row>
        <table:table-row table:style-name="ro1">
          <table:table-cell office:value-type="float" office:value="1.643798064677170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350244522" table:style-name="ce1">
            <text:p>5.9235E+11</text:p>
          </table:table-cell>
          <table:table-cell table:number-columns-repeated="16381"/>
        </table:table-row>
        <table:table-row table:style-name="ro1">
          <table:table-cell office:value-type="float" office:value="1.6437980647772585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464256287" table:style-name="ce1">
            <text:p>5.92464E+11</text:p>
          </table:table-cell>
          <table:table-cell table:number-columns-repeated="16381"/>
        </table:table-row>
        <table:table-row table:style-name="ro1">
          <table:table-cell office:value-type="float" office:value="1.643798064877062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505550385" table:style-name="ce1">
            <text:p>5.92506E+11</text:p>
          </table:table-cell>
          <table:table-cell table:number-columns-repeated="16381"/>
        </table:table-row>
        <table:table-row table:style-name="ro1">
          <table:table-cell office:value-type="float" office:value="1.643798064976806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628717422" table:style-name="ce1">
            <text:p>5.92629E+11</text:p>
          </table:table-cell>
          <table:table-cell table:number-columns-repeated="16381"/>
        </table:table-row>
        <table:table-row table:style-name="ro1">
          <table:table-cell office:value-type="float" office:value="1.6437980650768517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692804337" table:style-name="ce1">
            <text:p>5.92693E+11</text:p>
          </table:table-cell>
          <table:table-cell table:number-columns-repeated="16381"/>
        </table:table-row>
        <table:table-row table:style-name="ro1">
          <table:table-cell office:value-type="float" office:value="1.6437980651774441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735958099" table:style-name="ce1">
            <text:p>5.92736E+11</text:p>
          </table:table-cell>
          <table:table-cell table:number-columns-repeated="16381"/>
        </table:table-row>
        <table:table-row table:style-name="ro1">
          <table:table-cell office:value-type="float" office:value="1.6437980652764897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910242081" table:style-name="ce1">
            <text:p>5.9291E+11</text:p>
          </table:table-cell>
          <table:table-cell table:number-columns-repeated="16381"/>
        </table:table-row>
        <table:table-row table:style-name="ro1">
          <table:table-cell office:value-type="float" office:value="1.6437980653766653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968273163" table:style-name="ce1">
            <text:p>5.92968E+11</text:p>
          </table:table-cell>
          <table:table-cell table:number-columns-repeated="16381"/>
        </table:table-row>
        <table:table-row table:style-name="ro1">
          <table:table-cell office:value-type="float" office:value="1.643798065477700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84573746" table:style-name="ce1">
            <text:p>5.93085E+11</text:p>
          </table:table-cell>
          <table:table-cell table:number-columns-repeated="16381"/>
        </table:table-row>
        <table:table-row table:style-name="ro1">
          <table:table-cell office:value-type="float" office:value="1.6437980655769111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116426468" table:style-name="ce1">
            <text:p>5.93116E+11</text:p>
          </table:table-cell>
          <table:table-cell table:number-columns-repeated="16381"/>
        </table:table-row>
        <table:table-row table:style-name="ro1">
          <table:table-cell office:value-type="float" office:value="1.643798065676977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10798645" table:style-name="ce1">
            <text:p>59310798645</text:p>
          </table:table-cell>
          <table:table-cell table:number-columns-repeated="16381"/>
        </table:table-row>
        <table:table-row table:style-name="ro1">
          <table:table-cell office:value-type="float" office:value="1.6437980657779133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173742294" table:style-name="ce1">
            <text:p>5.93174E+11</text:p>
          </table:table-cell>
          <table:table-cell table:number-columns-repeated="16381"/>
        </table:table-row>
        <table:table-row table:style-name="ro1">
          <table:table-cell office:value-type="float" office:value="1.6437980658768781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14365387" table:style-name="ce1">
            <text:p>59314365387</text:p>
          </table:table-cell>
          <table:table-cell table:number-columns-repeated="16381"/>
        </table:table-row>
        <table:table-row table:style-name="ro1">
          <table:table-cell office:value-type="float" office:value="1.643798065977167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234157562" table:style-name="ce1">
            <text:p>5.93234E+11</text:p>
          </table:table-cell>
          <table:table-cell table:number-columns-repeated="16381"/>
        </table:table-row>
        <table:table-row table:style-name="ro1">
          <table:table-cell office:value-type="float" office:value="1.643798066077285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220090866" table:style-name="ce1">
            <text:p>5.9322E+11</text:p>
          </table:table-cell>
          <table:table-cell table:number-columns-repeated="16381"/>
        </table:table-row>
        <table:table-row table:style-name="ro1">
          <table:table-cell office:value-type="float" office:value="1.643798066176887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179607391" table:style-name="ce1">
            <text:p>5.9318E+11</text:p>
          </table:table-cell>
          <table:table-cell table:number-columns-repeated="16381"/>
        </table:table-row>
        <table:table-row table:style-name="ro1">
          <table:table-cell office:value-type="float" office:value="1.643798066277243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96828461" table:style-name="ce1">
            <text:p>5.93097E+11</text:p>
          </table:table-cell>
          <table:table-cell table:number-columns-repeated="16381"/>
        </table:table-row>
        <table:table-row table:style-name="ro1">
          <table:table-cell office:value-type="float" office:value="1.643798066377058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12285233" table:style-name="ce1">
            <text:p>5.93012E+11</text:p>
          </table:table-cell>
          <table:table-cell table:number-columns-repeated="16381"/>
        </table:table-row>
        <table:table-row table:style-name="ro1">
          <table:table-cell office:value-type="float" office:value="1.643798066477247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0904274" table:style-name="ce1">
            <text:p>59300904274</text:p>
          </table:table-cell>
          <table:table-cell table:number-columns-repeated="16381"/>
        </table:table-row>
        <table:table-row table:style-name="ro1">
          <table:table-cell office:value-type="float" office:value="1.6437980665767992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958927155" table:style-name="ce1">
            <text:p>5.92959E+11</text:p>
          </table:table-cell>
          <table:table-cell table:number-columns-repeated="16381"/>
        </table:table-row>
        <table:table-row table:style-name="ro1">
          <table:table-cell office:value-type="float" office:value="1.6437980666770138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2902946472" table:style-name="ce1">
            <text:p>5.92903E+11</text:p>
          </table:table-cell>
          <table:table-cell table:number-columns-repeated="16381"/>
        </table:table-row>
        <table:table-row table:style-name="ro1">
          <table:table-cell office:value-type="float" office:value="1.6437980667771156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0904274" table:style-name="ce1">
            <text:p>59300904274</text:p>
          </table:table-cell>
          <table:table-cell table:number-columns-repeated="16381"/>
        </table:table-row>
        <table:table-row table:style-name="ro1">
          <table:table-cell office:value-type="float" office:value="1.6437980668768684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04798889" table:style-name="ce1">
            <text:p>5.93005E+11</text:p>
          </table:table-cell>
          <table:table-cell table:number-columns-repeated="16381"/>
        </table:table-row>
        <table:table-row table:style-name="ro1">
          <table:table-cell office:value-type="float" office:value="1.6437980669767859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89199066" table:style-name="ce1">
            <text:p>5.93089E+11</text:p>
          </table:table-cell>
          <table:table-cell table:number-columns-repeated="16381"/>
        </table:table-row>
        <table:table-row table:style-name="ro1">
          <table:table-cell office:value-type="float" office:value="1.643798067077237E+18" table:style-name="ce1">
            <text:p>1.6438E+18</text:p>
          </table:table-cell>
          <table:table-cell office:value-type="float" office:value="-476822167635" table:style-name="ce1">
            <text:p>-4.76822E+11</text:p>
          </table:table-cell>
          <table:table-cell office:value-type="float" office:value="593095636368" table:style-name="ce1">
            <text:p>5.93096E+11</text:p>
          </table:table-cell>
          <table:table-cell table:number-columns-repeated="16381"/>
        </table:table-row>
        <table:table-row table:style-name="ro1">
          <table:table-cell office:value-type="float" office:value="1.6437980671770906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16154099" table:style-name="ce1">
            <text:p>5.96216E+11</text:p>
          </table:table-cell>
          <table:table-cell table:number-columns-repeated="16381"/>
        </table:table-row>
        <table:table-row table:style-name="ro1">
          <table:table-cell office:value-type="float" office:value="1.6437980672772585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16154099" table:style-name="ce1">
            <text:p>5.96216E+11</text:p>
          </table:table-cell>
          <table:table-cell table:number-columns-repeated="16381"/>
        </table:table-row>
        <table:table-row table:style-name="ro1">
          <table:table-cell office:value-type="float" office:value="1.643798067377262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45527267" table:style-name="ce1">
            <text:p>5.96246E+11</text:p>
          </table:table-cell>
          <table:table-cell table:number-columns-repeated="16381"/>
        </table:table-row>
        <table:table-row table:style-name="ro1">
          <table:table-cell office:value-type="float" office:value="1.643798067477250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70418167" table:style-name="ce1">
            <text:p>5.9627E+11</text:p>
          </table:table-cell>
          <table:table-cell table:number-columns-repeated="16381"/>
        </table:table-row>
        <table:table-row table:style-name="ro1">
          <table:table-cell office:value-type="float" office:value="1.64379806757705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85247803" table:style-name="ce1">
            <text:p>5.96285E+11</text:p>
          </table:table-cell>
          <table:table-cell table:number-columns-repeated="16381"/>
        </table:table-row>
        <table:table-row table:style-name="ro1">
          <table:table-cell office:value-type="float" office:value="1.6437980676767657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297645569" table:style-name="ce1">
            <text:p>5.96298E+11</text:p>
          </table:table-cell>
          <table:table-cell table:number-columns-repeated="16381"/>
        </table:table-row>
        <table:table-row table:style-name="ro1">
          <table:table-cell office:value-type="float" office:value="1.6437980677768392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484088898" table:style-name="ce1">
            <text:p>5.96484E+11</text:p>
          </table:table-cell>
          <table:table-cell table:number-columns-repeated="16381"/>
        </table:table-row>
        <table:table-row table:style-name="ro1">
          <table:table-cell office:value-type="float" office:value="1.643798067877185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531820297" table:style-name="ce1">
            <text:p>5.96532E+11</text:p>
          </table:table-cell>
          <table:table-cell table:number-columns-repeated="16381"/>
        </table:table-row>
        <table:table-row table:style-name="ro1">
          <table:table-cell office:value-type="float" office:value="1.6437980679771817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66891098" table:style-name="ce1">
            <text:p>59666891098</text:p>
          </table:table-cell>
          <table:table-cell table:number-columns-repeated="16381"/>
        </table:table-row>
        <table:table-row table:style-name="ro1">
          <table:table-cell office:value-type="float" office:value="1.643798068077612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719741821" table:style-name="ce1">
            <text:p>5.9672E+11</text:p>
          </table:table-cell>
          <table:table-cell table:number-columns-repeated="16381"/>
        </table:table-row>
        <table:table-row table:style-name="ro1">
          <table:table-cell office:value-type="float" office:value="1.643798068177258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733427048" table:style-name="ce1">
            <text:p>5.96733E+11</text:p>
          </table:table-cell>
          <table:table-cell table:number-columns-repeated="16381"/>
        </table:table-row>
        <table:table-row table:style-name="ro1">
          <table:table-cell office:value-type="float" office:value="1.6437980682770691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740865707" table:style-name="ce1">
            <text:p>5.96741E+11</text:p>
          </table:table-cell>
          <table:table-cell table:number-columns-repeated="16381"/>
        </table:table-row>
        <table:table-row table:style-name="ro1">
          <table:table-cell office:value-type="float" office:value="1.6437980683773202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708869934" table:style-name="ce1">
            <text:p>5.96709E+11</text:p>
          </table:table-cell>
          <table:table-cell table:number-columns-repeated="16381"/>
        </table:table-row>
        <table:table-row table:style-name="ro1">
          <table:table-cell office:value-type="float" office:value="1.643798068477261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814632416" table:style-name="ce1">
            <text:p>5.96815E+11</text:p>
          </table:table-cell>
          <table:table-cell table:number-columns-repeated="16381"/>
        </table:table-row>
        <table:table-row table:style-name="ro1">
          <table:table-cell office:value-type="float" office:value="1.6437980685773955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83008194" table:style-name="ce1">
            <text:p>59683008194</text:p>
          </table:table-cell>
          <table:table-cell table:number-columns-repeated="16381"/>
        </table:table-row>
        <table:table-row table:style-name="ro1">
          <table:table-cell office:value-type="float" office:value="1.6437980686767731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82469368" table:style-name="ce1">
            <text:p>59682469368</text:p>
          </table:table-cell>
          <table:table-cell table:number-columns-repeated="16381"/>
        </table:table-row>
        <table:table-row table:style-name="ro1">
          <table:table-cell office:value-type="float" office:value="1.643798068777314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862792969" table:style-name="ce1">
            <text:p>5.96863E+11</text:p>
          </table:table-cell>
          <table:table-cell table:number-columns-repeated="16381"/>
        </table:table-row>
        <table:table-row table:style-name="ro1">
          <table:table-cell office:value-type="float" office:value="1.643798068877134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854543686" table:style-name="ce1">
            <text:p>5.96855E+11</text:p>
          </table:table-cell>
          <table:table-cell table:number-columns-repeated="16381"/>
        </table:table-row>
        <table:table-row table:style-name="ro1">
          <table:table-cell office:value-type="float" office:value="1.643798068977207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929502487" table:style-name="ce1">
            <text:p>5.9693E+11</text:p>
          </table:table-cell>
          <table:table-cell table:number-columns-repeated="16381"/>
        </table:table-row>
        <table:table-row table:style-name="ro1">
          <table:table-cell office:value-type="float" office:value="1.6437980690772869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940135956" table:style-name="ce1">
            <text:p>5.9694E+11</text:p>
          </table:table-cell>
          <table:table-cell table:number-columns-repeated="16381"/>
        </table:table-row>
        <table:table-row table:style-name="ro1">
          <table:table-cell office:value-type="float" office:value="1.6437980691770957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6936511993" table:style-name="ce1">
            <text:p>5.96937E+11</text:p>
          </table:table-cell>
          <table:table-cell table:number-columns-repeated="16381"/>
        </table:table-row>
        <table:table-row table:style-name="ro1">
          <table:table-cell office:value-type="float" office:value="1.6437980692770089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022628784" table:style-name="ce1">
            <text:p>5.97023E+11</text:p>
          </table:table-cell>
          <table:table-cell table:number-columns-repeated="16381"/>
        </table:table-row>
        <table:table-row table:style-name="ro1">
          <table:table-cell office:value-type="float" office:value="1.643798069377473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016096115" table:style-name="ce1">
            <text:p>5.97016E+11</text:p>
          </table:table-cell>
          <table:table-cell table:number-columns-repeated="16381"/>
        </table:table-row>
        <table:table-row table:style-name="ro1">
          <table:table-cell office:value-type="float" office:value="1.6437980694771571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156524658" table:style-name="ce1">
            <text:p>5.97157E+11</text:p>
          </table:table-cell>
          <table:table-cell table:number-columns-repeated="16381"/>
        </table:table-row>
        <table:table-row table:style-name="ro1">
          <table:table-cell office:value-type="float" office:value="1.6437980695771256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201681137" table:style-name="ce1">
            <text:p>5.97202E+11</text:p>
          </table:table-cell>
          <table:table-cell table:number-columns-repeated="16381"/>
        </table:table-row>
        <table:table-row table:style-name="ro1">
          <table:table-cell office:value-type="float" office:value="1.6437980696775045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216081619" table:style-name="ce1">
            <text:p>5.97216E+11</text:p>
          </table:table-cell>
          <table:table-cell table:number-columns-repeated="16381"/>
        </table:table-row>
        <table:table-row table:style-name="ro1">
          <table:table-cell office:value-type="float" office:value="1.643798069777098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347068787" table:style-name="ce1">
            <text:p>5.97347E+11</text:p>
          </table:table-cell>
          <table:table-cell table:number-columns-repeated="16381"/>
        </table:table-row>
        <table:table-row table:style-name="ro1">
          <table:table-cell office:value-type="float" office:value="1.64379806987755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368812561" table:style-name="ce1">
            <text:p>5.97369E+11</text:p>
          </table:table-cell>
          <table:table-cell table:number-columns-repeated="16381"/>
        </table:table-row>
        <table:table-row table:style-name="ro1">
          <table:table-cell office:value-type="float" office:value="1.643798069977283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421550751" table:style-name="ce1">
            <text:p>5.97422E+11</text:p>
          </table:table-cell>
          <table:table-cell table:number-columns-repeated="16381"/>
        </table:table-row>
        <table:table-row table:style-name="ro1">
          <table:table-cell office:value-type="float" office:value="1.643798070077038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428321838" table:style-name="ce1">
            <text:p>5.97428E+11</text:p>
          </table:table-cell>
          <table:table-cell table:number-columns-repeated="16381"/>
        </table:table-row>
        <table:table-row table:style-name="ro1">
          <table:table-cell office:value-type="float" office:value="1.643798070177141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415685654" table:style-name="ce1">
            <text:p>5.97416E+11</text:p>
          </table:table-cell>
          <table:table-cell table:number-columns-repeated="16381"/>
        </table:table-row>
        <table:table-row table:style-name="ro1">
          <table:table-cell office:value-type="float" office:value="1.643798070277283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445297241" table:style-name="ce1">
            <text:p>5.97445E+11</text:p>
          </table:table-cell>
          <table:table-cell table:number-columns-repeated="16381"/>
        </table:table-row>
        <table:table-row table:style-name="ro1">
          <table:table-cell office:value-type="float" office:value="1.6437980703770685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423505783" table:style-name="ce1">
            <text:p>5.97424E+11</text:p>
          </table:table-cell>
          <table:table-cell table:number-columns-repeated="16381"/>
        </table:table-row>
        <table:table-row table:style-name="ro1">
          <table:table-cell office:value-type="float" office:value="1.643798070476769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552108765" table:style-name="ce1">
            <text:p>5.97552E+11</text:p>
          </table:table-cell>
          <table:table-cell table:number-columns-repeated="16381"/>
        </table:table-row>
        <table:table-row table:style-name="ro1">
          <table:table-cell office:value-type="float" office:value="1.6437980705774856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573232651" table:style-name="ce1">
            <text:p>5.97573E+11</text:p>
          </table:table-cell>
          <table:table-cell table:number-columns-repeated="16381"/>
        </table:table-row>
        <table:table-row table:style-name="ro1">
          <table:table-cell office:value-type="float" office:value="1.643798070677643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584867477" table:style-name="ce1">
            <text:p>5.97585E+11</text:p>
          </table:table-cell>
          <table:table-cell table:number-columns-repeated="16381"/>
        </table:table-row>
        <table:table-row table:style-name="ro1">
          <table:table-cell office:value-type="float" office:value="1.643798070776877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665929794" table:style-name="ce1">
            <text:p>5.97666E+11</text:p>
          </table:table-cell>
          <table:table-cell table:number-columns-repeated="16381"/>
        </table:table-row>
        <table:table-row table:style-name="ro1">
          <table:table-cell office:value-type="float" office:value="1.64379807087673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707843781" table:style-name="ce1">
            <text:p>5.97708E+11</text:p>
          </table:table-cell>
          <table:table-cell table:number-columns-repeated="16381"/>
        </table:table-row>
        <table:table-row table:style-name="ro1">
          <table:table-cell office:value-type="float" office:value="1.643798070977133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887277603" table:style-name="ce1">
            <text:p>5.97887E+11</text:p>
          </table:table-cell>
          <table:table-cell table:number-columns-repeated="16381"/>
        </table:table-row>
        <table:table-row table:style-name="ro1">
          <table:table-cell office:value-type="float" office:value="1.6437980710774444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7996473312" table:style-name="ce1">
            <text:p>5.97996E+11</text:p>
          </table:table-cell>
          <table:table-cell table:number-columns-repeated="16381"/>
        </table:table-row>
        <table:table-row table:style-name="ro1">
          <table:table-cell office:value-type="float" office:value="1.6437980711774894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094749451" table:style-name="ce1">
            <text:p>5.98095E+11</text:p>
          </table:table-cell>
          <table:table-cell table:number-columns-repeated="16381"/>
        </table:table-row>
        <table:table-row table:style-name="ro1">
          <table:table-cell office:value-type="float" office:value="1.6437980712768317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413562775" table:style-name="ce1">
            <text:p>5.98414E+11</text:p>
          </table:table-cell>
          <table:table-cell table:number-columns-repeated="16381"/>
        </table:table-row>
        <table:table-row table:style-name="ro1">
          <table:table-cell office:value-type="float" office:value="1.6437980713768169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567056656" table:style-name="ce1">
            <text:p>5.98567E+11</text:p>
          </table:table-cell>
          <table:table-cell table:number-columns-repeated="16381"/>
        </table:table-row>
        <table:table-row table:style-name="ro1">
          <table:table-cell office:value-type="float" office:value="1.643798071477193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745822906" table:style-name="ce1">
            <text:p>5.98746E+11</text:p>
          </table:table-cell>
          <table:table-cell table:number-columns-repeated="16381"/>
        </table:table-row>
        <table:table-row table:style-name="ro1">
          <table:table-cell office:value-type="float" office:value="1.6437980715768947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862075806" table:style-name="ce1">
            <text:p>5.98862E+11</text:p>
          </table:table-cell>
          <table:table-cell table:number-columns-repeated="16381"/>
        </table:table-row>
        <table:table-row table:style-name="ro1">
          <table:table-cell office:value-type="float" office:value="1.6437980716774938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8945713043" table:style-name="ce1">
            <text:p>5.98946E+11</text:p>
          </table:table-cell>
          <table:table-cell table:number-columns-repeated="16381"/>
        </table:table-row>
        <table:table-row table:style-name="ro1">
          <table:table-cell office:value-type="float" office:value="1.6437980717769172E+18" table:style-name="ce1">
            <text:p>1.6438E+18</text:p>
          </table:table-cell>
          <table:table-cell office:value-type="float" office:value="-488943636417" table:style-name="ce1">
            <text:p>-4.88944E+11</text:p>
          </table:table-cell>
          <table:table-cell office:value-type="float" office:value="599117040634" table:style-name="ce1">
            <text:p>5.99117E+11</text:p>
          </table:table-cell>
          <table:table-cell table:number-columns-repeated="16381"/>
        </table:table-row>
        <table:table-row table:style-name="ro1">
          <table:table-cell office:value-type="float" office:value="1.64379807187725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245950699" table:style-name="ce1">
            <text:p>6.02246E+11</text:p>
          </table:table-cell>
          <table:table-cell table:number-columns-repeated="16381"/>
        </table:table-row>
        <table:table-row table:style-name="ro1">
          <table:table-cell office:value-type="float" office:value="1.643798071977178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245950699" table:style-name="ce1">
            <text:p>6.02246E+11</text:p>
          </table:table-cell>
          <table:table-cell table:number-columns-repeated="16381"/>
        </table:table-row>
        <table:table-row table:style-name="ro1">
          <table:table-cell office:value-type="float" office:value="1.6437980720778237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27637291" table:style-name="ce1">
            <text:p>60227637291</text:p>
          </table:table-cell>
          <table:table-cell table:number-columns-repeated="16381"/>
        </table:table-row>
        <table:table-row table:style-name="ro1">
          <table:table-cell office:value-type="float" office:value="1.6437980721775585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283191681" table:style-name="ce1">
            <text:p>6.02283E+11</text:p>
          </table:table-cell>
          <table:table-cell table:number-columns-repeated="16381"/>
        </table:table-row>
        <table:table-row table:style-name="ro1">
          <table:table-cell office:value-type="float" office:value="1.643798072277117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450990677" table:style-name="ce1">
            <text:p>6.02451E+11</text:p>
          </table:table-cell>
          <table:table-cell table:number-columns-repeated="16381"/>
        </table:table-row>
        <table:table-row table:style-name="ro1">
          <table:table-cell office:value-type="float" office:value="1.643798072377147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500867844" table:style-name="ce1">
            <text:p>6.02501E+11</text:p>
          </table:table-cell>
          <table:table-cell table:number-columns-repeated="16381"/>
        </table:table-row>
        <table:table-row table:style-name="ro1">
          <table:table-cell office:value-type="float" office:value="1.643798072477045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616119385" table:style-name="ce1">
            <text:p>6.02616E+11</text:p>
          </table:table-cell>
          <table:table-cell table:number-columns-repeated="16381"/>
        </table:table-row>
        <table:table-row table:style-name="ro1">
          <table:table-cell office:value-type="float" office:value="1.6437980725775875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689552307" table:style-name="ce1">
            <text:p>6.0269E+11</text:p>
          </table:table-cell>
          <table:table-cell table:number-columns-repeated="16381"/>
        </table:table-row>
        <table:table-row table:style-name="ro1">
          <table:table-cell office:value-type="float" office:value="1.6437980726770563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747011185" table:style-name="ce1">
            <text:p>6.02747E+11</text:p>
          </table:table-cell>
          <table:table-cell table:number-columns-repeated="16381"/>
        </table:table-row>
        <table:table-row table:style-name="ro1">
          <table:table-cell office:value-type="float" office:value="1.643798072777517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2964305878" table:style-name="ce1">
            <text:p>6.02964E+11</text:p>
          </table:table-cell>
          <table:table-cell table:number-columns-repeated="16381"/>
        </table:table-row>
        <table:table-row table:style-name="ro1">
          <table:table-cell office:value-type="float" office:value="1.643798072877423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061103821" table:style-name="ce1">
            <text:p>6.03061E+11</text:p>
          </table:table-cell>
          <table:table-cell table:number-columns-repeated="16381"/>
        </table:table-row>
        <table:table-row table:style-name="ro1">
          <table:table-cell office:value-type="float" office:value="1.643798072976965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253984451" table:style-name="ce1">
            <text:p>6.03254E+11</text:p>
          </table:table-cell>
          <table:table-cell table:number-columns-repeated="16381"/>
        </table:table-row>
        <table:table-row table:style-name="ro1">
          <table:table-cell office:value-type="float" office:value="1.6437980730773903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372383118" table:style-name="ce1">
            <text:p>6.03372E+11</text:p>
          </table:table-cell>
          <table:table-cell table:number-columns-repeated="16381"/>
        </table:table-row>
        <table:table-row table:style-name="ro1">
          <table:table-cell office:value-type="float" office:value="1.643798073177209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46121788" table:style-name="ce1">
            <text:p>60346121788</text:p>
          </table:table-cell>
          <table:table-cell table:number-columns-repeated="16381"/>
        </table:table-row>
        <table:table-row table:style-name="ro1">
          <table:table-cell office:value-type="float" office:value="1.643798073277512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541135788" table:style-name="ce1">
            <text:p>6.03541E+11</text:p>
          </table:table-cell>
          <table:table-cell table:number-columns-repeated="16381"/>
        </table:table-row>
        <table:table-row table:style-name="ro1">
          <table:table-cell office:value-type="float" office:value="1.643798073376989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576946259" table:style-name="ce1">
            <text:p>6.03577E+11</text:p>
          </table:table-cell>
          <table:table-cell table:number-columns-repeated="16381"/>
        </table:table-row>
        <table:table-row table:style-name="ro1">
          <table:table-cell office:value-type="float" office:value="1.643798073477204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674507141" table:style-name="ce1">
            <text:p>6.03675E+11</text:p>
          </table:table-cell>
          <table:table-cell table:number-columns-repeated="16381"/>
        </table:table-row>
        <table:table-row table:style-name="ro1">
          <table:table-cell office:value-type="float" office:value="1.643798073577168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702497482" table:style-name="ce1">
            <text:p>6.03702E+11</text:p>
          </table:table-cell>
          <table:table-cell table:number-columns-repeated="16381"/>
        </table:table-row>
        <table:table-row table:style-name="ro1">
          <table:table-cell office:value-type="float" office:value="1.643798073676884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705596924" table:style-name="ce1">
            <text:p>6.03706E+11</text:p>
          </table:table-cell>
          <table:table-cell table:number-columns-repeated="16381"/>
        </table:table-row>
        <table:table-row table:style-name="ro1">
          <table:table-cell office:value-type="float" office:value="1.643798073777093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886842728" table:style-name="ce1">
            <text:p>6.03887E+11</text:p>
          </table:table-cell>
          <table:table-cell table:number-columns-repeated="16381"/>
        </table:table-row>
        <table:table-row table:style-name="ro1">
          <table:table-cell office:value-type="float" office:value="1.6437980738775355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3949403763" table:style-name="ce1">
            <text:p>6.03949E+11</text:p>
          </table:table-cell>
          <table:table-cell table:number-columns-repeated="16381"/>
        </table:table-row>
        <table:table-row table:style-name="ro1">
          <table:table-cell office:value-type="float" office:value="1.643798073977704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057788849" table:style-name="ce1">
            <text:p>6.04058E+11</text:p>
          </table:table-cell>
          <table:table-cell table:number-columns-repeated="16381"/>
        </table:table-row>
        <table:table-row table:style-name="ro1">
          <table:table-cell office:value-type="float" office:value="1.6437980740775485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124641418" table:style-name="ce1">
            <text:p>6.04125E+11</text:p>
          </table:table-cell>
          <table:table-cell table:number-columns-repeated="16381"/>
        </table:table-row>
        <table:table-row table:style-name="ro1">
          <table:table-cell office:value-type="float" office:value="1.643798074177233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176092148" table:style-name="ce1">
            <text:p>6.04176E+11</text:p>
          </table:table-cell>
          <table:table-cell table:number-columns-repeated="16381"/>
        </table:table-row>
        <table:table-row table:style-name="ro1">
          <table:table-cell office:value-type="float" office:value="1.6437980742778074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364681244" table:style-name="ce1">
            <text:p>6.04365E+11</text:p>
          </table:table-cell>
          <table:table-cell table:number-columns-repeated="16381"/>
        </table:table-row>
        <table:table-row table:style-name="ro1">
          <table:table-cell office:value-type="float" office:value="1.643798074377211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43816185" table:style-name="ce1">
            <text:p>60443816185</text:p>
          </table:table-cell>
          <table:table-cell table:number-columns-repeated="16381"/>
        </table:table-row>
        <table:table-row table:style-name="ro1">
          <table:table-cell office:value-type="float" office:value="1.643798074477411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596138" table:style-name="ce1">
            <text:p>604596138</text:p>
          </table:table-cell>
          <table:table-cell table:number-columns-repeated="16381"/>
        </table:table-row>
        <table:table-row table:style-name="ro1">
          <table:table-cell office:value-type="float" office:value="1.643798074577038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694318771" table:style-name="ce1">
            <text:p>6.04694E+11</text:p>
          </table:table-cell>
          <table:table-cell table:number-columns-repeated="16381"/>
        </table:table-row>
        <table:table-row table:style-name="ro1">
          <table:table-cell office:value-type="float" office:value="1.643798074677938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779338837" table:style-name="ce1">
            <text:p>6.04779E+11</text:p>
          </table:table-cell>
          <table:table-cell table:number-columns-repeated="16381"/>
        </table:table-row>
        <table:table-row table:style-name="ro1">
          <table:table-cell office:value-type="float" office:value="1.643798074777510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4977989197" table:style-name="ce1">
            <text:p>6.04978E+11</text:p>
          </table:table-cell>
          <table:table-cell table:number-columns-repeated="16381"/>
        </table:table-row>
        <table:table-row table:style-name="ro1">
          <table:table-cell office:value-type="float" office:value="1.643798074877134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092811584" table:style-name="ce1">
            <text:p>6.05093E+11</text:p>
          </table:table-cell>
          <table:table-cell table:number-columns-repeated="16381"/>
        </table:table-row>
        <table:table-row table:style-name="ro1">
          <table:table-cell office:value-type="float" office:value="1.643798074977367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265140533" table:style-name="ce1">
            <text:p>6.05265E+11</text:p>
          </table:table-cell>
          <table:table-cell table:number-columns-repeated="16381"/>
        </table:table-row>
        <table:table-row table:style-name="ro1">
          <table:table-cell office:value-type="float" office:value="1.643798075076727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387687683" table:style-name="ce1">
            <text:p>6.05388E+11</text:p>
          </table:table-cell>
          <table:table-cell table:number-columns-repeated="16381"/>
        </table:table-row>
        <table:table-row table:style-name="ro1">
          <table:table-cell office:value-type="float" office:value="1.643798075177386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483531952" table:style-name="ce1">
            <text:p>6.05484E+11</text:p>
          </table:table-cell>
          <table:table-cell table:number-columns-repeated="16381"/>
        </table:table-row>
        <table:table-row table:style-name="ro1">
          <table:table-cell office:value-type="float" office:value="1.6437980752766825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602502823" table:style-name="ce1">
            <text:p>6.05603E+11</text:p>
          </table:table-cell>
          <table:table-cell table:number-columns-repeated="16381"/>
        </table:table-row>
        <table:table-row table:style-name="ro1">
          <table:table-cell office:value-type="float" office:value="1.643798075377031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660676956" table:style-name="ce1">
            <text:p>6.05661E+11</text:p>
          </table:table-cell>
          <table:table-cell table:number-columns-repeated="16381"/>
        </table:table-row>
        <table:table-row table:style-name="ro1">
          <table:table-cell office:value-type="float" office:value="1.643798075476794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856561661" table:style-name="ce1">
            <text:p>6.05857E+11</text:p>
          </table:table-cell>
          <table:table-cell table:number-columns-repeated="16381"/>
        </table:table-row>
        <table:table-row table:style-name="ro1">
          <table:table-cell office:value-type="float" office:value="1.643798075576844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934000015" table:style-name="ce1">
            <text:p>6.05934E+11</text:p>
          </table:table-cell>
          <table:table-cell table:number-columns-repeated="16381"/>
        </table:table-row>
        <table:table-row table:style-name="ro1">
          <table:table-cell office:value-type="float" office:value="1.6437980756770312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5983161926" table:style-name="ce1">
            <text:p>6.05983E+11</text:p>
          </table:table-cell>
          <table:table-cell table:number-columns-repeated="16381"/>
        </table:table-row>
        <table:table-row table:style-name="ro1">
          <table:table-cell office:value-type="float" office:value="1.643798075777710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076097488" table:style-name="ce1">
            <text:p>6.06076E+11</text:p>
          </table:table-cell>
          <table:table-cell table:number-columns-repeated="16381"/>
        </table:table-row>
        <table:table-row table:style-name="ro1">
          <table:table-cell office:value-type="float" office:value="1.6437980758772278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110715866" table:style-name="ce1">
            <text:p>6.06111E+11</text:p>
          </table:table-cell>
          <table:table-cell table:number-columns-repeated="16381"/>
        </table:table-row>
        <table:table-row table:style-name="ro1">
          <table:table-cell office:value-type="float" office:value="1.643798075977874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258153915" table:style-name="ce1">
            <text:p>6.06258E+11</text:p>
          </table:table-cell>
          <table:table-cell table:number-columns-repeated="16381"/>
        </table:table-row>
        <table:table-row table:style-name="ro1">
          <table:table-cell office:value-type="float" office:value="1.6437980760772564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324338913" table:style-name="ce1">
            <text:p>6.06324E+11</text:p>
          </table:table-cell>
          <table:table-cell table:number-columns-repeated="16381"/>
        </table:table-row>
        <table:table-row table:style-name="ro1">
          <table:table-cell office:value-type="float" office:value="1.64379807617796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372213364" table:style-name="ce1">
            <text:p>6.06372E+11</text:p>
          </table:table-cell>
          <table:table-cell table:number-columns-repeated="16381"/>
        </table:table-row>
        <table:table-row table:style-name="ro1">
          <table:table-cell office:value-type="float" office:value="1.643798076277943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539916992" table:style-name="ce1">
            <text:p>6.0654E+11</text:p>
          </table:table-cell>
          <table:table-cell table:number-columns-repeated="16381"/>
        </table:table-row>
        <table:table-row table:style-name="ro1">
          <table:table-cell office:value-type="float" office:value="1.6437980763776266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605958939" table:style-name="ce1">
            <text:p>6.06606E+11</text:p>
          </table:table-cell>
          <table:table-cell table:number-columns-repeated="16381"/>
        </table:table-row>
        <table:table-row table:style-name="ro1">
          <table:table-cell office:value-type="float" office:value="1.6437980764777111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751585007" table:style-name="ce1">
            <text:p>6.06752E+11</text:p>
          </table:table-cell>
          <table:table-cell table:number-columns-repeated="16381"/>
        </table:table-row>
        <table:table-row table:style-name="ro1">
          <table:table-cell office:value-type="float" office:value="1.6437980765772759E+18" table:style-name="ce1">
            <text:p>1.6438E+18</text:p>
          </table:table-cell>
          <table:table-cell office:value-type="float" office:value="-491284817457" table:style-name="ce1">
            <text:p>-4.91285E+11</text:p>
          </table:table-cell>
          <table:table-cell office:value-type="float" office:value="606812667847" table:style-name="ce1">
            <text:p>6.06813E+11</text:p>
          </table:table-cell>
          <table:table-cell table:number-columns-repeated="16381"/>
        </table:table-row>
        <table:table-row table:style-name="ro1">
          <table:table-cell office:value-type="float" office:value="1.643798076677563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683273315" table:style-name="ce1">
            <text:p>6.11683E+11</text:p>
          </table:table-cell>
          <table:table-cell table:number-columns-repeated="16381"/>
        </table:table-row>
        <table:table-row table:style-name="ro1">
          <table:table-cell office:value-type="float" office:value="1.6437980767782643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683273315" table:style-name="ce1">
            <text:p>6.11683E+11</text:p>
          </table:table-cell>
          <table:table-cell table:number-columns-repeated="16381"/>
        </table:table-row>
        <table:table-row table:style-name="ro1">
          <table:table-cell office:value-type="float" office:value="1.6437980768770363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1503067" table:style-name="ce1">
            <text:p>61171503067</text:p>
          </table:table-cell>
          <table:table-cell table:number-columns-repeated="16381"/>
        </table:table-row>
        <table:table-row table:style-name="ro1">
          <table:table-cell office:value-type="float" office:value="1.6437980769778125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81406403" table:style-name="ce1">
            <text:p>6.11781E+11</text:p>
          </table:table-cell>
          <table:table-cell table:number-columns-repeated="16381"/>
        </table:table-row>
        <table:table-row table:style-name="ro1">
          <table:table-cell office:value-type="float" office:value="1.6437980770771963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91706085" table:style-name="ce1">
            <text:p>6.11792E+11</text:p>
          </table:table-cell>
          <table:table-cell table:number-columns-repeated="16381"/>
        </table:table-row>
        <table:table-row table:style-name="ro1">
          <table:table-cell office:value-type="float" office:value="1.643798077178035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26570129" table:style-name="ce1">
            <text:p>6.11727E+11</text:p>
          </table:table-cell>
          <table:table-cell table:number-columns-repeated="16381"/>
        </table:table-row>
        <table:table-row table:style-name="ro1">
          <table:table-cell office:value-type="float" office:value="1.643798077277990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76590347" table:style-name="ce1">
            <text:p>6.11777E+11</text:p>
          </table:table-cell>
          <table:table-cell table:number-columns-repeated="16381"/>
        </table:table-row>
        <table:table-row table:style-name="ro1">
          <table:table-cell office:value-type="float" office:value="1.6437980773777861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632966995" table:style-name="ce1">
            <text:p>6.11633E+11</text:p>
          </table:table-cell>
          <table:table-cell table:number-columns-repeated="16381"/>
        </table:table-row>
        <table:table-row table:style-name="ro1">
          <table:table-cell office:value-type="float" office:value="1.6437980774779372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664819717" table:style-name="ce1">
            <text:p>6.11665E+11</text:p>
          </table:table-cell>
          <table:table-cell table:number-columns-repeated="16381"/>
        </table:table-row>
        <table:table-row table:style-name="ro1">
          <table:table-cell office:value-type="float" office:value="1.643798077577148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597013474" table:style-name="ce1">
            <text:p>6.11597E+11</text:p>
          </table:table-cell>
          <table:table-cell table:number-columns-repeated="16381"/>
        </table:table-row>
        <table:table-row table:style-name="ro1">
          <table:table-cell office:value-type="float" office:value="1.6437980776785772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522245407" table:style-name="ce1">
            <text:p>6.11522E+11</text:p>
          </table:table-cell>
          <table:table-cell table:number-columns-repeated="16381"/>
        </table:table-row>
        <table:table-row table:style-name="ro1">
          <table:table-cell office:value-type="float" office:value="1.643798077777553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600780487" table:style-name="ce1">
            <text:p>6.11601E+11</text:p>
          </table:table-cell>
          <table:table-cell table:number-columns-repeated="16381"/>
        </table:table-row>
        <table:table-row table:style-name="ro1">
          <table:table-cell office:value-type="float" office:value="1.643798077878076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571741104" table:style-name="ce1">
            <text:p>6.11572E+11</text:p>
          </table:table-cell>
          <table:table-cell table:number-columns-repeated="16381"/>
        </table:table-row>
        <table:table-row table:style-name="ro1">
          <table:table-cell office:value-type="float" office:value="1.6437980779781665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591053009" table:style-name="ce1">
            <text:p>6.11591E+11</text:p>
          </table:table-cell>
          <table:table-cell table:number-columns-repeated="16381"/>
        </table:table-row>
        <table:table-row table:style-name="ro1">
          <table:table-cell office:value-type="float" office:value="1.643798078078320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525630951" table:style-name="ce1">
            <text:p>6.11526E+11</text:p>
          </table:table-cell>
          <table:table-cell table:number-columns-repeated="16381"/>
        </table:table-row>
        <table:table-row table:style-name="ro1">
          <table:table-cell office:value-type="float" office:value="1.6437980781768753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419630051" table:style-name="ce1">
            <text:p>6.1142E+11</text:p>
          </table:table-cell>
          <table:table-cell table:number-columns-repeated="16381"/>
        </table:table-row>
        <table:table-row table:style-name="ro1">
          <table:table-cell office:value-type="float" office:value="1.6437980782768666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381101608" table:style-name="ce1">
            <text:p>6.11381E+11</text:p>
          </table:table-cell>
          <table:table-cell table:number-columns-repeated="16381"/>
        </table:table-row>
        <table:table-row table:style-name="ro1">
          <table:table-cell office:value-type="float" office:value="1.643798078377594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274957657" table:style-name="ce1">
            <text:p>6.11275E+11</text:p>
          </table:table-cell>
          <table:table-cell table:number-columns-repeated="16381"/>
        </table:table-row>
        <table:table-row table:style-name="ro1">
          <table:table-cell office:value-type="float" office:value="1.6437980784769746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235380173" table:style-name="ce1">
            <text:p>6.11235E+11</text:p>
          </table:table-cell>
          <table:table-cell table:number-columns-repeated="16381"/>
        </table:table-row>
        <table:table-row table:style-name="ro1">
          <table:table-cell office:value-type="float" office:value="1.643798078577186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127614975" table:style-name="ce1">
            <text:p>6.11128E+11</text:p>
          </table:table-cell>
          <table:table-cell table:number-columns-repeated="16381"/>
        </table:table-row>
        <table:table-row table:style-name="ro1">
          <table:table-cell office:value-type="float" office:value="1.6437980786770145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991191864" table:style-name="ce1">
            <text:p>6.10991E+11</text:p>
          </table:table-cell>
          <table:table-cell table:number-columns-repeated="16381"/>
        </table:table-row>
        <table:table-row table:style-name="ro1">
          <table:table-cell office:value-type="float" office:value="1.643798078777051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896492004" table:style-name="ce1">
            <text:p>6.10896E+11</text:p>
          </table:table-cell>
          <table:table-cell table:number-columns-repeated="16381"/>
        </table:table-row>
        <table:table-row table:style-name="ro1">
          <table:table-cell office:value-type="float" office:value="1.643798078877480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757493973" table:style-name="ce1">
            <text:p>6.10757E+11</text:p>
          </table:table-cell>
          <table:table-cell table:number-columns-repeated="16381"/>
        </table:table-row>
        <table:table-row table:style-name="ro1">
          <table:table-cell office:value-type="float" office:value="1.643798078977041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713863373" table:style-name="ce1">
            <text:p>6.10714E+11</text:p>
          </table:table-cell>
          <table:table-cell table:number-columns-repeated="16381"/>
        </table:table-row>
        <table:table-row table:style-name="ro1">
          <table:table-cell office:value-type="float" office:value="1.6437980790768561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649442673" table:style-name="ce1">
            <text:p>6.10649E+11</text:p>
          </table:table-cell>
          <table:table-cell table:number-columns-repeated="16381"/>
        </table:table-row>
        <table:table-row table:style-name="ro1">
          <table:table-cell office:value-type="float" office:value="1.6437980791783288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600662231" table:style-name="ce1">
            <text:p>6.10601E+11</text:p>
          </table:table-cell>
          <table:table-cell table:number-columns-repeated="16381"/>
        </table:table-row>
        <table:table-row table:style-name="ro1">
          <table:table-cell office:value-type="float" office:value="1.64379807927700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735034943" table:style-name="ce1">
            <text:p>6.10735E+11</text:p>
          </table:table-cell>
          <table:table-cell table:number-columns-repeated="16381"/>
        </table:table-row>
        <table:table-row table:style-name="ro1">
          <table:table-cell office:value-type="float" office:value="1.6437980793775475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080083847" table:style-name="ce1">
            <text:p>61080083847</text:p>
          </table:table-cell>
          <table:table-cell table:number-columns-repeated="16381"/>
        </table:table-row>
        <table:table-row table:style-name="ro1">
          <table:table-cell office:value-type="float" office:value="1.64379807947741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03887558" table:style-name="ce1">
            <text:p>61103887558</text:p>
          </table:table-cell>
          <table:table-cell table:number-columns-repeated="16381"/>
        </table:table-row>
        <table:table-row table:style-name="ro1">
          <table:table-cell office:value-type="float" office:value="1.64379807957704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224079132" table:style-name="ce1">
            <text:p>6.11224E+11</text:p>
          </table:table-cell>
          <table:table-cell table:number-columns-repeated="16381"/>
        </table:table-row>
        <table:table-row table:style-name="ro1">
          <table:table-cell office:value-type="float" office:value="1.6437980796774441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425733566" table:style-name="ce1">
            <text:p>6.11426E+11</text:p>
          </table:table-cell>
          <table:table-cell table:number-columns-repeated="16381"/>
        </table:table-row>
        <table:table-row table:style-name="ro1">
          <table:table-cell office:value-type="float" office:value="1.6437980797765235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1772441864" table:style-name="ce1">
            <text:p>6.11772E+11</text:p>
          </table:table-cell>
          <table:table-cell table:number-columns-repeated="16381"/>
        </table:table-row>
        <table:table-row table:style-name="ro1">
          <table:table-cell office:value-type="float" office:value="1.6437980798776038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2046861649" table:style-name="ce1">
            <text:p>6.12047E+11</text:p>
          </table:table-cell>
          <table:table-cell table:number-columns-repeated="16381"/>
        </table:table-row>
        <table:table-row table:style-name="ro1">
          <table:table-cell office:value-type="float" office:value="1.643798079976847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2407875061" table:style-name="ce1">
            <text:p>6.12408E+11</text:p>
          </table:table-cell>
          <table:table-cell table:number-columns-repeated="16381"/>
        </table:table-row>
        <table:table-row table:style-name="ro1">
          <table:table-cell office:value-type="float" office:value="1.6437980800774902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2753152847" table:style-name="ce1">
            <text:p>6.12753E+11</text:p>
          </table:table-cell>
          <table:table-cell table:number-columns-repeated="16381"/>
        </table:table-row>
        <table:table-row table:style-name="ro1">
          <table:table-cell office:value-type="float" office:value="1.64379808017698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3152837753" table:style-name="ce1">
            <text:p>6.13153E+11</text:p>
          </table:table-cell>
          <table:table-cell table:number-columns-repeated="16381"/>
        </table:table-row>
        <table:table-row table:style-name="ro1">
          <table:table-cell office:value-type="float" office:value="1.643798080276436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376824379" table:style-name="ce1">
            <text:p>61376824379</text:p>
          </table:table-cell>
          <table:table-cell table:number-columns-repeated="16381"/>
        </table:table-row>
        <table:table-row table:style-name="ro1">
          <table:table-cell office:value-type="float" office:value="1.6437980803770598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4298009872" table:style-name="ce1">
            <text:p>6.14298E+11</text:p>
          </table:table-cell>
          <table:table-cell table:number-columns-repeated="16381"/>
        </table:table-row>
        <table:table-row table:style-name="ro1">
          <table:table-cell office:value-type="float" office:value="1.643798080477041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490187645" table:style-name="ce1">
            <text:p>61490187645</text:p>
          </table:table-cell>
          <table:table-cell table:number-columns-repeated="16381"/>
        </table:table-row>
        <table:table-row table:style-name="ro1">
          <table:table-cell office:value-type="float" office:value="1.6437980805771576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5451526642" table:style-name="ce1">
            <text:p>6.15452E+11</text:p>
          </table:table-cell>
          <table:table-cell table:number-columns-repeated="16381"/>
        </table:table-row>
        <table:table-row table:style-name="ro1">
          <table:table-cell office:value-type="float" office:value="1.6437980806772009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5983486176" table:style-name="ce1">
            <text:p>6.15983E+11</text:p>
          </table:table-cell>
          <table:table-cell table:number-columns-repeated="16381"/>
        </table:table-row>
        <table:table-row table:style-name="ro1">
          <table:table-cell office:value-type="float" office:value="1.6437980807772762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6526317596" table:style-name="ce1">
            <text:p>6.16526E+11</text:p>
          </table:table-cell>
          <table:table-cell table:number-columns-repeated="16381"/>
        </table:table-row>
        <table:table-row table:style-name="ro1">
          <table:table-cell office:value-type="float" office:value="1.6437980808776338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7046451569" table:style-name="ce1">
            <text:p>6.17046E+11</text:p>
          </table:table-cell>
          <table:table-cell table:number-columns-repeated="16381"/>
        </table:table-row>
        <table:table-row table:style-name="ro1">
          <table:table-cell office:value-type="float" office:value="1.6437980809773161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7609834671" table:style-name="ce1">
            <text:p>6.1761E+11</text:p>
          </table:table-cell>
          <table:table-cell table:number-columns-repeated="16381"/>
        </table:table-row>
        <table:table-row table:style-name="ro1">
          <table:table-cell office:value-type="float" office:value="1.6437980810768517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8126153946" table:style-name="ce1">
            <text:p>6.18126E+11</text:p>
          </table:table-cell>
          <table:table-cell table:number-columns-repeated="16381"/>
        </table:table-row>
        <table:table-row table:style-name="ro1">
          <table:table-cell office:value-type="float" office:value="1.6437980811762504E+18" table:style-name="ce1">
            <text:p>1.6438E+18</text:p>
          </table:table-cell>
          <table:table-cell office:value-type="float" office:value="-480812966824" table:style-name="ce1">
            <text:p>-4.80813E+11</text:p>
          </table:table-cell>
          <table:table-cell office:value-type="float" office:value="618633508682" table:style-name="ce1">
            <text:p>6.18634E+11</text:p>
          </table:table-cell>
          <table:table-cell table:number-columns-repeated="16381"/>
        </table:table-row>
        <table:table-row table:number-rows-repeated="1047537" table:style-name="ro1">
          <table:table-cell table:number-columns-repeated="16384"/>
        </table:table-row>
      </table:table>
      <table:table table:name="closest_filter_yaw_estimation_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%time,field.header.seq,field.header.stamp,field.header.frame_id,field.yaw_measurement,field.distance_wall,field.error,field.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476991526,1,1643797977476099014,,-0.499380528927,6.463713645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577347264,2,1643797977576227903,,-0.499380528927,6.463713645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677919929,3,1643797977676850080,,-0.499380528927,6.458952903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777485296,4,1643797977776084899,,-0.499380528927,6.459034919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877485196,5,1643797977876104116,,-0.499380528927,6.458114624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7976907429,6,1643797977976118087,,-0.499380528927,6.462225437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078153205,7,1643797978076169967,,-0.499380528927,6.463062286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177802811,8,1643797978176161050,,-0.499380528927,6.462892532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277320636,9,1643797978276304960,,-0.499380528927,6.452973365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376739338,10,1643797978376065969,,-0.499380528927,6.451095104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476761540,11,1643797978476073980,,-0.499380528927,6.45240449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577315767,12,1643797978576175928,,-0.499380528927,6.450782775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677267667,13,1643797978676203966,,-0.499380528927,6.448822975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777208286,14,1643797978776104927,,-0.499380528927,6.44886159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877331493,15,1643797978876173019,,-0.499380528927,6.44704198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8977408799,16,1643797978976186990,,-0.499380528927,6.44685840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077122966,17,1643797979076179981,,-0.499380528927,6.444159984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177539716,18,1643797979176218986,,-0.499380528927,6.430335998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277058896,19,1643797979276175975,,-0.499380528927,6.429739475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377298220,20,1643797979376101016,,-0.499380528927,6.427191257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476834482,21,1643797979476089000,,-0.499380528927,6.426516056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577210599,22,1643797979576190948,,-0.499380528927,6.42463016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677299306,23,1643797979676141023,,-0.499380528927,6.422510147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776734182,24,1643797979776128053,,-0.499380528927,6.423387050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876975749,25,1643797979876130104,,-0.499380528927,6.421695709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79977336131,26,1643797979976269006,,-0.499380528927,6.419416427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077632707,27,1643797980076575994,,-0.499380528927,6.416708946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176988376,28,1643797980176104068,,-0.499380528927,6.403060913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276876968,29,1643797980276129007,,-0.499380528927,6.407059192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376879027,30,1643797980376060962,,-0.499380528927,6.406087398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477228348,31,1643797980476413011,,-0.499380528927,6.407489776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577086801,32,1643797980576165914,,-0.499380528927,6.406106472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677435515,33,1643797980676081895,,-0.499380528927,6.403606891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777706868,34,1643797980776220083,,-0.499380528927,6.402366161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877446542,35,1643797980876286029,,-0.499380528927,6.399146556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0977180924,36,1643797980976130008,,-0.499380528927,6.399034976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077419436,37,1643797981076114892,,-0.499380528927,6.397194385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177184966,38,1643797981176148891,,-0.499380528927,6.395490169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277207036,39,1643797981276096105,,-0.499380528927,6.381263732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377444713,40,1643797981376101016,,-0.499380528927,6.379861354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476968038,41,1643797981476155996,,-0.499380528927,6.380016803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577256994,42,1643797981576138019,,-0.499380528927,6.378467082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676978375,43,1643797981676095008,,-0.499380528927,6.37686491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777639410,44,1643797981776221036,,-0.499380528927,6.378196716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877371341,45,1643797981876167058,,-0.499380528927,6.3777089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1977461174,46,1643797981976174116,,-0.499380528927,6.378972053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077423516,47,1643797982076122045,,-0.499380528927,6.378826618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177195812,48,1643797982176182985,,-0.499380528927,6.377960205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277114014,49,1643797982276106119,,-0.523208379745,6.48672056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377107234,50,1643797982376091957,,-0.523208379745,6.48672056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477319563,51,1643797982476310014,,-0.523208379745,6.487335681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577071510,52,1643797982576107025,,-0.523208379745,6.486308097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678218684,53,1643797982676709890,,-0.523208379745,6.48496437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777186724,54,1643797982776163101,,-0.523208379745,6.48529291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877086450,55,1643797982876152038,,-0.523208379745,6.483770847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2977674371,56,1643797982976128101,,-0.523208379745,6.48454952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077268242,57,1643797983076095104,,-0.523208379745,6.48327112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177394481,58,1643797983176136970,,-0.523208379745,6.48167753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277047990,59,1643797983276067018,,-0.523208379745,6.482743740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377546203,60,1643797983376122951,,-0.523208379745,6.48156642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477337855,61,1643797983476094961,,-0.523208379745,6.482612133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577262651,62,1643797983576109886,,-0.523208379745,6.481966018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677216906,63,1643797983676109075,,-0.523208379745,6.481055736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777376542,64,1643797983776598930,,-0.523208379745,6.482249736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877247735,65,1643797983876080989,,-0.523208379745,6.481553554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3976893447,66,1643797983976161956,,-0.523208379745,6.482817649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077431818,67,1643797984076349020,,-0.523208379745,6.482242107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176817238,68,1643797984176085948,,-0.523208379745,6.481210231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277145391,69,1643797984276293039,,-0.523208379745,6.483788967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376803230,70,1643797984376060009,,-0.523208379745,6.482955455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476805437,71,1643797984476150989,,-0.523208379745,6.48421716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577495198,72,1643797984576100111,,-0.523208379745,6.483319282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677249539,73,1643797984676146030,,-0.523208379745,6.481873989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776980401,74,1643797984776062965,,-0.523208379745,6.483184814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876889797,75,1643797984876065015,,-0.523208379745,6.481825828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4977110452,76,1643797984976274967,,-0.523208379745,6.481561660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077206390,77,1643797985076103925,,-0.523208379745,6.480182170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177125954,78,1643797985176067113,,-0.523208379745,6.478572845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276823796,79,1643797985276051998,,-0.523208379745,6.480754852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377118591,80,1643797985376106023,,-0.523208379745,6.479811191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477391394,81,1643797985476207971,,-0.523208379745,6.483063697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577261649,82,1643797985576358079,,-0.523208379745,6.483068943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677424517,83,1643797985676100969,,-0.523208379745,6.482775211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777161736,84,1643797985776226997,,-0.523208379745,6.485064983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877290985,85,1643797985876184940,,-0.523208379745,6.485120773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5977083828,86,1643797985976093053,,-0.523208379745,6.486982345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077199032,87,1643797986076069116,,-0.523208379745,6.487086296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176963234,88,1643797986176135063,,-0.523208379745,6.48676395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277480926,89,1643797986276158094,,-0.523208379745,6.489982604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377039490,90,1643797986376167058,,-0.523208379745,6.489774703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476866089,91,1643797986476092100,,-0.523208379745,6.491294860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577208597,92,1643797986576059103,,-0.523208379745,6.490926265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677723967,93,1643797986676662921,,-0.523208379745,6.490051269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777099772,94,1643797986776144981,,-0.523208379745,6.49146890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877238116,95,1643797986876111984,,-0.540303528309,6.571059703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6977190184,96,1643797986976099014,,-0.540303528309,6.571059703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076997864,97,1643797987076185941,,-0.540303528309,6.57029390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176900584,98,1643797987176222085,,-0.540303528309,6.56910133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277459253,99,1643797987276124954,,-0.540303528309,6.57091951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376996607,100,1643797987376138925,,-0.540303528309,6.570010662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477034620,101,1643797987476125955,,-0.540303528309,6.570930957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577314179,102,1643797987576056003,,-0.540303528309,6.57019853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677163238,103,1643797987676209926,,-0.540303528309,6.5691447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777098363,104,1643797987776153087,,-0.540303528309,6.570137023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877202340,105,1643797987876035928,,-0.540303528309,6.569287776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7977000748,106,1643797987976123094,,-0.540303528309,6.570531845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077124242,107,1643797988076101064,,-0.540303528309,6.569966316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177236079,108,1643797988176115989,,-0.540303528309,6.56904888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277016011,109,1643797988276062011,,-0.540303528309,6.571078300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377263736,110,1643797988376065969,,-0.540303528309,6.570477008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477066488,111,1643797988476131916,,-0.540303528309,6.571775913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577569959,112,1643797988576637029,,-0.540303528309,6.57135868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677013984,113,1643797988676188945,,-0.540303528309,6.570539474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777030807,114,1643797988776137113,,-0.540303528309,6.572535991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876865313,115,1643797988876058101,,-0.540303528309,6.571952342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8977091821,116,1643797988976150989,,-0.540303528309,6.57220268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077237333,117,1643797989076102018,,-0.540303528309,6.571404933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177109072,118,1643797989176084995,,-0.540303528309,6.570200443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277197355,119,1643797989276077032,,-0.540303528309,6.57122325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377111658,120,1643797989376024007,,-0.540303528309,6.570153236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476806882,121,1643797989476106882,,-0.540303528309,6.570705890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577261459,122,1643797989576076984,,-0.540303528309,6.569739341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677452350,123,1643797989676175117,,-0.540303528309,6.568415641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777520744,124,1643797989776034116,,-0.540303528309,6.569763183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877238462,125,1643797989876120090,,-0.540303528309,6.568873882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89977208146,126,1643797989976068973,,-0.540303528309,6.569868087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077541735,127,1643797990076244115,,-0.540303528309,6.569408893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177345127,128,1643797990176069021,,-0.540303528309,6.568607330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277344687,129,1643797990276252031,,-0.540303528309,6.569097995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376985861,130,1643797990376136064,,-0.540303528309,6.568180084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476835658,131,1643797990476078987,,-0.540303528309,6.569139003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576911743,132,1643797990576143980,,-0.540303528309,6.568458080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677612794,133,1643797990676088094,,-0.540303528309,6.567285060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776613645,134,1643797990776022911,,-0.540303528309,6.567884445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876657067,135,1643797990876112937,,-0.540303528309,6.566314220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0977051813,136,1643797990976145029,,-0.540303528309,6.566642761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077071922,137,1643797991076065063,,-0.540303528309,6.56521415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176898511,138,1643797991176074981,,-0.540303528309,6.563062667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277536815,139,1643797991276179075,,-0.540303528309,6.561076641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377220284,140,1643797991376121044,,-0.540303528309,6.557370662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477350079,141,1643797991476269006,,-0.540303528309,6.554571151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577094915,142,1643797991576152086,,-0.540303528309,6.550105094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677381171,143,1643797991676276922,,-0.563820540905,6.617088794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776754682,144,1643797991776164054,,-0.563820540905,6.617088794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877531126,145,1643797991876287937,,-0.563820540905,6.612403392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1977352251,146,1643797991976155042,,-0.563820540905,6.608884334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076976073,147,1643797992076050043,,-0.563820540905,6.604269027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177355754,148,1643797992176055908,,-0.563820540905,6.599341392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277083300,149,1643797992276139020,,-0.563820540905,6.596948623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377051741,150,1643797992376111030,,-0.563820540905,6.59245395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476817908,151,1643797992476063013,,-0.563820540905,6.589322566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577035407,152,1643797992576107025,,-0.563820540905,6.58471775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676878046,153,1643797992676107883,,-0.563820540905,6.579667091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776982276,154,1643797992776225090,,-0.563820540905,6.57678794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877094982,155,1643797992876147985,,-0.563820540905,6.571828842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2977131034,156,1643797992976119995,,-0.563820540905,6.568867683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077416221,157,1643797993076105117,,-0.563820540905,6.564101696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177425323,158,1643797993176161050,,-0.563820540905,6.558945655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276882530,159,1643797993276062965,,-0.563820540905,6.555110454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377163504,160,1643797993376171112,,-0.563820540905,6.549847126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477423785,161,1643797993476509094,,-0.563820540905,6.546202182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576923068,162,1643797993576240062,,-0.563820540905,6.541172027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677111010,163,1643797993676167964,,-0.563820540905,6.535959720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777343322,164,1643797993776070117,,-0.563820540905,6.533191680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877434380,165,1643797993876128911,,-0.563820540905,6.529260158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3977120930,166,1643797993976160049,,-0.563820540905,6.52861547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077532638,167,1643797994076134920,,-0.563820540905,6.526613712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176856695,168,1643797994176127910,,-0.563820540905,6.524325370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276775372,169,1643797994276062965,,-0.563820540905,6.523005962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376911823,170,1643797994376276969,,-0.563820540905,6.519483566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477139782,171,1643797994476138114,,-0.563820540905,6.517073154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577125898,172,1643797994576086044,,-0.563820540905,6.513103961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676621951,173,1643797994676135063,,-0.563820540905,6.508923530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777087526,174,1643797994776015996,,-0.563820540905,6.506163120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877378515,175,1643797994876051902,,-0.563820540905,6.50185728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4976905689,176,1643797994976166009,,-0.563820540905,6.498365879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077028958,177,1643797995076160907,,-0.563820540905,6.494003772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177302473,178,1643797995176147937,,-0.563820540905,6.489440441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276865242,179,1643797995276093959,,-0.563820540905,6.48716640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376919022,180,1643797995376111984,,-0.563820540905,6.483322620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477023421,181,1643797995476131916,,-0.563820540905,6.482676029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576986070,182,1643797995576088905,,-0.563820540905,6.479906082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677292685,183,1643797995676084995,,-0.563820540905,6.47705698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776850011,184,1643797995776056051,,-0.563820540905,6.477252483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877137411,185,1643797995876271963,,-0.563820540905,6.476171016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5976859785,186,1643797995976070880,,-0.563820540905,6.477777957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077473639,187,1643797996076102972,,-0.563820540905,6.478072643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177485692,188,1643797996176081895,,-0.563820540905,6.47770977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276895075,189,1643797996276104927,,-0.563820540905,6.47799587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376834000,190,1643797996376110076,,-0.542162895203,6.48257589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477587727,191,1643797996476175069,,-0.542162895203,6.48257589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577487564,192,1643797996576328992,,-0.542162895203,6.481195926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676980065,193,1643797996676146984,,-0.542162895203,6.479509353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777156113,194,1643797996776125907,,-0.542162895203,6.479655265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877134707,195,1643797996876146078,,-0.542162895203,6.478409767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6977037264,196,1643797996976162910,,-0.542162895203,6.478760242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077624908,197,1643797997076176881,,-0.542162895203,6.478044509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177357962,198,1643797997176156044,,-0.542162895203,6.477228164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277924188,199,1643797997276184082,,-0.542162895203,6.479463100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376983937,200,1643797997376118898,,-0.542162895203,6.479446887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477522457,201,1643797997476059913,,-0.542162895203,6.480987071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577369005,202,1643797997576240062,,-0.542162895203,6.481454849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677236547,203,1643797997676244020,,-0.542162895203,6.481646060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777052682,204,1643797997776098012,,-0.542162895203,6.483338356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877484688,205,1643797997876064062,,-0.542162895203,6.48337173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7977310436,206,1643797997976057052,,-0.542162895203,6.485358715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077005635,207,1643797998076071977,,-0.542162895203,6.485014915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177148927,208,1643797998176198959,,-0.542162895203,6.483931064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277043974,209,1643797998276096105,,-0.542162895203,6.484136581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377186563,210,1643797998376216888,,-0.542162895203,6.482950687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477445852,211,1643797998476114988,,-0.542162895203,6.483774185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577817341,212,1643797998576596975,,-0.542162895203,6.483574867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677078791,213,1643797998676166057,,-0.542162895203,6.48303270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777133810,214,1643797998776089906,,-0.542162895203,6.483535289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877415100,215,1643797998876377105,,-0.542162895203,6.481749534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8976832208,216,1643797998976047039,,-0.542162895203,6.479268550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077631535,217,1643797999076427936,,-0.542162895203,6.475863456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177307137,218,1643797999176060914,,-0.542162895203,6.472440242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277244782,219,1643797999276333093,,-0.542162895203,6.471955299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377079690,220,1643797999376111984,,-0.542162895203,6.469753265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477599930,221,1643797999476114034,,-0.542162895203,6.469360351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577109844,222,1643797999576150894,,-0.542162895203,6.467755794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677242261,223,1643797999676145076,,-0.542162895203,6.46573877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776808497,224,1643797999776060104,,-0.542162895203,6.463265419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876905674,225,1643797999876203060,,-0.542162895203,6.460348129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7999977019191,226,1643797999976160049,,-0.542162895203,6.462535381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077078683,227,1643798000076092958,,-0.542162895203,6.4603395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176837771,228,1643798000176070928,,-0.542162895203,6.457694530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277194513,229,1643798000276106119,,-0.542162895203,6.457404613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377521419,230,1643798000376291036,,-0.542162895203,6.454793930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476809182,231,1643798000476085901,,-0.542162895203,6.453378677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576790360,232,1643798000576152086,,-0.542162895203,6.45072269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677025489,233,1643798000676115036,,-0.542162895203,6.447766780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776997870,234,1643798000776061058,,-0.542162895203,6.445948600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877160125,235,1643798000876219987,,-0.542162895203,6.443019390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0977058285,236,1643798000976118087,,-0.542162895203,6.44208765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077436431,237,1643798001076122045,,-0.511865437031,6.210793972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177538158,238,1643798001176161050,,-0.511865437031,6.210793972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276901777,239,1643798001276118040,,-0.511865437031,6.211336135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377617817,240,1643798001376251935,,-0.511865437031,6.209418773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477224223,241,1643798001476140022,,-0.511865437031,6.209247589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577187843,242,1643798001576061964,,-0.511865437031,6.20766925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677100471,243,1643798001676172018,,-0.511865437031,6.205677509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777148690,244,1643798001776374101,,-0.511865437031,6.204442501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876861060,245,1643798001876120090,,-0.511865437031,6.20202636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1977291077,246,1643798001976070880,,-0.511865437031,6.199786186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077050259,247,1643798002076162099,,-0.511865437031,6.196571826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177414980,248,1643798002176222085,,-0.511865437031,6.192785263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277293848,249,1643798002276304960,,-0.511865437031,6.190046310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377192051,250,1643798002376075983,,-0.511865437031,6.185864925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476879535,251,1643798002476061105,,-0.511865437031,6.182683467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577085022,252,1643798002576141119,,-0.511865437031,6.178453922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677296313,253,1643798002676244020,,-0.511865437031,6.173957824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777136534,254,1643798002776144981,,-0.511865437031,6.170824527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877014219,255,1643798002876102924,,-0.511865437031,6.166531562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2977457149,256,1643798002976094007,,-0.511865437031,6.164611339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077506355,257,1643798003076375007,,-0.511865437031,6.160992622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177050433,258,1643798003176157951,,-0.511865437031,6.15714502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276760747,259,1643798003276151895,,-0.511865437031,6.155457496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376237842,260,1643798003375951051,,-0.511865437031,6.15194368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476200386,261,1643798003475873947,,-0.511865437031,6.149726390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576061008,262,1643798003575879096,,-0.511865437031,6.146713733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676225429,263,1643798003675877094,,-0.511865437031,6.143640995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776138608,264,1643798003775855064,,-0.511865437031,6.142653942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876038335,265,1643798003875844001,,-0.511865437031,6.140033245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3976066113,266,1643798003975835084,,-0.511865437031,6.138802528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076265928,267,1643798004075882911,,-0.511865437031,6.136417865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176099779,268,1643798004175858974,,-0.511865437031,6.133666515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276167482,269,1643798004275892972,,-0.511865437031,6.131942272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376132185,270,1643798004375854015,,-0.511865437031,6.129056930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476146517,271,1643798004475888967,,-0.511865437031,6.128249645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576558570,272,1643798004576143980,,-0.511865437031,6.125843524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676220958,273,1643798004675893068,,-0.511865437031,6.122915267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776793446,274,1643798004776053905,,-0.511865437031,6.120276451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876955296,275,1643798004876071929,,-0.511865437031,6.116645812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4976671955,276,1643798004976062059,,-0.511865437031,6.11415004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077066740,277,1643798005076055049,,-0.511865437031,6.110537528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176981656,278,1643798005176156997,,-0.511865437031,6.106625556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277186304,279,1643798005276034116,,-0.511865437031,6.104934215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376977124,280,1643798005376071929,,-0.511865437031,6.101381301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476858090,281,1643798005476134061,,-0.511865437031,6.098670959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577092304,282,1643798005576129913,,-0.511865437031,6.095201015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677086627,283,1643798005676121950,,-0.511865437031,6.091524124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776866658,284,1643798005776115894,,-0.50730830431,6.093624591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877342927,285,1643798005876363992,,-0.50730830431,6.093624591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5977139628,286,1643798005976130008,,-0.50730830431,6.092495441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076901356,287,1643798006076107978,,-0.50730830431,6.0894484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176475008,288,1643798006176071882,,-0.50730830431,6.086171150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276741623,289,1643798006276007890,,-0.50730830431,6.086069107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376910539,290,1643798006376058101,,-0.50730830431,6.083517074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477091017,291,1643798006476102113,,-0.50730830431,6.082178115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577239428,292,1643798006576152086,,-0.50730830431,6.079761028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677543058,293,1643798006676168918,,-0.50730830431,6.077087402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777314267,294,1643798006776278972,,-0.50730830431,6.07545328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877148320,295,1643798006876130104,,-0.50730830431,6.072632789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6977129674,296,1643798006976083040,,-0.50730830431,6.070855140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077472913,297,1643798007076056003,,-0.50730830431,6.068024635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176906939,298,1643798007176049947,,-0.50730830431,6.064898967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276851551,299,1643798007276086091,,-0.50730830431,6.063594341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377298223,300,1643798007376174926,,-0.50730830431,6.060636043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477057394,301,1643798007476068973,,-0.50730830431,6.060046672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576898225,302,1643798007576096057,,-0.50730830431,6.057666778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677416857,303,1643798007676182031,,-0.50730830431,6.055027008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776856584,304,1643798007776102066,,-0.50730830431,6.054706573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877067861,305,1643798007876085996,,-0.50730830431,6.052472114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7977435849,306,1643798007976512908,,-0.50730830431,6.050683498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077037412,307,1643798008076105117,,-0.50730830431,6.048174381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176885916,308,1643798008176173925,,-0.50730830431,6.04536533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277479083,309,1643798008276243925,,-0.50730830431,6.044541358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377438380,310,1643798008376470088,,-0.50730830431,6.041923046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477039277,311,1643798008476094961,,-0.50730830431,6.041078090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576890294,312,1643798008576128959,,-0.50730830431,6.038644790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677183340,313,1643798008676162958,,-0.50730830431,6.035737037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777171492,314,1643798008776051998,,-0.50730830431,6.034168720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877039147,315,1643798008876128911,,-0.50730830431,6.031067371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8977463804,316,1643798008976154088,,-0.50730830431,6.028962135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077206176,317,1643798009076144933,,-0.50730830431,6.025659561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177242877,318,1643798009176079034,,-0.50730830431,6.022004604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276894624,319,1643798009276087999,,-0.50730830431,6.020428180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377256394,320,1643798009376072883,,-0.50730830431,6.016972064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476888679,321,1643798009476155042,,-0.50730830431,6.014530658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576835562,322,1643798009576087951,,-0.50730830431,6.011000633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677442342,323,1643798009676393985,,-0.50730830431,6.007174491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776907455,324,1643798009776184082,,-0.50730830431,6.004705905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876721798,325,1643798009876086950,,-0.50730830431,6.000937938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09977306213,326,1643798009976083040,,-0.50730830431,5.99906969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077160014,327,1643798010076148033,,-0.50730830431,5.995745658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176839374,328,1643798010176038026,,-0.50730830431,5.992189407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277195463,329,1643798010276113033,,-0.50730830431,5.99062013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377009835,330,1643798010376188993,,-0.50730830431,5.987379550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477554591,331,1643798010476090908,,-0.50730830431,5.98633813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576856513,332,1643798010576107025,,-0.516090393066,5.998904228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677336943,333,1643798010676095008,,-0.516090393066,5.998904228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777053765,334,1643798010776221036,,-0.516090393066,5.999372005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877066092,335,1643798010876122951,,-0.516090393066,5.997229576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0977297781,336,1643798010976083040,,-0.516090393066,5.997009754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077378171,337,1643798011076180934,,-0.516090393066,5.995118141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177353972,338,1643798011176107883,,-0.516090393066,5.992877960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276977189,339,1643798011276067018,,-0.516090393066,5.991801738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377375753,340,1643798011376028060,,-0.516090393066,5.989265918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477213406,341,1643798011476185083,,-0.516090393066,5.9878039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576955172,342,1643798011576069116,,-0.516090393066,5.985184192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677977144,343,1643798011676275014,,-0.516090393066,5.982284069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776827493,344,1643798011776092052,,-0.516090393066,5.98085641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877158610,345,1643798011876106023,,-0.516090393066,5.97802352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1977030709,346,1643798011976115942,,-0.516090393066,5.977025032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076967966,347,1643798012076117038,,-0.516090393066,5.97463989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176840269,348,1643798012176230907,,-0.516090393066,5.971948146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277740684,349,1643798012276130914,,-0.516090393066,5.971779346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377426148,350,1643798012376198053,,-0.516090393066,5.969412803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476789683,351,1643798012476078033,,-0.516090393066,5.96772241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577847487,352,1643798012576075077,,-0.516090393066,5.965317726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677132358,353,1643798012676388978,,-0.516090393066,5.962662696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777444156,354,1643798012776083946,,-0.516090393066,5.963350772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877826125,355,1643798012876344919,,-0.516090393066,5.961114883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2977053825,356,1643798012976161003,,-0.516090393066,5.960444927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077616738,357,1643798013076176881,,-0.516090393066,5.958080291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177287152,358,1643798013176129102,,-0.516090393066,5.955249309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277771254,359,1643798013276084899,,-0.516090393066,5.954162597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377318048,360,1643798013376135110,,-0.516090393066,5.951099395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477498929,361,1643798013476082086,,-0.516090393066,5.949578762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577104963,362,1643798013576219081,,-0.516090393066,5.946624755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677094255,363,1643798013676043987,,-0.516090393066,5.943406581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777056814,364,1643798013776114940,,-0.516090393066,5.942775726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877585437,365,1643798013876104116,,-0.516090393066,5.940077781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3977128090,366,1643798013976298093,,-0.516090393066,5.93817329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077206583,367,1643798014076180934,,-0.516090393066,5.935605049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177130192,368,1643798014176143884,,-0.516090393066,5.932880401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276895127,369,1643798014276119947,,-0.516090393066,5.93277120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376832041,370,1643798014376132965,,-0.516090393066,5.93060541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477145509,371,1643798014476293087,,-0.516090393066,5.929930686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577404570,372,1643798014576158046,,-0.516090393066,5.927937984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677346191,373,1643798014676130056,,-0.516090393066,5.925670146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777364427,374,1643798014776081085,,-0.516090393066,5.925447940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877756357,375,1643798014876163959,,-0.516090393066,5.923426628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4977435556,376,1643798014976200103,,-0.516090393066,5.922621250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077635313,377,1643798015076081991,,-0.516090393066,5.920531749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177448867,378,1643798015176253080,,-0.516090393066,5.918158054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277343180,379,1643798015276138067,,-0.485148519278,5.947657108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377273016,380,1643798015376104116,,-0.485148519278,5.947657108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477520383,381,1643798015476134061,,-0.485148519278,5.946091651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577064509,382,1643798015576085090,,-0.485148519278,5.943372726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677689306,383,1643798015676105976,,-0.485148519278,5.940364360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777002841,384,1643798015776093959,,-0.485148519278,5.939682006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877062734,385,1643798015876059055,,-0.485148519278,5.936813354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5976833765,386,1643798015976083993,,-0.485148519278,5.935941219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076988182,387,1643798016076082944,,-0.485148519278,5.933293342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177164946,388,1643798016176239967,,-0.485148519278,5.930334568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277083587,389,1643798016276135921,,-0.485148519278,5.928977012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377415879,390,1643798016376127958,,-0.485148519278,5.926187038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477111064,391,1643798016476047992,,-0.485148519278,5.925531864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577620293,392,1643798016576148986,,-0.485148519278,5.923900127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676768882,393,1643798016676039934,,-0.485148519278,5.922928333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777263623,394,1643798016776151895,,-0.485148519278,5.925479888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878098836,395,1643798016876204967,,-0.485148519278,5.92682838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6976982633,396,1643798016976116895,,-0.485148519278,5.92905998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077511682,397,1643798017076127052,,-0.485148519278,5.93014144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177056363,398,1643798017176134109,,-0.485148519278,5.929987430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277117666,399,1643798017276118040,,-0.485148519278,5.929410457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377312300,400,1643798017376069068,,-0.485148519278,5.926980495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477114791,401,1643798017476129055,,-0.485148519278,5.92329168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576993242,402,1643798017576102972,,-0.485148519278,5.918335437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676811998,403,1643798017676117897,,-0.485148519278,5.912543296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777053703,404,1643798017776159048,,-0.485148519278,5.908023834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876906927,405,1643798017876136064,,-0.485148519278,5.903410911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7977036956,406,1643798017976161003,,-0.485148519278,5.902598857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077330957,407,1643798018076370000,,-0.485148519278,5.900998592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177231679,408,1643798018176182031,,-0.485148519278,5.9002161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277138347,409,1643798018276123046,,-0.485148519278,5.905269145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376867884,410,1643798018376054048,,-0.485148519278,5.906556606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477438572,411,1643798018476212978,,-0.485148519278,5.909170150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577141499,412,1643798018576189041,,-0.485148519278,5.909775733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676909321,413,1643798018676145076,,-0.485148519278,5.90934944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777030326,414,1643798018776132106,,-0.485148519278,5.910352230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877749829,415,1643798018876085042,,-0.485148519278,5.908470630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8977238397,416,1643798018976200103,,-0.485148519278,5.90689086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076880017,417,1643798019076112031,,-0.485148519278,5.903800964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176882116,418,1643798019176121950,,-0.485148519278,5.900168418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277538216,419,1643798019276101112,,-0.485148519278,5.896348476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376876298,420,1643798019376168012,,-0.485148519278,5.892362117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477567968,421,1643798019476063966,,-0.485148519278,5.88968181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577040178,422,1643798019576189994,,-0.485148519278,5.8865108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677100846,423,1643798019676235914,,-0.485148519278,5.88363218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777251158,424,1643798019776180028,,-0.485148519278,5.884850978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876974190,425,1643798019876087903,,-0.485148519278,5.883886337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19977462854,426,1643798019976056098,,-0.50099337101,5.84674644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076907263,427,1643798020076184988,,-0.50099337101,5.84674644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178350481,428,1643798020176090955,,-0.50099337101,5.846614837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278561535,429,1643798020276221990,,-0.50099337101,5.84938573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376276075,430,1643798020376005887,,-0.50099337101,5.849462032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477370779,431,1643798020476170063,,-0.50099337101,5.850536823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576869959,432,1643798020576108932,,-0.50099337101,5.85002136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676829042,433,1643798020676297903,,-0.50099337101,5.848762512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776817616,434,1643798020776086091,,-0.50099337101,5.848572731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877191784,435,1643798020876255035,,-0.50099337101,5.846580505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0977052286,436,1643798020976305007,,-0.50099337101,5.844546794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077290238,437,1643798021076098918,,-0.50099337101,5.841777801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178021552,438,1643798021176626920,,-0.50099337101,5.838678359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277238652,439,1643798021276068925,,-0.50099337101,5.836321830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377101868,440,1643798021376059055,,-0.50099337101,5.833326816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476816139,441,1643798021476089954,,-0.50099337101,5.831920146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577218218,442,1643798021576098918,,-0.50099337101,5.83011436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676440246,443,1643798021676122903,,-0.50099337101,5.829024791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777393731,444,1643798021776070117,,-0.50099337101,5.832499980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877486854,445,1643798021876209974,,-0.50099337101,5.834670543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1977259032,446,1643798021976417064,,-0.50099337101,5.838304996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076995862,447,1643798022076191902,,-0.50099337101,5.841060161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177622651,448,1643798022176089048,,-0.50099337101,5.8431057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277548383,449,1643798022276201963,,-0.50099337101,5.845332622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377284846,450,1643798022376070976,,-0.50099337101,5.846420288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477193589,451,1643798022476128101,,-0.50099337101,5.847550868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577137442,452,1643798022576085090,,-0.50099337101,5.847264766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677365761,453,1643798022676264047,,-0.50099337101,5.846082210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777548736,454,1643798022776124000,,-0.50099337101,5.844977378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877187847,455,1643798022876169919,,-0.50099337101,5.841706275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2977078431,456,1643798022976119995,,-0.50099337101,5.838346958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077110242,457,1643798023076332092,,-0.50099337101,5.835024833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176563218,458,1643798023176009893,,-0.50099337101,5.832402706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276976368,459,1643798023276057958,,-0.50099337101,5.83374309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377285760,460,1643798023376133918,,-0.50099337101,5.834193706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477202991,461,1643798023476197957,,-0.50099337101,5.837810516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577052337,462,1643798023576098918,,-0.50099337101,5.84020566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677113467,463,1643798023676070928,,-0.50099337101,5.842278480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777729753,464,1643798023776680946,,-0.50099337101,5.845810413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877043387,465,1643798023876087903,,-0.50099337101,5.846905231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3977077375,466,1643798023976139068,,-0.50099337101,5.846940517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077185720,467,1643798024076137065,,-0.50099337101,5.846186637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177181427,468,1643798024176050901,,-0.50099337101,5.844746112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277006253,469,1643798024276088953,,-0.50099337101,5.84540557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377308944,470,1643798024376070022,,-0.50099337101,5.843831539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477509710,471,1643798024476213932,,-0.50099337101,5.842341899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577297967,472,1643798024576142072,,-0.50099337101,5.840170383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676862703,473,1643798024676074028,,-0.497971922159,5.849549293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777534780,474,1643798024776127099,,-0.497971922159,5.849549293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876865737,475,1643798024876101016,,-0.497971922159,5.84704542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4977340153,476,1643798024976113080,,-0.497971922159,5.846216678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077364095,477,1643798025076282024,,-0.497971922159,5.844494819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177221134,478,1643798025176207065,,-0.497971922159,5.842833042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277232877,479,1643798025276212930,,-0.497971922159,5.842234134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376838718,480,1643798025376085042,,-0.497971922159,5.841002464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476748121,481,1643798025476094007,,-0.497971922159,5.841420173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577364389,482,1643798025576617956,,-0.497971922159,5.840802192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676989046,483,1643798025676182031,,-0.497971922159,5.83998870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777215086,484,1643798025776220083,,-0.497971922159,5.841214179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877449498,485,1643798025876074075,,-0.497971922159,5.840569019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5977129943,486,1643798025976142883,,-0.497971922159,5.841574668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077540051,487,1643798026076098918,,-0.497971922159,5.840954780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177256745,488,1643798026176157951,,-0.497971922159,5.839945793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277349544,489,1643798026276227951,,-0.497971922159,5.839809894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377750172,490,1643798026376504898,,-0.497971922159,5.838539123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477341007,491,1643798026476039886,,-0.497971922159,5.838632106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577257058,492,1643798026576121091,,-0.497971922159,5.837426185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677596382,493,1643798026676160097,,-0.497971922159,5.83597469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777503336,494,1643798026776132106,,-0.497971922159,5.83594179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876878272,495,1643798026876091957,,-0.497971922159,5.834633827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6977145334,496,1643798026976115942,,-0.497971922159,5.83483886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077350329,497,1643798027076061010,,-0.497971922159,5.833914756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177426860,498,1643798027176084995,,-0.497971922159,5.832845211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277085587,499,1643798027276117086,,-0.497971922159,5.834380149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376911934,500,1643798027376104116,,-0.497971922159,5.83391332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477177124,501,1643798027476162910,,-0.497971922159,5.834921360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577205326,502,1643798027576220035,,-0.497971922159,5.83466577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676880597,503,1643798027676162004,,-0.497971922159,5.834118843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776996393,504,1643798027776273012,,-0.497971922159,5.835158348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876872491,505,1643798027876183986,,-0.497971922159,5.83459520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7977484929,506,1643798027976129055,,-0.497971922159,5.834786891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077205435,507,1643798028076347112,,-0.497971922159,5.833982467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176864286,508,1643798028176093101,,-0.497971922159,5.832818031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276849335,509,1643798028276017904,,-0.497971922159,5.832683563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377379876,510,1643798028376069068,,-0.497971922159,5.831270694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477780153,511,1643798028476212024,,-0.497971922159,5.831131458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577495392,512,1643798028576100111,,-0.497971922159,5.829816818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677424604,513,1643798028676193952,,-0.497971922159,5.828126907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777435997,514,1643798028776390075,,-0.497971922159,5.827540397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877464699,515,1643798028876085996,,-0.497971922159,5.82572507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8977372261,516,1643798028976187944,,-0.497971922159,5.825266361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076897018,517,1643798029076201915,,-0.497971922159,5.823690414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177002399,518,1643798029176124095,,-0.497971922159,5.821941375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276833200,519,1643798029276077985,,-0.497971922159,5.821835041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376443283,520,1643798029375981092,,-0.489194273949,5.816721439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477076387,521,1643798029476048946,,-0.489194273949,5.816721439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577145034,522,1643798029576059103,,-0.489194273949,5.8154759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676982903,523,1643798029676044940,,-0.489194273949,5.813961505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777117467,524,1643798029776062011,,-0.489194273949,5.813732147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877329478,525,1643798029876347064,,-0.489194273949,5.81215095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29977051826,526,1643798029976176977,,-0.489194273949,5.811907768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077159460,527,1643798030076122045,,-0.489194273949,5.810544490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177501054,528,1643798030176160097,,-0.489194273949,5.808937072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277087858,529,1643798030276175022,,-0.489194273949,5.808206081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376838799,530,1643798030376110076,,-0.489194273949,5.80657386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477469225,531,1643798030476119041,,-0.489194273949,5.806347370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577978111,532,1643798030576484918,,-0.489194273949,5.804796695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677636140,533,1643798030676126956,,-0.489194273949,5.80299997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777458114,534,1643798030776377916,,-0.489194273949,5.803112030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877522567,535,1643798030876172065,,-0.489194273949,5.801622390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0977532401,536,1643798030976064920,,-0.489194273949,5.800639152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077315452,537,1643798031076432943,,-0.489194273949,5.799014091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176808617,538,1643798031176044940,,-0.489194273949,5.79715728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276984565,539,1643798031276067018,,-0.489194273949,5.796844005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377117026,540,1643798031376126050,,-0.489194273949,5.795126914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476767593,541,1643798031476047992,,-0.489194273949,5.794782638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577298454,542,1643798031576107978,,-0.489194273949,5.793271064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677092646,543,1643798031676136016,,-0.489194273949,5.791520118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777055091,544,1643798031776163101,,-0.489194273949,5.790935993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877679589,545,1643798031876353025,,-0.489194273949,5.78932142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1977216013,546,1643798031976303100,,-0.489194273949,5.789200782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076982230,547,1643798032076101064,,-0.489194273949,5.78804874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176979798,548,1643798032176078081,,-0.489194273949,5.786682128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277347753,549,1643798032276398897,,-0.489194273949,5.7862572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377404256,550,1643798032376180887,,-0.489194273949,5.784806728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476980973,551,1643798032476183891,,-0.489194273949,5.784773349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577086896,552,1643798032576071023,,-0.489194273949,5.783486366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677091918,553,1643798032676143884,,-0.489194273949,5.781861782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777169503,554,1643798032776268959,,-0.489194273949,5.781025886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877478627,555,1643798032876136064,,-0.489194273949,5.779199600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2977328357,556,1643798032976180076,,-0.489194273949,5.777785778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077297780,557,1643798033076049089,,-0.489194273949,5.77579450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177405174,558,1643798033176074028,,-0.489194273949,5.77352571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277079546,559,1643798033276196002,,-0.489194273949,5.773560523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377208314,560,1643798033376230955,,-0.489194273949,5.771830081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477572885,561,1643798033476118087,,-0.489194273949,5.771002769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577163148,562,1643798033576153039,,-0.489194273949,5.76941728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677080946,563,1643798033676131010,,-0.489194273949,5.767707347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777283086,564,1643798033776065111,,-0.489194273949,5.766924381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877238604,565,1643798033876044034,,-0.489194273949,5.765456676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3976914068,566,1643798033976092100,,-0.489194273949,5.765584468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077419203,567,1643798034076162099,,-0.48909458518,5.783906459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177159640,568,1643798034176078081,,-0.48909458518,5.783906459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277497373,569,1643798034276401042,,-0.48909458518,5.78397178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377157679,570,1643798034376159906,,-0.48909458518,5.783048152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476894243,571,1643798034476097106,,-0.48909458518,5.784049987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576848730,572,1643798034576093912,,-0.48909458518,5.783441066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677714542,573,1643798034676245927,,-0.48909458518,5.782404422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777117736,574,1643798034776117086,,-0.48909458518,5.78183937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877295117,575,1643798034876185894,,-0.48909458518,5.780235290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4977518895,576,1643798034976217031,,-0.48909458518,5.779536247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076876426,577,1643798035076122045,,-0.48909458518,5.777678489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177126404,578,1643798035176162004,,-0.48909458518,5.775492191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277020022,579,1643798035276060104,,-0.48909458518,5.774170875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377267316,580,1643798035376135110,,-0.48909458518,5.771884441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478078967,581,1643798035476598024,,-0.48909458518,5.77070283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577241171,582,1643798035576137065,,-0.48909458518,5.768834590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676796153,583,1643798035676111936,,-0.48909458518,5.766862869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776693203,584,1643798035776055097,,-0.48909458518,5.766877174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877435745,585,1643798035876112937,,-0.48909458518,5.76551103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5976852968,586,1643798035976068019,,-0.48909458518,5.76574945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077076753,587,1643798036076168060,,-0.48909458518,5.764881610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176998579,588,1643798036176119089,,-0.48909458518,5.763769626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277135520,589,1643798036276134967,,-0.48909458518,5.763793945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376736008,590,1643798036376024007,,-0.48909458518,5.762677192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477154203,591,1643798036476125001,,-0.48909458518,5.762352466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577708015,592,1643798036576181888,,-0.48909458518,5.761075973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677062396,593,1643798036676136016,,-0.48909458518,5.759397506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777600720,594,1643798036776149988,,-0.48909458518,5.758847713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876846057,595,1643798036876121044,,-0.48909458518,5.75693225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6977364497,596,1643798036976092100,,-0.48909458518,5.755963802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076879505,597,1643798037076142072,,-0.48909458518,5.753946304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177092089,598,1643798037176090955,,-0.48909458518,5.751666069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277127594,599,1643798037276113986,,-0.48909458518,5.750025272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377287323,600,1643798037376204013,,-0.48909458518,5.747742652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477852881,601,1643798037476241111,,-0.48909458518,5.745990276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576987453,602,1643798037576133966,,-0.48909458518,5.743852138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676874123,603,1643798037676193952,,-0.48909458518,5.741639614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777081388,604,1643798037776096105,,-0.48909458518,5.74141407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877075406,605,1643798037876058101,,-0.48909458518,5.739830970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7977430364,606,1643798037976155042,,-0.48909458518,5.73971843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076760482,607,1643798038076057910,,-0.48909458518,5.738681793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176647530,608,1643798038176073074,,-0.48909458518,5.73746728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276966183,609,1643798038276077985,,-0.48909458518,5.738230228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377207986,610,1643798038376075029,,-0.48909458518,5.737353801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476828593,611,1643798038476078033,,-0.48909458518,5.73767757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577395934,612,1643798038576250076,,-0.48909458518,5.736705303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677152378,613,1643798038676179885,,-0.48909458518,5.735245704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777140068,614,1643798038776124954,,-0.48909458518,5.735240459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877265943,615,1643798038876301050,,-0.498564779758,5.737872600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8977601853,616,1643798038976376056,,-0.498564779758,5.737872600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076877298,617,1643798039076071023,,-0.498564779758,5.738044261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176501324,618,1643798039175980091,,-0.498564779758,5.73905372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276920894,619,1643798039276046991,,-0.498564779758,5.742481231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377042613,620,1643798039376149892,,-0.498564779758,5.745482444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476840829,621,1643798039476047992,,-0.498564779758,5.748884677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577387196,622,1643798039576217889,,-0.498564779758,5.75119447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677509293,623,1643798039676126003,,-0.498564779758,5.752234935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777070563,624,1643798039776221990,,-0.498564779758,5.753289222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877176231,625,1643798039876141071,,-0.498564779758,5.752536773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39977169875,626,1643798039976234912,,-0.498564779758,5.75008869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077237007,627,1643798040076085090,,-0.498564779758,5.746382236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177007395,628,1643798040176080942,,-0.498564779758,5.741869926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276997818,629,1643798040276103019,,-0.498564779758,5.739162445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377468134,630,1643798040376121044,,-0.498564779758,5.73629283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477343085,631,1643798040476362943,,-0.498564779758,5.737764358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577156907,632,1643798040576138019,,-0.498564779758,5.738435745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676985642,633,1643798040676132917,,-0.498564779758,5.739981174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777622013,634,1643798040776072978,,-0.498564779758,5.744275093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877132961,635,1643798040876084089,,-0.498564779758,5.747240066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0977293079,636,1643798040976140022,,-0.498564779758,5.750921726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077097643,637,1643798041076118946,,-0.498564779758,5.753192424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177167346,638,1643798041176209926,,-0.498564779758,5.754557609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277404697,639,1643798041276185989,,-0.498564779758,5.755420684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377483853,640,1643798041376089096,,-0.498564779758,5.755330562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477476356,641,1643798041476186037,,-0.498564779758,5.755636692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577554314,642,1643798041576368093,,-0.498564779758,5.754911422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676968659,643,1643798041676100969,,-0.498564779758,5.75370502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777383290,644,1643798041776170969,,-0.498564779758,5.752149581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876698051,645,1643798041876096010,,-0.498564779758,5.750334262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1976996704,646,1643798041976126909,,-0.498564779758,5.750125408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076903740,647,1643798042076121091,,-0.498564779758,5.749067306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177100535,648,1643798042176075935,,-0.498564779758,5.748085498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277586154,649,1643798042276101112,,-0.498564779758,5.748531341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376843245,650,1643798042376190900,,-0.498564779758,5.74830484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477602650,651,1643798042476142883,,-0.498564779758,5.748045444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577322739,652,1643798042576102972,,-0.498564779758,5.747790336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677586150,653,1643798042676162004,,-0.498564779758,5.747488021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777322898,654,1643798042776148080,,-0.498564779758,5.751407146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876862266,655,1643798042876075029,,-0.498564779758,5.752230167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2976908915,656,1643798042976073980,,-0.498564779758,5.754272460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076881578,657,1643798043076108932,,-0.498564779758,5.755162715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177053483,658,1643798043176085948,,-0.498564779758,5.755644321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277335968,659,1643798043276140928,,-0.498564779758,5.756447315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377452777,660,1643798043376559972,,-0.498564779758,5.756265163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477184576,661,1643798043476155042,,-0.498564779758,5.756863117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577002604,662,1643798043576112985,,-0.475508421659,5.75779962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677048334,663,1643798043676109075,,-0.475508421659,5.75779962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777637463,664,1643798043776242971,,-0.475508421659,5.757522106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877579184,665,1643798043876295089,,-0.475508421659,5.756319046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3977214537,666,1643798043976145982,,-0.475508421659,5.755277633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077610027,667,1643798044076075077,,-0.475508421659,5.753915786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177009483,668,1643798044176117897,,-0.475508421659,5.752396106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276844284,669,1643798044276097059,,-0.475508421659,5.751281261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377279168,670,1643798044376115083,,-0.475508421659,5.749753475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477337811,671,1643798044476350069,,-0.475508421659,5.75067186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577136093,672,1643798044576163053,,-0.475508421659,5.750217437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677035183,673,1643798044676184892,,-0.475508421659,5.749693393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777425703,674,1643798044776073932,,-0.475508421659,5.75016927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877040149,675,1643798044876136064,,-0.475508421659,5.749854087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4977650282,676,1643798044976183891,,-0.475508421659,5.750517845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077453822,677,1643798045076137065,,-0.475508421659,5.750456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177334860,678,1643798045176444053,,-0.475508421659,5.750130653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277785267,679,1643798045276110887,,-0.475508421659,5.750760555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377007294,680,1643798045376097917,,-0.475508421659,5.750454902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477582100,681,1643798045476070880,,-0.475508421659,5.750816822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577188748,682,1643798045576085090,,-0.475508421659,5.75051975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676904469,683,1643798045676071882,,-0.475508421659,5.749958038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777442514,684,1643798045776184082,,-0.475508421659,5.750446319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877278318,685,1643798045876123905,,-0.475508421659,5.749825954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5977049061,686,1643798045976180076,,-0.475508421659,5.75014495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076609853,687,1643798046076049089,,-0.475508421659,5.749541282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177587431,688,1643798046176127910,,-0.475508421659,5.748636722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276756554,689,1643798046276079893,,-0.475508421659,5.749146938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377216510,690,1643798046376048088,,-0.475508421659,5.74836397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476902299,691,1643798046476174116,,-0.475508421659,5.74846839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577040261,692,1643798046576144933,,-0.475508421659,5.747904777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676900261,693,1643798046676110029,,-0.475508421659,5.747184753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777384876,694,1643798046776185989,,-0.475508421659,5.747583389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877272784,695,1643798046876305103,,-0.475508421659,5.74709558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6977132273,696,1643798046976072072,,-0.475508421659,5.74752712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077681333,697,1643798047076195955,,-0.475508421659,5.747144222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176374613,698,1643798047175987005,,-0.475508421659,5.746485233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276972170,699,1643798047276026964,,-0.475508421659,5.747010707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377454044,700,1643798047376231908,,-0.475508421659,5.746353626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476444441,701,1643798047475980997,,-0.475508421659,5.746644973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576817759,702,1643798047576036930,,-0.475508421659,5.746080398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677201198,703,1643798047676049947,,-0.475508421659,5.745221614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777302439,704,1643798047776191949,,-0.475508421659,5.744743347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877325138,705,1643798047876146078,,-0.475508421659,5.743553638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7977262486,706,1643798047976114034,,-0.475508421659,5.74304723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077648936,707,1643798048076375961,,-0.475508421659,5.741895198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176511026,708,1643798048176049947,,-0.475508421659,5.740557193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276781138,709,1643798048276019096,,-0.478557378054,5.751611709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377018860,710,1643798048376065969,,-0.478557378054,5.750585079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476846384,711,1643798048476063966,,-0.478557378054,5.75068140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577026073,712,1643798048576035022,,-0.478557378054,5.750235557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677597126,713,1643798048676095008,,-0.478557378054,5.749728202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776823042,714,1643798048776098966,,-0.478557378054,5.750636577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876739288,715,1643798048876082897,,-0.478557378054,5.750458717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8976953846,716,1643798048976133108,,-0.478557378054,5.7515001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076963639,717,1643798049076067924,,-0.478557378054,5.751455783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176830738,718,1643798049176069021,,-0.478557378054,5.751103878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277499224,719,1643798049276143074,,-0.478557378054,5.75018119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377553541,720,1643798049376133918,,-0.478557378054,5.749166965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477391256,721,1643798049476387023,,-0.478557378054,5.74964714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577441797,722,1643798049576097965,,-0.478557378054,5.748866558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677211510,723,1643798049676454067,,-0.478557378054,5.747886180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777193568,724,1643798049776177883,,-0.478557378054,5.749386787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877241064,725,1643798049876105070,,-0.478557378054,5.748913764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49977469999,726,1643798049976074934,,-0.478557378054,5.749487876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077296020,727,1643798050076114892,,-0.478557378054,5.749210357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177713276,728,1643798050176105976,,-0.478557378054,5.74878215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277222396,729,1643798050276087999,,-0.478557378054,5.749511718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377349480,730,1643798050376208066,,-0.478557378054,5.749376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476900282,731,1643798050476069927,,-0.478557378054,5.750355243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577033143,732,1643798050576102972,,-0.478557378054,5.750484466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677737194,733,1643798050676330089,,-0.478557378054,5.750326156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777177588,734,1643798050776087999,,-0.478557378054,5.751213073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876859287,735,1643798050876082897,,-0.478557378054,5.75100231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0977061663,736,1643798050976131916,,-0.478557378054,5.752120971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076318266,737,1643798051076013088,,-0.478557378054,5.752146720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177447205,738,1643798051176073074,,-0.478557378054,5.751961231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277415937,739,1643798051276113033,,-0.478557378054,5.752954959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377116613,740,1643798051376234054,,-0.478557378054,5.75282239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477135137,741,1643798051476084947,,-0.478557378054,5.753348827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577001419,742,1643798051576127052,,-0.478557378054,5.753196239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677169455,743,1643798051676081895,,-0.478557378054,5.752879142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777204251,744,1643798051776058912,,-0.478557378054,5.75311088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877030345,745,1643798051876104116,,-0.478557378054,5.752694606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1977040030,746,1643798051976007938,,-0.478557378054,5.752909660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077454292,747,1643798052076128959,,-0.478557378054,5.752402782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177231748,748,1643798052176093101,,-0.478557378054,5.751644134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277291638,749,1643798052276070117,,-0.478557378054,5.75160408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377204499,750,1643798052376152038,,-0.478557378054,5.750791549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476774886,751,1643798052476074934,,-0.478557378054,5.750871658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577439432,752,1643798052576056003,,-0.478557378054,5.75036573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677445775,753,1643798052676178932,,-0.478557378054,5.749813556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777107040,754,1643798052776148080,,-0.478557378054,5.752018928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877114551,755,1643798052876383066,,-0.478557378054,5.75244331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2976876178,756,1643798052976078987,,-0.488940030336,5.790573120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077239711,757,1643798053076195001,,-0.488940030336,5.790573120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177059892,758,1643798053176065921,,-0.488940030336,5.791055202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277195087,759,1643798053276132106,,-0.488940030336,5.792635440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377460297,760,1643798053376043081,,-0.488940030336,5.793117046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476861636,761,1643798053476150989,,-0.488940030336,5.794255733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577153872,762,1643798053576112985,,-0.488940030336,5.794655799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677403938,763,1643798053676114082,,-0.488940030336,5.79480504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777017664,764,1643798053776058912,,-0.488940030336,5.79608154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877545581,765,1643798053876148939,,-0.488940030336,5.796282291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3977129561,766,1643798053976136922,,-0.488940030336,5.797186374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076893033,767,1643798054076067924,,-0.488940030336,5.797405242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177065052,768,1643798054176089048,,-0.488940030336,5.797409057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277136787,769,1643798054276062011,,-0.488940030336,5.79952907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377014465,770,1643798054376275062,,-0.488940030336,5.799950599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477127973,771,1643798054476099967,,-0.488940030336,5.801255226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577111634,772,1643798054576215982,,-0.488940030336,5.801801681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677079809,773,1643798054676157951,,-0.488940030336,5.802084922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776619795,774,1643798054776088953,,-0.488940030336,5.80300045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877198224,775,1643798054876056909,,-0.488940030336,5.803018569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4977064885,776,1643798054976289987,,-0.488940030336,5.803734302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077137809,777,1643798055076069116,,-0.488940030336,5.80350303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176310461,778,1643798055176012992,,-0.488940030336,5.802978038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277308528,779,1643798055276094913,,-0.488940030336,5.804274559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377126424,780,1643798055376177072,,-0.488940030336,5.803936481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477069586,781,1643798055476103067,,-0.488940030336,5.804560661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577031978,782,1643798055576119899,,-0.488940030336,5.80438470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677376836,783,1643798055676301956,,-0.488940030336,5.804028987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776964028,784,1643798055776097059,,-0.488940030336,5.80446910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877230778,785,1643798055876153945,,-0.488940030336,5.80413436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5976917387,786,1643798055976051092,,-0.488940030336,5.804870605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077163761,787,1643798056076313018,,-0.488940030336,5.804732799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177447136,788,1643798056176175117,,-0.488940030336,5.804371356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277574930,789,1643798056276184082,,-0.488940030336,5.805329799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377314121,790,1643798056376326084,,-0.488940030336,5.805135726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477346192,791,1643798056476099014,,-0.488940030336,5.80679559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577346225,792,1643798056576523065,,-0.488940030336,5.80713367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677397887,793,1643798056676069021,,-0.488940030336,5.807324886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777159328,794,1643798056776242017,,-0.488940030336,5.808650016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877459058,795,1643798056876240015,,-0.488940030336,5.808917999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6977488416,796,1643798056976129055,,-0.488940030336,5.809820175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077016092,797,1643798057076133966,,-0.488940030336,5.810021400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177207137,798,1643798057176179885,,-0.488940030336,5.810017108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277074725,799,1643798057276180028,,-0.488940030336,5.811765670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377033332,800,1643798057376159906,,-0.488940030336,5.812087059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477248751,801,1643798057476092100,,-0.488940030336,5.812898159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576890740,802,1643798057576178073,,-0.488940030336,5.813152313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677334910,803,1643798057676124095,,-0.488940030336,5.813135623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776970375,804,1643798057776215076,,-0.478896200657,5.8455286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876974101,805,1643798057876135110,,-0.478896200657,5.8455286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7977220819,806,1643798057976267099,,-0.478896200657,5.845811367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077134734,807,1643798058076139926,,-0.478896200657,5.845452785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177087973,808,1643798058176179885,,-0.478896200657,5.84482765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277734208,809,1643798058276210069,,-0.478896200657,5.84662675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377545906,810,1643798058376128911,,-0.478896200657,5.846493244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477634799,811,1643798058476116895,,-0.478896200657,5.846915721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577000298,812,1643798058576102018,,-0.478896200657,5.846614360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677030105,813,1643798058676275014,,-0.478896200657,5.846003055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776855535,814,1643798058776179075,,-0.478896200657,5.845938205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877246739,815,1643798058876178979,,-0.478896200657,5.845046520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8977009667,816,1643798058976124048,,-0.478896200657,5.845685958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077174667,817,1643798059076154947,,-0.478896200657,5.845123291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177510580,818,1643798059176088094,,-0.478896200657,5.844301223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277002923,819,1643798059276176929,,-0.478896200657,5.844172000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377321060,820,1643798059376257896,,-0.478896200657,5.84341764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477263803,821,1643798059476099967,,-0.478896200657,5.843129634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577253784,822,1643798059576117038,,-0.478896200657,5.842429161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676872403,823,1643798059676096916,,-0.478896200657,5.841632843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777167805,824,1643798059776160001,,-0.478896200657,5.843663215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877164464,825,1643798059876140117,,-0.478896200657,5.843591690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59977174982,826,1643798059976051092,,-0.478896200657,5.844229221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076901760,827,1643798060076124906,,-0.478896200657,5.844161510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177413225,828,1643798060176122903,,-0.478896200657,5.843942642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276989874,829,1643798060276120901,,-0.478896200657,5.844365119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377098857,830,1643798060376297950,,-0.478896200657,5.844191074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477511935,831,1643798060476303100,,-0.478896200657,5.846101760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577135967,832,1643798060576117992,,-0.478896200657,5.846663475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676825118,833,1643798060676115989,,-0.478896200657,5.847190856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777498448,834,1643798060776196002,,-0.478896200657,5.849055290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877098255,835,1643798060876106977,,-0.478896200657,5.850011348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0976969856,836,1643798060976104021,,-0.478896200657,5.852339267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077084550,837,1643798061076123952,,-0.478896200657,5.853731632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177558303,838,1643798061176192998,,-0.478896200657,5.854856967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276801325,839,1643798061276098012,,-0.478896200657,5.856344223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377231230,840,1643798061376097917,,-0.478896200657,5.856937885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477078013,841,1643798061476154088,,-0.478896200657,5.85761308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577496756,842,1643798061576334953,,-0.478896200657,5.85765504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677461188,843,1643798061676150083,,-0.478896200657,5.857343673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777330987,844,1643798061776135921,,-0.478896200657,5.857391357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877221737,845,1643798061876157045,,-0.478896200657,5.856791019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1977413663,846,1643798061976075887,,-0.478896200657,5.857425212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077896603,847,1643798062076421976,,-0.478896200657,5.857133865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177333985,848,1643798062176160097,,-0.478896200657,5.856578350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277093477,849,1643798062276099920,,-0.478896200657,5.85685491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377047935,850,1643798062376080989,,-0.476822167635,5.92242002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477121316,851,1643798062476041078,,-0.476822167635,5.92242002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577052039,852,1643798062576129913,,-0.476822167635,5.921958923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677194000,853,1643798062676059961,,-0.476822167635,5.921282291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777450286,854,1643798062776169061,,-0.476822167635,5.922272205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877019740,855,1643798062876173019,,-0.476822167635,5.922030448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2977628782,856,1643798062976098060,,-0.476822167635,5.92248916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076899296,857,1643798063076114892,,-0.476822167635,5.922363758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176999915,858,1643798063176316022,,-0.476822167635,5.922099113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277027141,859,1643798063276093959,,-0.476822167635,5.923145771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376845870,860,1643798063376147985,,-0.476822167635,5.923038482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477076129,861,1643798063476211071,,-0.476822167635,5.924033641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576971518,862,1643798063576112031,,-0.476822167635,5.924081802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677037286,863,1643798063676121950,,-0.476822167635,5.92381525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777157733,864,1643798063776129007,,-0.476822167635,5.924033164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877500460,865,1643798063876430034,,-0.476822167635,5.92342948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3977186641,866,1643798063976106882,,-0.476822167635,5.924254894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077661920,867,1643798064076102018,,-0.476822167635,5.923842430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177171487,868,1643798064176192045,,-0.476822167635,5.923215389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276780876,869,1643798064276129007,,-0.476822167635,5.92286825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376863487,870,1643798064376081943,,-0.476822167635,5.922180652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477286019,871,1643798064476424932,,-0.476822167635,5.923347473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577170002,872,1643798064576178073,,-0.476822167635,5.923483848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677170471,873,1643798064676167011,,-0.476822167635,5.923502445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777258449,874,1643798064776369094,,-0.476822167635,5.924642562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877062333,875,1643798064876210927,,-0.476822167635,5.925055503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4976806484,876,1643798064976068019,,-0.476822167635,5.926287174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076851655,877,1643798065076133966,,-0.476822167635,5.926928043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177444001,878,1643798065176631927,,-0.476822167635,5.927359580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276489776,879,1643798065276032924,,-0.476822167635,5.929102420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376665285,880,1643798065376045942,,-0.476822167635,5.929682731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477700902,881,1643798065476206064,,-0.476822167635,5.930845737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576911225,882,1643798065576069116,,-0.476822167635,5.931164264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676978003,883,1643798065676141977,,-0.476822167635,5.93107986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777913265,884,1643798065776273012,,-0.476822167635,5.931737422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876878168,885,1643798065876157045,,-0.476822167635,5.93143653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5977167318,886,1643798065976185083,,-0.476822167635,5.93234157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077285896,887,1643798066076111078,,-0.476822167635,5.932200908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176887662,888,1643798066176198005,,-0.476822167635,5.931796073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277243805,889,1643798066276130914,,-0.476822167635,5.930968284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377058539,890,1643798066376115083,,-0.476822167635,5.930122852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477247236,891,1643798066476142883,,-0.476822167635,5.93009042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576799329,892,1643798066576081991,,-0.476822167635,5.929589271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677013758,893,1643798066676095008,,-0.476822167635,5.92902946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777115542,894,1643798066776158094,,-0.476822167635,5.93009042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876868461,895,1643798066876110076,,-0.476822167635,5.930047988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6976785995,896,1643798066976067066,,-0.476822167635,5.930891990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077237004,897,1643798067076086997,,-0.476822167635,5.930956363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177090681,898,1643798067176098108,,-0.488943636417,5.962161540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277258394,899,1643798067276124000,,-0.488943636417,5.962161540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377262355,900,1643798067376132965,,-0.488943636417,5.962455272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477250846,901,1643798067476104974,,-0.488943636417,5.962704181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577057945,902,1643798067576092958,,-0.488943636417,5.962852478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676765726,903,1643798067676101922,,-0.488943636417,5.962976455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776839142,904,1643798067776168107,,-0.488943636417,5.964840888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877185319,905,1643798067876178026,,-0.488943636417,5.96531820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7977181803,906,1643798067976053953,,-0.488943636417,5.96668910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077612144,907,1643798068076131105,,-0.488943636417,5.967197418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177258743,908,1643798068176330089,,-0.488943636417,5.967334270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277069060,909,1643798068276154041,,-0.488943636417,5.967408657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377320167,910,1643798068376374959,,-0.488943636417,5.967088699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477261882,911,1643798068476145029,,-0.488943636417,5.96814632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577395339,912,1643798068576107978,,-0.488943636417,5.96830081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676772995,913,1643798068676172018,,-0.488943636417,5.96824693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777314886,914,1643798068776091098,,-0.488943636417,5.968627929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877134218,915,1643798068876106023,,-0.488943636417,5.968545436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8977207876,916,1643798068976222991,,-0.488943636417,5.96929502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077287009,917,1643798069076086997,,-0.488943636417,5.969401359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177095742,918,1643798069176244974,,-0.488943636417,5.969365119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277008839,919,1643798069276113033,,-0.488943636417,5.970226287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377473400,920,1643798069376329898,,-0.488943636417,5.970160961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477157058,921,1643798069476098060,,-0.488943636417,5.971565246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577125609,922,1643798069576062917,,-0.488943636417,5.972016811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677504401,923,1643798069676134109,,-0.488943636417,5.972160816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777098848,924,1643798069776134014,,-0.488943636417,5.973470687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877558027,925,1643798069876218080,,-0.488943636417,5.973688125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69977283228,926,1643798069976075887,,-0.488943636417,5.974215507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077038372,927,1643798070076167106,,-0.488943636417,5.974283218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177141818,928,1643798070176086902,,-0.488943636417,5.974156856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277283929,929,1643798070276093006,,-0.488943636417,5.974452972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377068668,930,1643798070376061916,,-0.488943636417,5.974235057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476769108,931,1643798070476124048,,-0.488943636417,5.975521087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577485570,932,1643798070576054096,,-0.488943636417,5.975732326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677643301,933,1643798070676084995,,-0.488943636417,5.975848674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776877198,934,1643798070776150941,,-0.488943636417,5.976659297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876737930,935,1643798070876058101,,-0.488943636417,5.977078437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0977133301,936,1643798070976111888,,-0.488943636417,5.978872776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077444299,937,1643798071076096057,,-0.488943636417,5.979964733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177489503,938,1643798071176071882,,-0.488943636417,5.980947494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276831854,939,1643798071276099920,,-0.488943636417,5.984135627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376816782,940,1643798071376140117,,-0.488943636417,5.985670566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477192833,941,1643798071476176977,,-0.488943636417,5.987458229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576894790,942,1643798071576222896,,-0.488943636417,5.988620758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677493797,943,1643798071676176071,,-0.488943636417,5.989457130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776917314,944,1643798071776113033,,-0.488943636417,5.991170406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877257970,945,1643798071876379966,,-0.491284817457,6.022459506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1977177998,946,1643798071976273059,,-0.491284817457,6.022459506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077823811,947,1643798072076056003,,-0.491284817457,6.02276372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177558423,948,1643798072176608085,,-0.491284817457,6.022831916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277117297,949,1643798072276081085,,-0.491284817457,6.024509906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377147985,950,1643798072376095056,,-0.491284817457,6.025008678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477045651,951,1643798072476115942,,-0.491284817457,6.026161193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577587527,952,1643798072576112031,,-0.491284817457,6.02689552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677056346,953,1643798072676156997,,-0.491284817457,6.027470111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777517555,954,1643798072776076078,,-0.491284817457,6.029643058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877423644,955,1643798072876135110,,-0.491284817457,6.030611038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2976965218,956,1643798072976104974,,-0.491284817457,6.032539844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077390217,957,1643798073076180934,,-0.491284817457,6.033723831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177208966,958,1643798073176114082,,-0.491284817457,6.03461217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277512115,959,1643798073276403903,,-0.491284817457,6.035411357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376989159,960,1643798073376164913,,-0.491284817457,6.035769462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477204278,961,1643798073476051092,,-0.491284817457,6.036745071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577168117,962,1643798073576133966,,-0.491284817457,6.037024974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676884120,963,1643798073676153898,,-0.491284817457,6.037055969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777093810,964,1643798073776146888,,-0.491284817457,6.038868427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877535477,965,1643798073876116991,,-0.491284817457,6.039494037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3977704251,966,1643798073976214885,,-0.491284817457,6.040577888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077548643,967,1643798074076107025,,-0.491284817457,6.041246414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177233133,968,1643798074176125049,,-0.491284817457,6.041760921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277807289,969,1643798074276106119,,-0.491284817457,6.043646812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377211747,970,1643798074376384973,,-0.491284817457,6.04438161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477411072,971,1643798074476109027,,-0.491284817457,6.045961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577038812,972,1643798074576088905,,-0.491284817457,6.046943187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677939006,973,1643798074676619052,,-0.491284817457,6.04779338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777510996,974,1643798074776112079,,-0.491284817457,6.049779891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877134768,975,1643798074876290082,,-0.491284817457,6.050928115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4977367431,976,1643798074976100921,,-0.491284817457,6.052651405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076727597,977,1643798075076117992,,-0.491284817457,6.053876876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177386718,978,1643798075176443099,,-0.491284817457,6.054835319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276682371,979,1643798075276042938,,-0.491284817457,6.056025028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377031828,980,1643798075376096010,,-0.491284817457,6.056606769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476794059,981,1643798075476095914,,-0.491284817457,6.058565616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576843921,982,1643798075576035976,,-0.491284817457,6.059340000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677031098,983,1643798075676140069,,-0.491284817457,6.059831619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777709956,984,1643798075776432991,,-0.491284817457,6.060760974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877227837,985,1643798075876385927,,-0.491284817457,6.061107158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5977875001,986,1643798075976138114,,-0.491284817457,6.062581539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077256535,987,1643798076076500892,,-0.491284817457,6.063243389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177960904,988,1643798076176687002,,-0.491284817457,6.063722133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277943125,989,1643798076276273965,,-0.491284817457,6.065399169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377626661,990,1643798076376514911,,-0.491284817457,6.066059589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477710978,991,1643798076476667881,,-0.491284817457,6.067515850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577275886,992,1643798076576124906,,-0.491284817457,6.06812667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677563445,993,1643798076676100969,,-0.480812966824,6.116832733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778264349,994,1643798076776093959,,-0.480812966824,6.116832733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877036336,995,1643798076876147031,,-0.480812966824,6.11715030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6977812472,996,1643798076976274013,,-0.480812966824,6.117814064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077196346,997,1643798077076164960,,-0.480812966824,6.117917060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178035837,998,1643798077176099061,,-0.480812966824,6.117265701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277990884,999,1643798077276115894,,-0.480812966824,6.117765903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377786023,1000,1643798077376298904,,-0.480812966824,6.116329669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477937129,1001,1643798077476773977,,-0.480812966824,6.116648197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577148462,1002,1643798077576145887,,-0.480812966824,6.115970134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678577161,1003,1643798077676891088,,-0.480812966824,6.11522245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777553864,1004,1643798077776139974,,-0.480812966824,6.116007804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878076983,1005,1643798077876074075,,-0.480812966824,6.115717411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7978166507,1006,1643798077976500034,,-0.480812966824,6.115910530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078320826,1007,1643798078077054023,,-0.480812966824,6.115256309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176875274,1008,1643798078176161050,,-0.480812966824,6.114196300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276866585,1009,1643798078276076078,,-0.480812966824,6.113811016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377594380,1010,1643798078376143932,,-0.480812966824,6.112749576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476974487,1011,1643798078476070880,,-0.480812966824,6.112353801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577186050,1012,1643798078576312065,,-0.480812966824,6.111276149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677014498,1013,1643798078676162004,,-0.480812966824,6.109911918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777051795,1014,1643798078776088953,,-0.480812966824,6.108964920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877480457,1015,1643798078876173019,,-0.480812966824,6.107574939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8977041867,1016,1643798078976099014,,-0.480812966824,6.107138633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076856073,1017,1643798079076153039,,-0.480812966824,6.106494426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178328917,1018,1643798079176242113,,-0.480812966824,6.106006622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277004112,1019,1643798079276092052,,-0.480812966824,6.107350349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377547557,1020,1643798079376065015,,-0.480812966824,6.1080083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477417017,1021,1643798079476366996,,-0.480812966824,6.11038875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577047156,1022,1643798079576111078,,-0.480812966824,6.112240791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677444100,1023,1643798079676126003,,-0.480812966824,6.114257335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776523606,1024,1643798079776106119,,-0.480812966824,6.117724418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877603839,1025,1643798079876085996,,-0.480812966824,6.120468616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79976847991,1026,1643798079976104021,,-0.480812966824,6.124078750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077490226,1027,1643798080076148033,,-0.480812966824,6.12753152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176980080,1028,1643798080176175117,,-0.480812966824,6.131528377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276436769,1029,1643798080276036024,,-0.480812966824,6.13768243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377059889,1030,1643798080376091003,,-0.480812966824,6.142980098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477041724,1031,1643798080476236104,,-0.480812966824,6.14901876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577157711,1032,1643798080576160907,,-0.480812966824,6.154515266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677200905,1033,1643798080676117897,,-0.480812966824,6.159834861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777276225,1034,1643798080776077032,,-0.480812966824,6.165263175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877633875,1035,1643798080876234054,,-0.480812966824,6.170464515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0977316136,1036,1643798080976078033,,-0.480812966824,6.176098346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1076851838,1037,1643798081076117992,,-0.480812966824,6.181261539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8081176250300,1038,1643798081175981044,,-0.480812966824,6.18633508682,0,3</text:p>
          </table:table-cell>
          <table:table-cell table:number-columns-repeated="16383"/>
        </table:table-row>
        <table:table-row table:number-rows-repeated="1047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meta:creation-date>2022-02-22T21:33:11Z</meta:creation-date>
    <dc:date>2022-02-22T21:33:25Z</dc:date>
  </office:meta>
</office:document-meta>
</file>